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59mm"/>
    </style:style>
    <style:style style:name="co2" style:family="table-column">
      <style:table-column-properties fo:break-before="auto" style:column-width="17.78mm"/>
    </style:style>
    <style:style style:name="co3" style:family="table-column">
      <style:table-column-properties fo:break-before="auto" style:column-width="113.1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231.5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pop_prices_106201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Is Variant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AdIcon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Boo Berr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dIcons/15/BooBerry/</text:p>
          </table:table-cell>
        </table:table-row>
        <table:table-row table:style-name="ro1">
          <table:table-cell office:value-type="string" calcext:value-type="string">
            <text:p>AdIcon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Boo Berry (Glow in the Dark)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AdIcons/17/BooBerryGlowintheDark/</text:p>
          </table:table-cell>
        </table:table-row>
        <table:table-row table:style-name="ro1">
          <table:table-cell office:value-type="string" calcext:value-type="string">
            <text:p>AdIcon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Boo Berry (Metallic)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AdIcons/16/BooBerryMetallic/</text:p>
          </table:table-cell>
        </table:table-row>
        <table:table-row table:style-name="ro1">
          <table:table-cell office:value-type="string" calcext:value-type="string">
            <text:p>AdIcon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ount Chocul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dIcons/11/CountChocula/</text:p>
          </table:table-cell>
        </table:table-row>
        <table:table-row table:style-name="ro1">
          <table:table-cell office:value-type="string" calcext:value-type="string">
            <text:p>AdIcon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ount Chocula (Metallic)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AdIcons/12/CountChoculaMetallic/</text:p>
          </table:table-cell>
        </table:table-row>
        <table:table-row table:style-name="ro1">
          <table:table-cell office:value-type="string" calcext:value-type="string">
            <text:p>AdIcon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Franken Berr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dIcons/13/FrankenBerry/</text:p>
          </table:table-cell>
        </table:table-row>
        <table:table-row table:style-name="ro1">
          <table:table-cell office:value-type="string" calcext:value-type="string">
            <text:p>AdIcon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Franken Berry (Metallic)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AdIcons/14/FrankenBerryMetallic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Barney Rubb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19/BarneyRubble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Be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2505/bender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Bender (Gold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Animation/3872/bendergold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32</text:p>
          </table:table-cell>
          <table:table-cell office:value-type="string" calcext:value-type="string">
            <text:p>Br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3264/briangriffin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Bullwink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25/Bullwinkle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Catbu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2735/catbug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48</text:p>
          </table:table-cell>
          <table:table-cell office:value-type="string" calcext:value-type="string">
            <text:p>Charlie Br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3624/charliebrown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C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43/Ciel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Colossal Tita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49/ColossalTitan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38</text:p>
          </table:table-cell>
          <table:table-cell office:value-type="string" calcext:value-type="string">
            <text:p>Dick Dastardl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3896/dickdastardly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119</text:p>
          </table:table-cell>
          <table:table-cell office:value-type="string" calcext:value-type="string">
            <text:p>Eg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1256/Eggs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Eren (Titan Form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Animation/48/ErenTitanForm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Eren (Titan Form) (Rage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Animation/1449/ErenTitanFormRage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Eren Jaeg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46/ErenJaeger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120</text:p>
          </table:table-cell>
          <table:table-cell office:value-type="string" calcext:value-type="string">
            <text:p>Fi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1251/Fish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Frankenstein Jr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20/FrankensteinJr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Frankenstein Jr. (Glow in the Dark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Animation/21/FrankensteinJrGlowintheDark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/>
          <table:table-cell office:value-type="string" calcext:value-type="string">
            <text:p>Fred &amp; Barney 2-Pack (Black/Green Hair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Animation/2558/fredbarney2packblackgreenhair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/>
          <table:table-cell office:value-type="string" calcext:value-type="string">
            <text:p>Fred &amp; Barney 2-Pack (Blue Hair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Animation/50/FredampBarney2PackBlueHair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/>
          <table:table-cell office:value-type="string" calcext:value-type="string">
            <text:p>Fred &amp; Barney 2-Pack (Green/Yellow Hair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Animation/51/FredampBarney2PackGreenYellowHair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/>
          <table:table-cell office:value-type="string" calcext:value-type="string">
            <text:p>Fred &amp; Barney 2-Pack (Red Hair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Animation/52/FredampBarney2PackRedHair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Fred Flintsto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18/FredFlintstone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Frieza (Final Form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Animation/31/FriezaFinalForm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Fr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2503/fry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Gok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28/Goku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Gr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44/Grell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Hong Kong Phooe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22/HongKongPhooey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Hong Kong Phooey (Black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Animation/23/HongKongPhooeyBlack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Huckleberry Hound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34/HuckleberryHound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Huckleberry Hound (Dark Blue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Animation/35/HuckleberryHoundDarkBlue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Huckleberry Hound (Green)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Animation/36/HuckleberryHoundGreen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Huckleberry Hound (Light Purple)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Animation/37/HuckleberryHoundLightPurple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Huckleberry Hound (Orange)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Animation/38/HuckleberryHoundOrange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Huckleberry Hound (Pink)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Animation/39/HuckleberryHoundPink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Huckleberry Hound (Purple)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Animation/40/HuckleberryHoundPurple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Huckleberry Hound (Red)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Animation/41/HuckleberryHoundRed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Impossibe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2736/impossibear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Leel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2504/leela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40</text:p>
          </table:table-cell>
          <table:table-cell office:value-type="string" calcext:value-type="string">
            <text:p>Lil' Grueso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3895/lilgruesome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50</text:p>
          </table:table-cell>
          <table:table-cell office:value-type="string" calcext:value-type="string">
            <text:p>Linus Van Pe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3627/linusvanpelt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51</text:p>
          </table:table-cell>
          <table:table-cell office:value-type="string" calcext:value-type="string">
            <text:p>Lucy Van Pe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3628/lucyvanpelt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Mikasa Ackerman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47/MikasaAckermann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37</text:p>
          </table:table-cell>
          <table:table-cell office:value-type="string" calcext:value-type="string">
            <text:p>Morocco M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3894/moroccomole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Mr. Peabod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27/MrPeabody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39</text:p>
          </table:table-cell>
          <table:table-cell office:value-type="string" calcext:value-type="string">
            <text:p>Muttl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3897/muttley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Perfect C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32/PerfectCell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31</text:p>
          </table:table-cell>
          <table:table-cell office:value-type="string" calcext:value-type="string">
            <text:p>Pe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3263/petergriffin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Piccol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30/Piccolo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Planet Arlia Vegeta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1369/PlanetArliaVegeta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34</text:p>
          </table:table-cell>
          <table:table-cell office:value-type="string" calcext:value-type="string">
            <text:p>Ray Gun Stew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3266/stewiegriffinraygun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Robot Dev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2506/robotdevil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Rock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24/Rocky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52</text:p>
          </table:table-cell>
          <table:table-cell office:value-type="string" calcext:value-type="string">
            <text:p>Sally Br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3626/sallybrown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ebasti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42/Sebastian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36</text:p>
          </table:table-cell>
          <table:table-cell office:value-type="string" calcext:value-type="string">
            <text:p>Secret Squirr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3893/secretsquirrel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herm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26/Sherman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121</text:p>
          </table:table-cell>
          <table:table-cell office:value-type="string" calcext:value-type="string">
            <text:p>Sho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1294/Shoe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49</text:p>
          </table:table-cell>
          <table:table-cell office:value-type="string" calcext:value-type="string">
            <text:p>Snoopy &amp; Woodsto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3625/snoopywoodstock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Stew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3265/stewiegriffin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uper Saiyan God Goku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1474/SuperSaiyanGodGoku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uper Saiyan Goku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33/SuperSaiyanGoku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uper Saiyan Goku (Glow in the Dark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Animation/1451/SuperSaiyanGokuGlowintheDark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Undertak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45/Undertaker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Vege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nimation/29/Vegeta/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Vegeta (Metallic)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Animation/2739/vegetametallic/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Aloha Plate Truck 4-pack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sia/1734/AlohaPlateTruck4pack/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#47</text:p>
          </table:table-cell>
          <table:table-cell office:value-type="string" calcext:value-type="string">
            <text:p>Dr. Ochanomizu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sia/3891/drochanomizu/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Em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sia/1408/Emi/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Emi (Gold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Asia/1221/EmiGold/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Gold Hula Gir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sia/1518/GoldHulaGirl/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Guan Yu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sia/1368/GuanYu/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Guan Yu (Gold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Asia/1223/GuanYuGold/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#42</text:p>
          </table:table-cell>
          <table:table-cell office:value-type="string" calcext:value-type="string">
            <text:p>Hanuma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sia/1437/Hanuman/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#42</text:p>
          </table:table-cell>
          <table:table-cell office:value-type="string" calcext:value-type="string">
            <text:p>Hanuman (Glow in the Dark)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Asia/3582/hanumanglowinthedark/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Hanuman (Polyston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Asia/3120/hanumanpolystone/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The Judg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sia/1365/TheJudge/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The Judge (Gold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Asia/1219/TheJudgeGold/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Leo &amp; Coc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sia/3892/leococo/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Little Princ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sia/1364/LittlePrince/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Little Prince (Gold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Asia/1218/LittlePrinceGold/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#40</text:p>
          </table:table-cell>
          <table:table-cell office:value-type="string" calcext:value-type="string">
            <text:p>Manny Pacquiao (Basketball)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Asia/3646/mannypacquiaobasketball/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#37</text:p>
          </table:table-cell>
          <table:table-cell office:value-type="string" calcext:value-type="string">
            <text:p>Manny Pacquiao (Boxing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Asia/3629/mannypacquiao/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Mik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sia/1409/Miki/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Momotar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sia/1367/Momotaro/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Monk Sh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sia/1361/MonkSha/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Monk Sha (Gold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Asia/1215/MonkShaGold/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Monk Tan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sia/1358/MonkTang/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Monk Tang (Gold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Asia/1213/MonkTangGold/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Monkey K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sia/1357/MonkeyKing/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Monkey King (Gold)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Asia/1212/MonkeyKingGold/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Nan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sia/1410/Nana/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Nana (Gold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Asia/1222/NanaGold/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Pigs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sia/1359/Pigsy/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Pigsy (Gold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Asia/1214/PigsyGold/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Prime Minist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sia/1362/PrimeMinister/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Prime Minister (Gold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Asia/1216/PrimeMinisterGold/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akur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sia/1412/Sakura/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Sakura (Gold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Asia/1220/SakuraGold/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The Sherif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sia/1363/TheSheriff/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The Sheriff (Gold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Asia/1217/TheSheriffGold/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#43</text:p>
          </table:table-cell>
          <table:table-cell office:value-type="string" calcext:value-type="string">
            <text:p>Sukj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sia/3581/sukjai/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#45</text:p>
          </table:table-cell>
          <table:table-cell office:value-type="string" calcext:value-type="string">
            <text:p>Tossaka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sia/3580/tossakanthotsakan/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#45</text:p>
          </table:table-cell>
          <table:table-cell office:value-type="string" calcext:value-type="string">
            <text:p>Tossakan (Glow in the Dark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Asia/3890/tossakanglowinthedark/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White Brow Pries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Asia/1366/WhiteBrowPriest/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Caro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Books/53/Carol/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Cthulh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Books/1436/Cthulhu/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Cthulhu (Glow in the Dark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Books/1979/CthulhuGlowintheDark/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Ma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Books/54/Max/</text:p>
          </table:table-cell>
        </table:table-row>
        <table:table-row table:style-name="ro1">
          <table:table-cell office:value-type="string" calcext:value-type="string">
            <text:p>Classic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Clockwork Orange</text:p>
          </table:table-cell>
          <table:table-cell office:value-type="float" office:value="2610" calcext:value-type="float">
            <text:p>26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Classics/1231/ClockworkOrange/</text:p>
          </table:table-cell>
        </table:table-row>
        <table:table-row table:style-name="ro1">
          <table:table-cell office:value-type="string" calcext:value-type="string">
            <text:p>Classic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Clockwork Orange (Glow in the Dark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Classics/3680/clockworkorangeglowinthedark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49</text:p>
          </table:table-cell>
          <table:table-cell office:value-type="string" calcext:value-type="string">
            <text:p>Ali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21/Alice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Alie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00/Alien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Alien (Bobble Head)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01/AlienBobbleHead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Alien (Metallic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02/AlienMetallic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36</text:p>
          </table:table-cell>
          <table:table-cell office:value-type="string" calcext:value-type="string">
            <text:p>Ang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2115/Anger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81</text:p>
          </table:table-cell>
          <table:table-cell office:value-type="string" calcext:value-type="string">
            <text:p>Ann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66/Anna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81</text:p>
          </table:table-cell>
          <table:table-cell office:value-type="string" calcext:value-type="string">
            <text:p>Anna (Frozen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67/AnnaFrozen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Ar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93/Ariel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/>
          <table:table-cell office:value-type="string" calcext:value-type="string">
            <text:p>Ariel &amp; Ursula (Metallic)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89/ArielampUrsulaMetallic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46</text:p>
          </table:table-cell>
          <table:table-cell office:value-type="string" calcext:value-type="string">
            <text:p>Ariel (Blue Dress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3659/arielbluedress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66</text:p>
          </table:table-cell>
          <table:table-cell office:value-type="string" calcext:value-type="string">
            <text:p>Ariel (Glasses)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47/ArielGlasses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45</text:p>
          </table:table-cell>
          <table:table-cell office:value-type="string" calcext:value-type="string">
            <text:p>Aurora (Classic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3824/auroraclassic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78</text:p>
          </table:table-cell>
          <table:table-cell office:value-type="string" calcext:value-type="string">
            <text:p>Aurora (Maleficent Movie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61/Aurora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78</text:p>
          </table:table-cell>
          <table:table-cell office:value-type="string" calcext:value-type="string">
            <text:p>Aurora (Maleficent Movie) (Metallic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62/AuroraMetallic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55</text:p>
          </table:table-cell>
          <table:table-cell office:value-type="string" calcext:value-type="string">
            <text:p>Balo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31/Baloo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94</text:p>
          </table:table-cell>
          <table:table-cell office:value-type="string" calcext:value-type="string">
            <text:p>Bamb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82/Bambi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11</text:p>
          </table:table-cell>
          <table:table-cell office:value-type="string" calcext:value-type="string">
            <text:p>Bayma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250/Baymax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12</text:p>
          </table:table-cell>
          <table:table-cell office:value-type="string" calcext:value-type="string">
            <text:p>Baymax (Armored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241/BaymaxArmored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11</text:p>
          </table:table-cell>
          <table:table-cell office:value-type="string" calcext:value-type="string">
            <text:p>Baymax (Disney Animation Studios)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407/BaymaxDisneyExclusive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11</text:p>
          </table:table-cell>
          <table:table-cell office:value-type="string" calcext:value-type="string">
            <text:p>Baymax (Glow in the Dark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378/BaymaxGlowintheDark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The Beas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88/TheBeast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Bell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87/Belle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67</text:p>
          </table:table-cell>
          <table:table-cell office:value-type="string" calcext:value-type="string">
            <text:p>Belle (Glasses)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48/BelleGlasses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37</text:p>
          </table:table-cell>
          <table:table-cell office:value-type="string" calcext:value-type="string">
            <text:p>Bing Bo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3683/bingbong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Bo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86/Boo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76</text:p>
          </table:table-cell>
          <table:table-cell office:value-type="string" calcext:value-type="string">
            <text:p>Bru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58/Bruce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Buzz Lightyea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57/BuzzLightyear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Buzz Lightyear (Bobble Head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58/BuzzLightyearBobbleHead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Captain Hook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92/CaptainHook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59</text:p>
          </table:table-cell>
          <table:table-cell office:value-type="string" calcext:value-type="string">
            <text:p>Car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37/Carl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43</text:p>
          </table:table-cell>
          <table:table-cell office:value-type="string" calcext:value-type="string">
            <text:p>Chernabo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15/Chernabog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35</text:p>
          </table:table-cell>
          <table:table-cell office:value-type="string" calcext:value-type="string">
            <text:p>Cheshire Ca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05/CheshireCat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35</text:p>
          </table:table-cell>
          <table:table-cell office:value-type="string" calcext:value-type="string">
            <text:p>Cheshire Cat (Blue)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06/CheshireCatBlue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35</text:p>
          </table:table-cell>
          <table:table-cell office:value-type="string" calcext:value-type="string">
            <text:p>Cheshire Cat (Faded)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391/CheshireCatFading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41</text:p>
          </table:table-cell>
          <table:table-cell office:value-type="string" calcext:value-type="string">
            <text:p>Cinderell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13/Cinderella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38</text:p>
          </table:table-cell>
          <table:table-cell office:value-type="string" calcext:value-type="string">
            <text:p>Cinderella (Movie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2319/cinderellamovie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91</text:p>
          </table:table-cell>
          <table:table-cell office:value-type="string" calcext:value-type="string">
            <text:p>Cogswort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78/Cogsworth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19</text:p>
          </table:table-cell>
          <table:table-cell office:value-type="string" calcext:value-type="string">
            <text:p>Coronation An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507/AnnaCoronation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18</text:p>
          </table:table-cell>
          <table:table-cell office:value-type="string" calcext:value-type="string">
            <text:p>Coronation Els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508/ElsaCoronation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21</text:p>
          </table:table-cell>
          <table:table-cell office:value-type="string" calcext:value-type="string">
            <text:p>Coronation Elsa with Orb &amp; Scep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2637/elsacoronationworbandscepter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Cruella De Vi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71/CruellaDeVil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75</text:p>
          </table:table-cell>
          <table:table-cell office:value-type="string" calcext:value-type="string">
            <text:p>C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57/Crush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42</text:p>
          </table:table-cell>
          <table:table-cell office:value-type="string" calcext:value-type="string">
            <text:p>David Ni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3459/davidnix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34</text:p>
          </table:table-cell>
          <table:table-cell office:value-type="string" calcext:value-type="string">
            <text:p>Disgu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2113/Disgust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Doc Huds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2635/dochudson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31</text:p>
          </table:table-cell>
          <table:table-cell office:value-type="string" calcext:value-type="string">
            <text:p>Donald Duck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97/DonaldDuck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74</text:p>
          </table:table-cell>
          <table:table-cell office:value-type="string" calcext:value-type="string">
            <text:p>Do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56/Dory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50</text:p>
          </table:table-cell>
          <table:table-cell office:value-type="string" calcext:value-type="string">
            <text:p>Dr. Facili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3848/drfacilier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50</text:p>
          </table:table-cell>
          <table:table-cell office:value-type="string" calcext:value-type="string">
            <text:p>Dumb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22/Dumbo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50</text:p>
          </table:table-cell>
          <table:table-cell office:value-type="string" calcext:value-type="string">
            <text:p>Dumbo (Clown)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23/DumboClown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50</text:p>
          </table:table-cell>
          <table:table-cell office:value-type="string" calcext:value-type="string">
            <text:p>Dumbo (Gold)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24/DumboGold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50</text:p>
          </table:table-cell>
          <table:table-cell office:value-type="string" calcext:value-type="string">
            <text:p>Dumbo (Metallic)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25/DumboMetallic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Edna E. Mod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96/EdnaEMode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Elastigir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95/Elastigirl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82</text:p>
          </table:table-cell>
          <table:table-cell office:value-type="string" calcext:value-type="string">
            <text:p>Els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68/Elsa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82</text:p>
          </table:table-cell>
          <table:table-cell office:value-type="string" calcext:value-type="string">
            <text:p>Elsa (Transformation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69/ElsaTransformation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/>
          <table:table-cell office:value-type="string" calcext:value-type="string">
            <text:p>Elsa, Marshmallow &amp; Ola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492/ElsaMarshmallowampOlaf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27</text:p>
          </table:table-cell>
          <table:table-cell office:value-type="string" calcext:value-type="string">
            <text:p>Elvis Stitc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482/StitchElvis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34</text:p>
          </table:table-cell>
          <table:table-cell office:value-type="string" calcext:value-type="string">
            <text:p>Emperor Zur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03/EmperorZurg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34</text:p>
          </table:table-cell>
          <table:table-cell office:value-type="string" calcext:value-type="string">
            <text:p>Emperor Zurg (Bobble Head)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04/EmperorZurgBobbleHead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44</text:p>
          </table:table-cell>
          <table:table-cell office:value-type="string" calcext:value-type="string">
            <text:p>EV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16/EVE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42</text:p>
          </table:table-cell>
          <table:table-cell office:value-type="string" calcext:value-type="string">
            <text:p>Evil Que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14/EvilQueen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35</text:p>
          </table:table-cell>
          <table:table-cell office:value-type="string" calcext:value-type="string">
            <text:p>Fea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2114/Fear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96</text:p>
          </table:table-cell>
          <table:table-cell office:value-type="string" calcext:value-type="string">
            <text:p>Flow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84/Flower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41</text:p>
          </table:table-cell>
          <table:table-cell office:value-type="string" calcext:value-type="string">
            <text:p>Frank Walk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2519/frankwalker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13</text:p>
          </table:table-cell>
          <table:table-cell office:value-type="string" calcext:value-type="string">
            <text:p>Fr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290/Fred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54</text:p>
          </table:table-cell>
          <table:table-cell office:value-type="string" calcext:value-type="string">
            <text:p>Gen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29/Genie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54</text:p>
          </table:table-cell>
          <table:table-cell office:value-type="string" calcext:value-type="string">
            <text:p>Genie (Metallic)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30/GenieMetallic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George Sanders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76/GeorgeSanderson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07</text:p>
          </table:table-cell>
          <table:table-cell office:value-type="string" calcext:value-type="string">
            <text:p>Go Go Tomag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261/GoGoTomago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38</text:p>
          </table:table-cell>
          <table:table-cell office:value-type="string" calcext:value-type="string">
            <text:p>Goof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09/Goofy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46</text:p>
          </table:table-cell>
          <table:table-cell office:value-type="string" calcext:value-type="string">
            <text:p>Grumpy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18/Grumpy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39</text:p>
          </table:table-cell>
          <table:table-cell office:value-type="string" calcext:value-type="string">
            <text:p>Gus Gus in Slipper (Movie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2318/gusgusinslippermovie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39</text:p>
          </table:table-cell>
          <table:table-cell office:value-type="string" calcext:value-type="string">
            <text:p>Gus Gus in Slipper (Movie) (Glitter)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2994/gusgusinslipperglitter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09</text:p>
          </table:table-cell>
          <table:table-cell office:value-type="string" calcext:value-type="string">
            <text:p>Hiro Hamad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255/HiroHamada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08</text:p>
          </table:table-cell>
          <table:table-cell office:value-type="string" calcext:value-type="string">
            <text:p>Honey Lem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262/HoneyLemon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Jack Skellingt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77/JackSkellington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69</text:p>
          </table:table-cell>
          <table:table-cell office:value-type="string" calcext:value-type="string">
            <text:p>Jack Skellington (Day of the Dead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50/JackSkellingtonDayoftheDead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69</text:p>
          </table:table-cell>
          <table:table-cell office:value-type="string" calcext:value-type="string">
            <text:p>Jack Skellington (Day of the Dead) (Glow in the Dark)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49/JackSkellingtonDayoftheDeadGlowintheDark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Jack Skellington (Glow in the Dark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78/JackSkellingtonGlowintheDark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14</text:p>
          </table:table-cell>
          <table:table-cell office:value-type="string" calcext:value-type="string">
            <text:p>Jack Skellington (Snowflake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306/JackSkellingtonSnowflake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48</text:p>
          </table:table-cell>
          <table:table-cell office:value-type="string" calcext:value-type="string">
            <text:p>Jack Sparro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20/JackSparrow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/>
          <table:table-cell office:value-type="string" calcext:value-type="string">
            <text:p>Jack, Sally &amp; Oogie (Metallic)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90/JackSallyampOogieMetallic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53</text:p>
          </table:table-cell>
          <table:table-cell office:value-type="string" calcext:value-type="string">
            <text:p>Jafa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28/Jafar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52</text:p>
          </table:table-cell>
          <table:table-cell office:value-type="string" calcext:value-type="string">
            <text:p>Jasmi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27/Jasmine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68</text:p>
          </table:table-cell>
          <table:table-cell office:value-type="string" calcext:value-type="string">
            <text:p>Jasmine (Glasses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3710/jasmineglasses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04</text:p>
          </table:table-cell>
          <table:table-cell office:value-type="string" calcext:value-type="string">
            <text:p>Jessica Rabb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86/JessicaRabbit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Jessi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84/Jessie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Jessie (Bobble Head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85/JessieBobbleHead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Jiminy Cricke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67/JiminyCricket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32</text:p>
          </table:table-cell>
          <table:table-cell office:value-type="string" calcext:value-type="string">
            <text:p>Jo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2111/Joy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05</text:p>
          </table:table-cell>
          <table:table-cell office:value-type="string" calcext:value-type="string">
            <text:p>Judge Do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87/JudgeDoom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01</text:p>
          </table:table-cell>
          <table:table-cell office:value-type="string" calcext:value-type="string">
            <text:p>Ka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388/Kaa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56</text:p>
          </table:table-cell>
          <table:table-cell office:value-type="string" calcext:value-type="string">
            <text:p>King Lou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32/KingLouie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83</text:p>
          </table:table-cell>
          <table:table-cell office:value-type="string" calcext:value-type="string">
            <text:p>Kristof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70/Kristoff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28</text:p>
          </table:table-cell>
          <table:table-cell office:value-type="string" calcext:value-type="string">
            <text:p>Lightning McQu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2633/lightningmcqueen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24</text:p>
          </table:table-cell>
          <table:table-cell office:value-type="string" calcext:value-type="string">
            <text:p>Lil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442/Lilo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Lots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450/Lotso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Lotso (Bobble Head)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74/LotsoBobbleHead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Lotso (Flocked)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75/LotsoFlocked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51</text:p>
          </table:table-cell>
          <table:table-cell office:value-type="string" calcext:value-type="string">
            <text:p>Lou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3847/louis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93</text:p>
          </table:table-cell>
          <table:table-cell office:value-type="string" calcext:value-type="string">
            <text:p>Lumie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80/Lumiere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93</text:p>
          </table:table-cell>
          <table:table-cell office:value-type="string" calcext:value-type="string">
            <text:p>Lumiere (Glow in the Dark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81/LumiereGlowintheDark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36</text:p>
          </table:table-cell>
          <table:table-cell office:value-type="string" calcext:value-type="string">
            <text:p>Mad Hatt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07/MadHatter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Malefic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69/Maleficent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77</text:p>
          </table:table-cell>
          <table:table-cell office:value-type="string" calcext:value-type="string">
            <text:p>Maleficent (Movie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59/MaleficentMovie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77</text:p>
          </table:table-cell>
          <table:table-cell office:value-type="string" calcext:value-type="string">
            <text:p>Maleficent (Movie) (Glow in the Dark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60/MaleficentMovieGlowintheDark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51</text:p>
          </table:table-cell>
          <table:table-cell office:value-type="string" calcext:value-type="string">
            <text:p>Mary Poppi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26/MaryPoppins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29</text:p>
          </table:table-cell>
          <table:table-cell office:value-type="string" calcext:value-type="string">
            <text:p>Ma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2634/mater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48</text:p>
          </table:table-cell>
          <table:table-cell office:value-type="string" calcext:value-type="string">
            <text:p>Maxim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3811/maximus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40</text:p>
          </table:table-cell>
          <table:table-cell office:value-type="string" calcext:value-type="string">
            <text:p>Mayo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12/Mayor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57</text:p>
          </table:table-cell>
          <table:table-cell office:value-type="string" calcext:value-type="string">
            <text:p>Merid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33/Merida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57</text:p>
          </table:table-cell>
          <table:table-cell office:value-type="string" calcext:value-type="string">
            <text:p>Merida (Metallic)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34/MeridaMetallic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Mickey Mou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55/MickeyMouse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64</text:p>
          </table:table-cell>
          <table:table-cell office:value-type="string" calcext:value-type="string">
            <text:p>Mickey Mouse (Epic Mickey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44/MickeyMouseEpicMickey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Mickey Mouse (Metallic)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56/MickeyMouseMetallic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Mike Wazowsk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64/MikeWazowski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Mike Wazowski (Glow in the Dark)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65/MikeWazowskiGlowintheDark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61</text:p>
          </table:table-cell>
          <table:table-cell office:value-type="string" calcext:value-type="string">
            <text:p>Mike Wazowski (Monsters University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39/MikeWazowskiMonstersUniversity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61</text:p>
          </table:table-cell>
          <table:table-cell office:value-type="string" calcext:value-type="string">
            <text:p>Mike Wazowski (Monsters University) (Metallic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40/MikeWazowskiMonstersUniversityMetallic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Minnie Mou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89/MinnieMouse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00</text:p>
          </table:table-cell>
          <table:table-cell office:value-type="string" calcext:value-type="string">
            <text:p>Mowgl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386/Mowgli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Mr. Incredibl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81/MrIncredible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Mr. Incredible (Blue Suit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82/MrIncredibleBlueSuit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92</text:p>
          </table:table-cell>
          <table:table-cell office:value-type="string" calcext:value-type="string">
            <text:p>Mrs. Potts &amp; Chi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79/MrsPottsampChip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73</text:p>
          </table:table-cell>
          <table:table-cell office:value-type="string" calcext:value-type="string">
            <text:p>Nem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55/Nemo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79</text:p>
          </table:table-cell>
          <table:table-cell office:value-type="string" calcext:value-type="string">
            <text:p>Ola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63/Olaf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79</text:p>
          </table:table-cell>
          <table:table-cell office:value-type="string" calcext:value-type="string">
            <text:p>Olaf (Flocked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393/OlafFlocked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79</text:p>
          </table:table-cell>
          <table:table-cell office:value-type="string" calcext:value-type="string">
            <text:p>Olaf (Glitter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230/OlafGlitter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79</text:p>
          </table:table-cell>
          <table:table-cell office:value-type="string" calcext:value-type="string">
            <text:p>Olaf (Glow in the Dark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64/OlafGlowintheDark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39</text:p>
          </table:table-cell>
          <table:table-cell office:value-type="string" calcext:value-type="string">
            <text:p>Oogie Boog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10/OogieBoogie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39</text:p>
          </table:table-cell>
          <table:table-cell office:value-type="string" calcext:value-type="string">
            <text:p>Oogie Boogie (Glow in the Dark)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11/OogieBoogieGlowintheDark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65</text:p>
          </table:table-cell>
          <table:table-cell office:value-type="string" calcext:value-type="string">
            <text:p>Oswald Rabbi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45/OswaldRabbit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65</text:p>
          </table:table-cell>
          <table:table-cell office:value-type="string" calcext:value-type="string">
            <text:p>Oswald Rabbit (Metallic)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46/OswaldRabbitMetallic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90</text:p>
          </table:table-cell>
          <table:table-cell office:value-type="string" calcext:value-type="string">
            <text:p>Peasant Bell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77/PeasantBelle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Peter Pa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91/PeterPan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Pinocchi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66/Pinocchio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98</text:p>
          </table:table-cell>
          <table:table-cell office:value-type="string" calcext:value-type="string">
            <text:p>Prince Joh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395/PrinceJohn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98</text:p>
          </table:table-cell>
          <table:table-cell office:value-type="string" calcext:value-type="string">
            <text:p>Prince John (Platinum)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392/PrinceJohnPlatinum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49</text:p>
          </table:table-cell>
          <table:table-cell office:value-type="string" calcext:value-type="string">
            <text:p>Princess Tiana &amp; Nav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3846/princesstiananaveen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87</text:p>
          </table:table-cell>
          <table:table-cell office:value-type="string" calcext:value-type="string">
            <text:p>Pumba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74/Pumbaa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88</text:p>
          </table:table-cell>
          <table:table-cell office:value-type="string" calcext:value-type="string">
            <text:p>Rafik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75/Rafiki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31</text:p>
          </table:table-cell>
          <table:table-cell office:value-type="string" calcext:value-type="string">
            <text:p>Ram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2636/ramone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63</text:p>
          </table:table-cell>
          <table:table-cell office:value-type="string" calcext:value-type="string">
            <text:p>Randall Bog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43/RandallBoggs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47</text:p>
          </table:table-cell>
          <table:table-cell office:value-type="string" calcext:value-type="string">
            <text:p>Rapunzel &amp; Pas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3810/rapunzelpascal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97</text:p>
          </table:table-cell>
          <table:table-cell office:value-type="string" calcext:value-type="string">
            <text:p>Robin Hoo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394/RobinHood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58</text:p>
          </table:table-cell>
          <table:table-cell office:value-type="string" calcext:value-type="string">
            <text:p>Rockete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35/TheRocketeer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58</text:p>
          </table:table-cell>
          <table:table-cell office:value-type="string" calcext:value-type="string">
            <text:p>Rocketeer (Patin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36/TheRocketeerPatina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03</text:p>
          </table:table-cell>
          <table:table-cell office:value-type="string" calcext:value-type="string">
            <text:p>Roger Rabb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85/RogerRabbit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/>
          <table:table-cell office:value-type="string" calcext:value-type="string">
            <text:p>Roger Rabbit &amp; Jessica Rabbit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385/RogerampJessicaRabbit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Russ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38/Russell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33</text:p>
          </table:table-cell>
          <table:table-cell office:value-type="string" calcext:value-type="string">
            <text:p>Sadnes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2112/Sadness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33</text:p>
          </table:table-cell>
          <table:table-cell office:value-type="string" calcext:value-type="string">
            <text:p>Sadness (Glitt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3873/sadnessglitter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all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79/Sally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70</text:p>
          </table:table-cell>
          <table:table-cell office:value-type="string" calcext:value-type="string">
            <text:p>Sally (Day of the Dead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52/SallyDayoftheDead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70</text:p>
          </table:table-cell>
          <table:table-cell office:value-type="string" calcext:value-type="string">
            <text:p>Sally (Day of the Dead) (Glow in the Dark)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51/SallyDayoftheDeadGlowintheDark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Sally (Glow in the Dark)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80/SallyGlowintheDark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15</text:p>
          </table:table-cell>
          <table:table-cell office:value-type="string" calcext:value-type="string">
            <text:p>Sally (Rose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307/SallyRose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72</text:p>
          </table:table-cell>
          <table:table-cell office:value-type="string" calcext:value-type="string">
            <text:p>Santa Jack Skellingt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54/SantaJackSkellington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89</text:p>
          </table:table-cell>
          <table:table-cell office:value-type="string" calcext:value-type="string">
            <text:p>Sc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76/Scar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26</text:p>
          </table:table-cell>
          <table:table-cell office:value-type="string" calcext:value-type="string">
            <text:p>Scrum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444/Scrump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02</text:p>
          </table:table-cell>
          <table:table-cell office:value-type="string" calcext:value-type="string">
            <text:p>Shere-Kh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387/ShereKhan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85</text:p>
          </table:table-cell>
          <table:table-cell office:value-type="string" calcext:value-type="string">
            <text:p>Simb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71/Simba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85</text:p>
          </table:table-cell>
          <table:table-cell office:value-type="string" calcext:value-type="string">
            <text:p>Simba (Flocked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72/SimbaFlocked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99</text:p>
          </table:table-cell>
          <table:table-cell office:value-type="string" calcext:value-type="string">
            <text:p>Sir Hi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396/SirHiss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06</text:p>
          </table:table-cell>
          <table:table-cell office:value-type="string" calcext:value-type="string">
            <text:p>Smarty Weas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88/SmartyWeasel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now Wh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68/SnowWhite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37</text:p>
          </table:table-cell>
          <table:table-cell office:value-type="string" calcext:value-type="string">
            <text:p>Sorcerer Mickey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08/SorcererMickey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/>
          <table:table-cell office:value-type="string" calcext:value-type="string">
            <text:p>Sorcerer Mickey &amp; Chernabog (Metallic)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91/SorcererMickeyampChernabogMetallic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Steamboat Willi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90/SteamboatWillie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tit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72/Stitch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25</text:p>
          </table:table-cell>
          <table:table-cell office:value-type="string" calcext:value-type="string">
            <text:p>Stitch 6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443/Stitch626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ulle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62/Sulley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ulley (Flocked)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63/SulleyFlocked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/>
          <table:table-cell office:value-type="string" calcext:value-type="string">
            <text:p>Sulley (Large) &amp; Boo (Metallic)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92/SulleyLargeampBooMetallic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62</text:p>
          </table:table-cell>
          <table:table-cell office:value-type="string" calcext:value-type="string">
            <text:p>Sulley (Monsters University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41/SulleyMonstersUniversity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62</text:p>
          </table:table-cell>
          <table:table-cell office:value-type="string" calcext:value-type="string">
            <text:p>Sulley (Monsters University) (Metallic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42/SulleyMonstersUniversityMetallic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20</text:p>
          </table:table-cell>
          <table:table-cell office:value-type="string" calcext:value-type="string">
            <text:p>Summer Ola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509/OlafSummer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80</text:p>
          </table:table-cell>
          <table:table-cell office:value-type="string" calcext:value-type="string">
            <text:p>Sv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65/Sven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yndro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83/Syndrome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95</text:p>
          </table:table-cell>
          <table:table-cell office:value-type="string" calcext:value-type="string">
            <text:p>Thump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83/Thumper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47</text:p>
          </table:table-cell>
          <table:table-cell office:value-type="string" calcext:value-type="string">
            <text:p>Tigg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19/Tigger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86</text:p>
          </table:table-cell>
          <table:table-cell office:value-type="string" calcext:value-type="string">
            <text:p>Tim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73/Timon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Tinker B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70/TinkerBell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Tinker Bell (Glitter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389/TinkerBellGlitter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22</text:p>
          </table:table-cell>
          <table:table-cell office:value-type="string" calcext:value-type="string">
            <text:p>Upside Down Ola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2500/olafupsidedown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Ursula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94/Ursula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45</text:p>
          </table:table-cell>
          <table:table-cell office:value-type="string" calcext:value-type="string">
            <text:p>WALL-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17/WALLE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10</text:p>
          </table:table-cell>
          <table:table-cell office:value-type="string" calcext:value-type="string">
            <text:p>Wasabi No-Ging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291/WasabiNoGinger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32</text:p>
          </table:table-cell>
          <table:table-cell office:value-type="string" calcext:value-type="string">
            <text:p>Winnie the Poo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98/WinniethePooh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32</text:p>
          </table:table-cell>
          <table:table-cell office:value-type="string" calcext:value-type="string">
            <text:p>Winnie the Pooh (Flocked)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99/WinniethePoohFlocked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Wood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59/Woody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Woody (Bobble Head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60/WoodyBobbleHead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Woody (Giants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61/WoodyGiants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17</text:p>
          </table:table-cell>
          <table:table-cell office:value-type="string" calcext:value-type="string">
            <text:p>Young An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510/AnnaYoung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16</text:p>
          </table:table-cell>
          <table:table-cell office:value-type="string" calcext:value-type="string">
            <text:p>Young Els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511/ElsaYoung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140</text:p>
          </table:table-cell>
          <table:table-cell office:value-type="string" calcext:value-type="string">
            <text:p>Young Frank Walk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2520/frankwalkeryoung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71</text:p>
          </table:table-cell>
          <table:table-cell office:value-type="string" calcext:value-type="string">
            <text:p>Ze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Disney/153/Zero/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office:value-type="string" calcext:value-type="string">
            <text:p>#71</text:p>
          </table:table-cell>
          <table:table-cell office:value-type="string" calcext:value-type="string">
            <text:p>Zero (Glow in the Dark)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Disney/1420/ZeroGlowintheDark/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Aaron Rodger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ootball/1275/AaronRodgers/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Adrian Peters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ootball/1288/AdrianPeterson/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Andrew L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ootball/1280/AndrewLuck/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Blake Bort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ootball/1281/BlakeBortles/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Calvin John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ootball/1286/CalvinJohnson/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Clay Matthew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ootball/1274/ClayMatthews/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Colin Kaeperni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ootball/1265/ColinKaepernick/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DeMarcus Wa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ootball/1289/DeMarcusWare/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Dez Bry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ootball/1267/DezBryant/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Drew Bre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ootball/1283/DrewBrees/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Eli Mann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ootball/1276/EliManning/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Jadeveon Clowne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ootball/1284/JadeveonClowney/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Jay Cut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ootball/1268/JayCutler/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JJ Wat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ootball/1269/JJWatt/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Johnny Manzi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ootball/1277/JohnnyManziel/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Larry Fitzgeral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ootball/1503/LarryFitzgerald/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LeSean McCo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ootball/1502/LeSeanMcCoy/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Marshawn Lync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ootball/1272/MarshawnLynch/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Peyton Mann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ootball/1266/PeytonManning/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Philip River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ootball/1279/PhilipRivers/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Richard Sherm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ootball/1282/RichardSherman/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Rob Gronkowsk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ootball/1273/RobGronkowski/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Robert Griffin II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ootball/1264/RobertGriffinIII/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Russell Wils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ootball/1271/RussellWilson/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Ryan Tannehil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ootball/1285/RyanTannehill/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Tom Brad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ootball/1270/TomBrady/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Troy Polamalu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ootball/1287/TroyPolamalu/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Victor Cruz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ootball/1278/VictorCruz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Ace Ventura (Black Shirt)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241/AceVenturaBlackRed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Ace Ventura (Blue Shirt)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240/AceVentura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Apollo Cree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reddyFunko/244/ApolloCreed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Apollo Creed (No Bruises)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245/ApolloCreedNoBruises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Batman (Black Suit)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247/BatmanGraySuit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Batman (Blue Suit)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246/Batman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Beetlejuic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reddyFunko/234/Beetlejuice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Beetlejuice (Glow in the Dark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235/BeetlejuiceGlowintheDark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Boba Fett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reddyFunko/265/BobaFett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Boba Fett (Red Hair)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266/BobaFettRedHair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Bumbl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reddyFunko/228/Bumble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Bumble (Glow in the Dark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229/BumbleGlowintheDark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Buzz Lightyear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reddyFunko/209/BuzzLightyear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Buzz Lightyear (Glow in the Dark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210/BuzzLightyearGlowintheDark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Buzz Lightyear (Metallic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211/BuzzLightyearMetallic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Clone Trooper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reddyFunko/220/CloneTrooper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Clone Trooper (Blue Hair)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221/CloneTrooperBlueHair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Count Chocula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reddyFunko/206/CountChocula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Count Chocula (Glow in the Dark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207/CountChoculaGlowintheDark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Count Chocula (Metallic)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208/CountChoculaMetallic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Deadpool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reddyFunko/252/Deadpool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Deadpool (Grey)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253/DeadpoolGray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Deadpool (Orange)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254/DeadpoolOrange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The Dem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reddyFunko/224/Kiss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The Demon (Glow in the Dark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225/KissGlowintheDark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Doc Brown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reddyFunko/269/DocBrown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Doc Brown (Glow in the Dark)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270/DocBrownGlowintheDark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Donatello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reddyFunko/255/TMNTDonatello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Flavor Flav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reddyFunko/212/FlavorFlav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Flavor Flav (Metallic)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213/FlavorFlavMetallic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Frankenberry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reddyFunko/203/Frankenberry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Frankenberry (Glow in the Dark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204/FrankenberryGlowintheDark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Frankenberry (Metallic)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205/FrankenberryMetallic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00 or 17</text:p>
          </table:table-cell>
          <table:table-cell office:value-type="string" calcext:value-type="string">
            <text:p>Freddy Funk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reddyFunko/193/FreddyFunko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Freddy Funko (Black &amp; White)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194/FreddyFunkoBW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32</text:p>
          </table:table-cell>
          <table:table-cell office:value-type="string" calcext:value-type="string">
            <text:p>Freddy Funko (Clear - SDCC)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273/FreddyFunkoClearSDCC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Freddy Funko (Crystal - Blu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196/FreddyFunkoCrystalBlue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Freddy Funko (Crystal - Clear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197/FreddyFunkoCrystalClear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Freddy Funko (Crystal - Green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198/FreddyFunkoCrystalGreen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Freddy Funko (Crystal - Purpl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199/FreddyFunkoCrystalPurple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Freddy Funko (Crystal - Red)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200/FreddyFunkoCrystalRed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/>
          <table:table-cell office:value-type="string" calcext:value-type="string">
            <text:p>Freddy Funko (FDO 6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3711/freddyfunkofdo6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Freddy Funko (Pink Hair)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201/FreddyFunkoPinkHair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Freddy Funko (Red Tie)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202/FreddyFunkoRedTie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Freddy Krueger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reddyFunko/217/FreddyKrueger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Ghost Rider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reddyFunko/250/GhostRider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Ghost Rider (Metallic)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251/GhostRiderMetallic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Heimdal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reddyFunko/267/Heimdall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Heimdall (Brown Skin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268/HeimdallBrownSkin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Jaime Lannister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reddyFunko/238/JaimeLannister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Jaime Lannister (Bloody)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239/JaimeLannisterBloody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The Joker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reddyFunko/248/TheJoker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The Joker (Glow in the Dark)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249/TheJokerGlowintheDark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31</text:p>
          </table:table-cell>
          <table:table-cell office:value-type="string" calcext:value-type="string">
            <text:p>The Joker (The Dark Knight)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271/TheJokerTheDarkKnight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31</text:p>
          </table:table-cell>
          <table:table-cell office:value-type="string" calcext:value-type="string">
            <text:p>The Joker (The Dark Knight) (Glow in the Dark)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272/TheJokerTheDarkKnightGlowintheDark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Leatherfac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reddyFunko/232/Leatherface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Leatherface (Bloody)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233/LeatherfaceBloody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Leonardo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reddyFunko/256/TMNTLeonardo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Martia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reddyFunko/222/Martian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Martian (Metallic)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223/MartianMetallic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Michelangelo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reddyFunko/257/TMNTMichelangelo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Ramon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reddyFunko/214/TheRamones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Raphae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reddyFunko/258/TMNTRaphael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RV Walker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reddyFunko/236/Zombie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RV Walker (Bloody)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237/ZombieBloody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now Mis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reddyFunko/242/SnowMiser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now Miser (Glow in the Dark)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243/SnowMiserGlowintheDark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pengl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reddyFunko/259/GhostbustersSpengler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pengler (Marshmallow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260/GhostbustersSpenglerMarshmallow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tantz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reddyFunko/261/GhostbustersStantz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tantz (Marshmallow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262/GhostbustersStantzMarshmallow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uperman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reddyFunko/215/Superman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uperman (Metallic)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216/SupermanMetallic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Tony Stark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reddyFunko/226/TonyStark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Tony Stark (Metallic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227/TonyStarkMetallic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V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reddyFunko/230/V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V (Metallic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231/VMetallic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Venkma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reddyFunko/263/GhostbustersVenkman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Venkman (Slimed)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264/GhostbustersVenkmanSlimed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inged Monkey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FreddyFunko/218/WingedMonkey/</text:p>
          </table:table-cell>
        </table:table-row>
        <table:table-row table:style-name="ro1">
          <table:table-cell office:value-type="string" calcext:value-type="string">
            <text:p>FreddyFunko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inged Monkey (Metallic)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FreddyFunko/219/WingedMonkeyMetallic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Arya Star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ofThrones/288/AryaStark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Brienne of Tart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ofThrones/292/BrienneofTarth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Brienne of Tarth (Bloody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ameofThrones/293/BrienneofTarthBloody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Cersei Lannis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ofThrones/290/CerseiLannister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/>
          <table:table-cell office:value-type="string" calcext:value-type="string">
            <text:p>Daenerys (Mhysa) &amp; Drogon (Metallic)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ameofThrones/3268/drogondaenerysmhysametallic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Daenerys Targary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ofThrones/278/DaenerysTargaryen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Daenerys Targaryen (Blue Dress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ameofThrones/306/DaenerysTargaryenBlueDress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Daenerys Targaryen (Gold Dragon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ameofThrones/280/DaenerysTargaryenGoldDragon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Daenerys Targaryen (Red Dragon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ameofThrones/279/DaenerysTargaryenRedDragon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Daenerys Targaryen (Wedding Gown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ameofThrones/305/DaenerysTargaryenGown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Drog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ofThrones/296/Drogon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/>
          <table:table-cell office:value-type="string" calcext:value-type="string">
            <text:p>Drogon, Rhaegal &amp; Viserio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ofThrones/307/DrogonRhaegalampViserion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Gho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ofThrones/299/Ghost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Ghost (Flocked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ameofThrones/300/GhostFlocked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Grey Win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ofThrones/304/GreyWind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32</text:p>
          </table:table-cell>
          <table:table-cell office:value-type="string" calcext:value-type="string">
            <text:p>Grey Wor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ofThrones/2492/greyworm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Hod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ofThrones/295/Hodor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The H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ofThrones/282/TheHound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Jaime Lannist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ofThrones/289/JaimeLannister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35</text:p>
          </table:table-cell>
          <table:table-cell office:value-type="string" calcext:value-type="string">
            <text:p>Jaime Lannister (Gold Hand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ameofThrones/2508/jaimelannistergoldhand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Joffrey Barathe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ofThrones/294/JoffreyBaratheon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Jon Sno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ofThrones/285/JonSnow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Jon Snow (Beyond the Wall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ameofThrones/286/JonSnowBeyondtheWall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Jon Snow (Castle Black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ameofThrones/1440/JonSnowCastleBlack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Jon Snow (Castle Black) (Muddy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ameofThrones/1484/JonSnowCastleBlackMuddy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/>
          <table:table-cell office:value-type="string" calcext:value-type="string">
            <text:p>Khal &amp; Khalees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ofThrones/308/KhalampKhaleesi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Khal Drog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ofThrones/281/KhalDrogo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/>
          <table:table-cell office:value-type="string" calcext:value-type="string">
            <text:p>Khal, Khaleesi &amp; Rhaega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ofThrones/309/KhalKhaleesiampRhaegal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31</text:p>
          </table:table-cell>
          <table:table-cell office:value-type="string" calcext:value-type="string">
            <text:p>The Mounta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ofThrones/2491/themountain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Ned Sta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ofThrones/276/NedStark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Ned Stark (Headless)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ameofThrones/277/NedStarkHeadless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Oberyn Marte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ofThrones/2490/oberyn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Petyr Baelis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ofThrones/1439/PetyrBaelish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Renly Barathe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ofThrones/291/RenlyBaratheon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Rhaeg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ofThrones/301/Rhaegal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Robb Sta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ofThrones/287/RobbStark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amwell Tarl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ofThrones/1438/SamwellTarly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ansa Sta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ofThrones/1441/SansaStark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Tyrion Lannist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ofThrones/274/TyrionLannister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Tyrion Lannister (Scarred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ameofThrones/275/TyrionLannisterScarred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Tyrion Lannister in Battle Arm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ofThrones/302/TyrionLannisterinBattleArmor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Tywin Lannis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ofThrones/297/TywinLannister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Tywin Lannister (Gold Armor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ameofThrones/1317/TywinLannisterGoldArmor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Viseri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ofThrones/303/Viserion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34</text:p>
          </table:table-cell>
          <table:table-cell office:value-type="string" calcext:value-type="string">
            <text:p>Viserion (6"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ameofThrones/2494/viserion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White Walk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ofThrones/283/WhiteWalker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White Walker (Glow in the Dark)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ameofThrones/284/WhiteWalkerGlowintheDark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Wigh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ofThrones/2493/wight/</text:p>
          </table:table-cell>
        </table:table-row>
        <table:table-row table:style-name="ro1">
          <table:table-cell office:value-type="string" calcext:value-type="string">
            <text:p>GameofThrones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Ygrit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ofThrones/298/Ygritte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58</text:p>
          </table:table-cell>
          <table:table-cell office:value-type="string" calcext:value-type="string">
            <text:p>Aldu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3858/alduin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Alt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333/Altair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35</text:p>
          </table:table-cell>
          <table:table-cell office:value-type="string" calcext:value-type="string">
            <text:p>Ar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1403/Arno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Arth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327/Arthas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Aveline De Grandpré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341/AvelineDeGrandpre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54</text:p>
          </table:table-cell>
          <table:table-cell office:value-type="string" calcext:value-type="string">
            <text:p>Bre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3859/breton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49</text:p>
          </table:table-cell>
          <table:table-cell office:value-type="string" calcext:value-type="string">
            <text:p>Brotherhood of Ste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3852/brotherhoodofsteel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44</text:p>
          </table:table-cell>
          <table:table-cell office:value-type="string" calcext:value-type="string">
            <text:p>Claptra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2480/claptrap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/>
          <table:table-cell office:value-type="string" calcext:value-type="string">
            <text:p>Claptrap (Blue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ames/2482/claptrapblue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46</text:p>
          </table:table-cell>
          <table:table-cell office:value-type="string" calcext:value-type="string">
            <text:p>Claptrap (Gentleman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ames/2481/claptrapgentleman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Commander Shepa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320/CommanderShepard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Conehead Zombi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315/ConeheadZombie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Conehead Zombie (Metallic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ames/316/ConeheadZombieMetallic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Con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336/Connor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59</text:p>
          </table:table-cell>
          <table:table-cell office:value-type="string" calcext:value-type="string">
            <text:p>Daedric Warri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3857/daedricwarrior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52</text:p>
          </table:table-cell>
          <table:table-cell office:value-type="string" calcext:value-type="string">
            <text:p>Deathcl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3851/deathclaw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32</text:p>
          </table:table-cell>
          <table:table-cell office:value-type="string" calcext:value-type="string">
            <text:p>Deathwin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1246/Deathwing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Diabl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328/Diablo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Disco Zombi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312/DiscoZombie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Disco Zombie (Metallic)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ames/313/DiscoZombieMetallic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57</text:p>
          </table:table-cell>
          <table:table-cell office:value-type="string" calcext:value-type="string">
            <text:p>Dovahki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3856/dovahkiin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Edwa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337/Edward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36</text:p>
          </table:table-cell>
          <table:table-cell office:value-type="string" calcext:value-type="string">
            <text:p>Eli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2313/elise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Ezi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334/Ezio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Ezio (Blac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ames/335/EzioBlack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50</text:p>
          </table:table-cell>
          <table:table-cell office:value-type="string" calcext:value-type="string">
            <text:p>Feral Gho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3854/feralghoul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Garr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323/Garrus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41</text:p>
          </table:table-cell>
          <table:table-cell office:value-type="string" calcext:value-type="string">
            <text:p>Goliat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2332/goliath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41</text:p>
          </table:table-cell>
          <table:table-cell office:value-type="string" calcext:value-type="string">
            <text:p>Goliath (Glow in the Dark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ames/2993/goliathglowinthedark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41</text:p>
          </table:table-cell>
          <table:table-cell office:value-type="string" calcext:value-type="string">
            <text:p>Goliath (Savage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ames/2333/goliathsavage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Gru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322/Grunt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42</text:p>
          </table:table-cell>
          <table:table-cell office:value-type="string" calcext:value-type="string">
            <text:p>Handsome J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2484/handsomejack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39</text:p>
          </table:table-cell>
          <table:table-cell office:value-type="string" calcext:value-type="string">
            <text:p>Han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2330/hank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56</text:p>
          </table:table-cell>
          <table:table-cell office:value-type="string" calcext:value-type="string">
            <text:p>High El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3860/highelf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Illid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325/Illidan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Illidan (Black)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ames/326/IllidanBlack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Jim Rayn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332/JimRaynor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Kerrig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330/Kerrigan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Kerrigan (Primal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ames/331/KerriganPrimal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Knuckl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319/Knuckles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Krat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339/Kratos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Kratos (Fear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ames/3809/kratosfear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48</text:p>
          </table:table-cell>
          <table:table-cell office:value-type="string" calcext:value-type="string">
            <text:p>Lone Wanderer (Femal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ames/3850/lonewandererfemale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47</text:p>
          </table:table-cell>
          <table:table-cell office:value-type="string" calcext:value-type="string">
            <text:p>Lone Wanderer (Mal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ames/3849/lonewanderermale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43</text:p>
          </table:table-cell>
          <table:table-cell office:value-type="string" calcext:value-type="string">
            <text:p>Mad Moxx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2485/moxxi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40</text:p>
          </table:table-cell>
          <table:table-cell office:value-type="string" calcext:value-type="string">
            <text:p>Maggi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2331/maggie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37</text:p>
          </table:table-cell>
          <table:table-cell office:value-type="string" calcext:value-type="string">
            <text:p>Marko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2328/markov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Miran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321/Miranda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34</text:p>
          </table:table-cell>
          <table:table-cell office:value-type="string" calcext:value-type="string">
            <text:p>Mur'ghou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1421/Murghoul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Murlo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1257/Murloc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55</text:p>
          </table:table-cell>
          <table:table-cell office:value-type="string" calcext:value-type="string">
            <text:p>N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3861/nord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Peashoot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311/Peashooter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Plague Docto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338/PlagueDoctor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45</text:p>
          </table:table-cell>
          <table:table-cell office:value-type="string" calcext:value-type="string">
            <text:p>Psych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2483/psycho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Sackbo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1399/Sackboy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onic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317/Sonic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unflow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314/Sunflower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51</text:p>
          </table:table-cell>
          <table:table-cell office:value-type="string" calcext:value-type="string">
            <text:p>Super Mut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3853/supermutant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washbuckler Zomb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340/SwashbucklerZombie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Sylvan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1252/Sylvanas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Tail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318/Tails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Tal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324/Tali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31</text:p>
          </table:table-cell>
          <table:table-cell office:value-type="string" calcext:value-type="string">
            <text:p>Thr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1254/Thrall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Tyra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329/Tyrael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38</text:p>
          </table:table-cell>
          <table:table-cell office:value-type="string" calcext:value-type="string">
            <text:p>V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2329/val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53</text:p>
          </table:table-cell>
          <table:table-cell office:value-type="string" calcext:value-type="string">
            <text:p>Vault Bo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3855/vaultboy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Whiterun Gu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3889/whiterunguard/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Zombi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ames/310/Zombie/</text:p>
          </table:table-cell>
        </table:table-row>
        <table:table-row table:style-name="ro1">
          <table:table-cell office:value-type="string" calcext:value-type="string">
            <text:p>Giant</text:p>
          </table:table-cell>
          <table:table-cell/>
          <table:table-cell office:value-type="string" calcext:value-type="string">
            <text:p>Batma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iant/342/Batman/</text:p>
          </table:table-cell>
        </table:table-row>
        <table:table-row table:style-name="ro1">
          <table:table-cell office:value-type="string" calcext:value-type="string">
            <text:p>Giant</text:p>
          </table:table-cell>
          <table:table-cell/>
          <table:table-cell office:value-type="string" calcext:value-type="string">
            <text:p>Batman (Blue)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iant/343/BatmanBlue/</text:p>
          </table:table-cell>
        </table:table-row>
        <table:table-row table:style-name="ro1">
          <table:table-cell office:value-type="string" calcext:value-type="string">
            <text:p>Giant</text:p>
          </table:table-cell>
          <table:table-cell/>
          <table:table-cell office:value-type="string" calcext:value-type="string">
            <text:p>Buzz Lightyea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iant/344/BuzzLightyear/</text:p>
          </table:table-cell>
        </table:table-row>
        <table:table-row table:style-name="ro1">
          <table:table-cell office:value-type="string" calcext:value-type="string">
            <text:p>Giant</text:p>
          </table:table-cell>
          <table:table-cell/>
          <table:table-cell office:value-type="string" calcext:value-type="string">
            <text:p>Buzz Lightyear (Metallic)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iant/345/BuzzLightyearMetallic/</text:p>
          </table:table-cell>
        </table:table-row>
        <table:table-row table:style-name="ro1">
          <table:table-cell office:value-type="string" calcext:value-type="string">
            <text:p>Giant</text:p>
          </table:table-cell>
          <table:table-cell/>
          <table:table-cell office:value-type="string" calcext:value-type="string">
            <text:p>Buzz Lightyear (w/ Zurg)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iant/346/BuzzLightyearwZurg/</text:p>
          </table:table-cell>
        </table:table-row>
        <table:table-row table:style-name="ro1">
          <table:table-cell office:value-type="string" calcext:value-type="string">
            <text:p>Giant</text:p>
          </table:table-cell>
          <table:table-cell/>
          <table:table-cell office:value-type="string" calcext:value-type="string">
            <text:p>Daryl Dixo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iant/347/DarylDixon/</text:p>
          </table:table-cell>
        </table:table-row>
        <table:table-row table:style-name="ro1">
          <table:table-cell office:value-type="string" calcext:value-type="string">
            <text:p>Giant</text:p>
          </table:table-cell>
          <table:table-cell/>
          <table:table-cell office:value-type="string" calcext:value-type="string">
            <text:p>Daryl Dixon (Bloody)(Gemini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iant/348/DarylDixonBloodyGemini/</text:p>
          </table:table-cell>
        </table:table-row>
        <table:table-row table:style-name="ro1">
          <table:table-cell office:value-type="string" calcext:value-type="string">
            <text:p>Giant</text:p>
          </table:table-cell>
          <table:table-cell/>
          <table:table-cell office:value-type="string" calcext:value-type="string">
            <text:p>Daryl Dixon (Bloody)(Toy Tokyo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iant/1519/DarylDixonBloodyToyTokyo/</text:p>
          </table:table-cell>
        </table:table-row>
        <table:table-row table:style-name="ro1">
          <table:table-cell office:value-type="string" calcext:value-type="string">
            <text:p>Giant</text:p>
          </table:table-cell>
          <table:table-cell/>
          <table:table-cell office:value-type="string" calcext:value-type="string">
            <text:p>Freddy Funko (B&amp;W)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iant/349/FreddyFunkoBW/</text:p>
          </table:table-cell>
        </table:table-row>
        <table:table-row table:style-name="ro1">
          <table:table-cell office:value-type="string" calcext:value-type="string">
            <text:p>Giant</text:p>
          </table:table-cell>
          <table:table-cell/>
          <table:table-cell office:value-type="string" calcext:value-type="string">
            <text:p>Freddy Funko (Batman - Blu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iant/350/FreddyFunkoBatmanBlue/</text:p>
          </table:table-cell>
        </table:table-row>
        <table:table-row table:style-name="ro1">
          <table:table-cell office:value-type="string" calcext:value-type="string">
            <text:p>Giant</text:p>
          </table:table-cell>
          <table:table-cell/>
          <table:table-cell office:value-type="string" calcext:value-type="string">
            <text:p>Freddy Funko (Batman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iant/351/FreddyFunkoBatman/</text:p>
          </table:table-cell>
        </table:table-row>
        <table:table-row table:style-name="ro1">
          <table:table-cell office:value-type="string" calcext:value-type="string">
            <text:p>Giant</text:p>
          </table:table-cell>
          <table:table-cell/>
          <table:table-cell office:value-type="string" calcext:value-type="string">
            <text:p>Freddy Funko (Buzz Lightyear - Metalic)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iant/352/FreddyFunkoBuzzLightyearMetalic/</text:p>
          </table:table-cell>
        </table:table-row>
        <table:table-row table:style-name="ro1">
          <table:table-cell office:value-type="string" calcext:value-type="string">
            <text:p>Giant</text:p>
          </table:table-cell>
          <table:table-cell/>
          <table:table-cell office:value-type="string" calcext:value-type="string">
            <text:p>Freddy Funko (Buzz Lightyear)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iant/353/FreddyFunkoBuzzLightyear/</text:p>
          </table:table-cell>
        </table:table-row>
        <table:table-row table:style-name="ro1">
          <table:table-cell office:value-type="string" calcext:value-type="string">
            <text:p>Giant</text:p>
          </table:table-cell>
          <table:table-cell/>
          <table:table-cell office:value-type="string" calcext:value-type="string">
            <text:p>Freddy Funko (Daryl Dixon - Bloody)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iant/354/FreddyFunkoDarylDixonBloody/</text:p>
          </table:table-cell>
        </table:table-row>
        <table:table-row table:style-name="ro1">
          <table:table-cell office:value-type="string" calcext:value-type="string">
            <text:p>Giant</text:p>
          </table:table-cell>
          <table:table-cell/>
          <table:table-cell office:value-type="string" calcext:value-type="string">
            <text:p>Freddy Funko (Daryl Dixon)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iant/355/FreddyFunkoDarylDixon/</text:p>
          </table:table-cell>
        </table:table-row>
        <table:table-row table:style-name="ro1">
          <table:table-cell office:value-type="string" calcext:value-type="string">
            <text:p>Giant</text:p>
          </table:table-cell>
          <table:table-cell/>
          <table:table-cell office:value-type="string" calcext:value-type="string">
            <text:p>Freddy Funko (Gemini)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iant/356/FreddyFunkoGemini/</text:p>
          </table:table-cell>
        </table:table-row>
        <table:table-row table:style-name="ro1">
          <table:table-cell office:value-type="string" calcext:value-type="string">
            <text:p>Giant</text:p>
          </table:table-cell>
          <table:table-cell/>
          <table:table-cell office:value-type="string" calcext:value-type="string">
            <text:p>Freddy Funko (Orange Hair)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iant/357/FreddyFunkoOrangeHair/</text:p>
          </table:table-cell>
        </table:table-row>
        <table:table-row table:style-name="ro1">
          <table:table-cell office:value-type="string" calcext:value-type="string">
            <text:p>Giant</text:p>
          </table:table-cell>
          <table:table-cell/>
          <table:table-cell office:value-type="string" calcext:value-type="string">
            <text:p>Freddy Funko (Pink Hair)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iant/358/FreddyFunkoPinkHair/</text:p>
          </table:table-cell>
        </table:table-row>
        <table:table-row table:style-name="ro1">
          <table:table-cell office:value-type="string" calcext:value-type="string">
            <text:p>Giant</text:p>
          </table:table-cell>
          <table:table-cell/>
          <table:table-cell office:value-type="string" calcext:value-type="string">
            <text:p>Freddy Funko (Toy Fai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iant/359/FreddyFunkoToyFair/</text:p>
          </table:table-cell>
        </table:table-row>
        <table:table-row table:style-name="ro1">
          <table:table-cell office:value-type="string" calcext:value-type="string">
            <text:p>Giant</text:p>
          </table:table-cell>
          <table:table-cell/>
          <table:table-cell office:value-type="string" calcext:value-type="string">
            <text:p>Maleficen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iant/360/Maleficent/</text:p>
          </table:table-cell>
        </table:table-row>
        <table:table-row table:style-name="ro1">
          <table:table-cell office:value-type="string" calcext:value-type="string">
            <text:p>Giant</text:p>
          </table:table-cell>
          <table:table-cell/>
          <table:table-cell office:value-type="string" calcext:value-type="string">
            <text:p>Maleficent (Metallic)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iant/361/MaleficentMetallic/</text:p>
          </table:table-cell>
        </table:table-row>
        <table:table-row table:style-name="ro1">
          <table:table-cell office:value-type="string" calcext:value-type="string">
            <text:p>Giant</text:p>
          </table:table-cell>
          <table:table-cell/>
          <table:table-cell office:value-type="string" calcext:value-type="string">
            <text:p>Mickey Mous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iant/362/MickeyMouse/</text:p>
          </table:table-cell>
        </table:table-row>
        <table:table-row table:style-name="ro1">
          <table:table-cell office:value-type="string" calcext:value-type="string">
            <text:p>Giant</text:p>
          </table:table-cell>
          <table:table-cell/>
          <table:table-cell office:value-type="string" calcext:value-type="string">
            <text:p>Mickey Mouse (Black &amp; Whit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iant/363/MickeyMouseBlackWhite/</text:p>
          </table:table-cell>
        </table:table-row>
        <table:table-row table:style-name="ro1">
          <table:table-cell office:value-type="string" calcext:value-type="string">
            <text:p>Giant</text:p>
          </table:table-cell>
          <table:table-cell/>
          <table:table-cell office:value-type="string" calcext:value-type="string">
            <text:p>Mickey Mouse (Blue &amp; Red)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iant/364/MickeyMouseBlueRed/</text:p>
          </table:table-cell>
        </table:table-row>
        <table:table-row table:style-name="ro1">
          <table:table-cell office:value-type="string" calcext:value-type="string">
            <text:p>Giant</text:p>
          </table:table-cell>
          <table:table-cell/>
          <table:table-cell office:value-type="string" calcext:value-type="string">
            <text:p>Mickey Mouse (Blue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iant/365/MickeyMouseBlue/</text:p>
          </table:table-cell>
        </table:table-row>
        <table:table-row table:style-name="ro1">
          <table:table-cell office:value-type="string" calcext:value-type="string">
            <text:p>Giant</text:p>
          </table:table-cell>
          <table:table-cell/>
          <table:table-cell office:value-type="string" calcext:value-type="string">
            <text:p>Steamboat Willie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Giant/366/SteamboatWillie/</text:p>
          </table:table-cell>
        </table:table-row>
        <table:table-row table:style-name="ro1">
          <table:table-cell office:value-type="string" calcext:value-type="string">
            <text:p>Giant</text:p>
          </table:table-cell>
          <table:table-cell/>
          <table:table-cell office:value-type="string" calcext:value-type="string">
            <text:p>Steamboat Willie (Blue &amp; Red - Redux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Giant/367/SteamboatWillieBlueRed/</text:p>
          </table:table-cell>
        </table:table-row>
        <table:table-row table:style-name="ro1">
          <table:table-cell office:value-type="string" calcext:value-type="string">
            <text:p>Halo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Cortan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alo/378/Cortana/</text:p>
          </table:table-cell>
        </table:table-row>
        <table:table-row table:style-name="ro1">
          <table:table-cell office:value-type="string" calcext:value-type="string">
            <text:p>Halo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Grunt Mino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alo/371/GruntMinor/</text:p>
          </table:table-cell>
        </table:table-row>
        <table:table-row table:style-name="ro1">
          <table:table-cell office:value-type="string" calcext:value-type="string">
            <text:p>Halo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Master Chie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alo/369/MasterChief/</text:p>
          </table:table-cell>
        </table:table-row>
        <table:table-row table:style-name="ro1">
          <table:table-cell office:value-type="string" calcext:value-type="string">
            <text:p>Halo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Master Chief (Blue)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alo/370/MasterChiefBlue/</text:p>
          </table:table-cell>
        </table:table-row>
        <table:table-row table:style-name="ro1">
          <table:table-cell office:value-type="string" calcext:value-type="string">
            <text:p>Halo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Master Chief (Halo 4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alo/372/MasterChiefHalo4/</text:p>
          </table:table-cell>
        </table:table-row>
        <table:table-row table:style-name="ro1">
          <table:table-cell office:value-type="string" calcext:value-type="string">
            <text:p>Halo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Master Chief (Halo 4) (Gold)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alo/373/MasterChiefHalo4Gold/</text:p>
          </table:table-cell>
        </table:table-row>
        <table:table-row table:style-name="ro1">
          <table:table-cell office:value-type="string" calcext:value-type="string">
            <text:p>Halo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partan Warrior (Green)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alo/374/SpartanWarriorGreen/</text:p>
          </table:table-cell>
        </table:table-row>
        <table:table-row table:style-name="ro1">
          <table:table-cell office:value-type="string" calcext:value-type="string">
            <text:p>Halo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partan Warrior (Yellow)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alo/376/SpartanWarriorYellow/</text:p>
          </table:table-cell>
        </table:table-row>
        <table:table-row table:style-name="ro1">
          <table:table-cell office:value-type="string" calcext:value-type="string">
            <text:p>Halo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partan Warrior Blu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alo/377/SpartanWarriorBlue/</text:p>
          </table:table-cell>
        </table:table-row>
        <table:table-row table:style-name="ro1">
          <table:table-cell office:value-type="string" calcext:value-type="string">
            <text:p>Halo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partan Warrior Re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alo/375/SpartanWarriorRed/</text:p>
          </table:table-cell>
        </table:table-row>
        <table:table-row table:style-name="ro1">
          <table:table-cell office:value-type="string" calcext:value-type="string">
            <text:p>Harry Potter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Albus Dumbled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Harry Potter/3703/albusdumbledore/</text:p>
          </table:table-cell>
        </table:table-row>
        <table:table-row table:style-name="ro1">
          <table:table-cell office:value-type="string" calcext:value-type="string">
            <text:p>Harry Potter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Harry Pot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Harry Potter/3698/harrypotter/</text:p>
          </table:table-cell>
        </table:table-row>
        <table:table-row table:style-name="ro1">
          <table:table-cell office:value-type="string" calcext:value-type="string">
            <text:p>Harry Potter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Hermione Grang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Harry Potter/3702/hermionegranger/</text:p>
          </table:table-cell>
        </table:table-row>
        <table:table-row table:style-name="ro1">
          <table:table-cell office:value-type="string" calcext:value-type="string">
            <text:p>Harry Potter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Lord Voldem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Harry Potter/3699/lordvoldemort/</text:p>
          </table:table-cell>
        </table:table-row>
        <table:table-row table:style-name="ro1">
          <table:table-cell office:value-type="string" calcext:value-type="string">
            <text:p>Harry Potter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Ron Weasle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Harry Potter/3700/ronweasley/</text:p>
          </table:table-cell>
        </table:table-row>
        <table:table-row table:style-name="ro1">
          <table:table-cell office:value-type="string" calcext:value-type="string">
            <text:p>Harry Potter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Rubeus Hagr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Harry Potter/3704/rubeushagrid/</text:p>
          </table:table-cell>
        </table:table-row>
        <table:table-row table:style-name="ro1">
          <table:table-cell office:value-type="string" calcext:value-type="string">
            <text:p>Harry Potter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everus Snap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Harry Potter/3701/severussnape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Aquama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eroes/434/Aquaman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Aquaman (Metallic)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35/AquamanMetallic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Aquaman (New 52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36/AquamanNew52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Bane (The Dark Knight Rises)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43/BaneTheDarkKnightRises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Batgir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eroes/394/Batgirl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Batgirl (Black)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395/BatgirlBlack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Batgirl (Metallic)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396/BatgirlMetallic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Batm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eroes/379/Batman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52</text:p>
          </table:table-cell>
          <table:table-cell office:value-type="string" calcext:value-type="string">
            <text:p>Batman (Arkham Asylum - Blue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1398/BatmanArkhamAsylumBlue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52</text:p>
          </table:table-cell>
          <table:table-cell office:value-type="string" calcext:value-type="string">
            <text:p>Batman (Arkham Asylum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1233/BatmanArkhamAsylum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Batman (Blue - Metallic)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380/BatmanBlueMetallic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Batman (Blue)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381/BatmanBlue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Batman (Bobble Head - Metallic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382/BatmanBobbleHeadMetallic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Batman (Bobble Head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383/BatmanBobbleHead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41</text:p>
          </table:table-cell>
          <table:table-cell office:value-type="string" calcext:value-type="string">
            <text:p>Batman (Classic TV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72/BatmanClassicTV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41</text:p>
          </table:table-cell>
          <table:table-cell office:value-type="string" calcext:value-type="string">
            <text:p>Batman (Classic TV) (Metallic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73/BatmanClassicTVMetallic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62</text:p>
          </table:table-cell>
          <table:table-cell office:value-type="string" calcext:value-type="string">
            <text:p>Batman (Earth 2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97/BatmanEarth2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Batman (Flashpoint)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384/BatmanFlashpoint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Batman (Glow in the Dark)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385/BatmanGlowintheDark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Batman (Metallic)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386/BatmanMetallic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Batman (New 52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387/BatmanNew52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Batman (Rainbow - Blue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2361/batmanrainbowblue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Batman (Rainbow - Green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2360/batmanrainbowgreen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Batman (Rainbow - Orange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2364/batmanrainboworange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Batman (Rainbow - Pink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2362/batmanrainbowpink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Batman (Rainbow - Purple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2363/batmanrainbowpurple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Batman (Rainbow - Yellow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2358/batmanyellowrainbow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Batman (Silver)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3269/batmansilver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Batman (The Dark Knight Rises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41/BatmanTheDarkKnightRises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Batman (The Dark Knight Rises) (Patina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42/BatmanTheDarkKnightRisesPatina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69</text:p>
          </table:table-cell>
          <table:table-cell office:value-type="string" calcext:value-type="string">
            <text:p>Batman (Thrillkiller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1505/BatmanThrillkiller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51</text:p>
          </table:table-cell>
          <table:table-cell office:value-type="string" calcext:value-type="string">
            <text:p>Batman (Unmasked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1331/BatmanUnmasked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58</text:p>
          </table:table-cell>
          <table:table-cell office:value-type="string" calcext:value-type="string">
            <text:p>Batman (White Lantern - Glow in the Dark)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1229/BatmanWhiteLanternGlowintheDark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58</text:p>
          </table:table-cell>
          <table:table-cell office:value-type="string" calcext:value-type="string">
            <text:p>Batman (White Lantern)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93/BatmanWhiteLantern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Batman (Yellow Symbol - Metallic)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388/BatmanYellowSymbolMetallic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Batman (Yellow Symbol)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389/BatmanYellowSymbol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Batman Beyon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eroes/457/BatmanBeyond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Batman Beyond (Metallic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58/BatmanBeyondMetallic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64</text:p>
          </table:table-cell>
          <table:table-cell office:value-type="string" calcext:value-type="string">
            <text:p>Bizar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eroes/1390/Bizarro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The Black Flas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eroes/445/TheBlackFlash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46</text:p>
          </table:table-cell>
          <table:table-cell office:value-type="string" calcext:value-type="string">
            <text:p>Blackest Night Batma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eroes/479/BlackestNightBatman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43</text:p>
          </table:table-cell>
          <table:table-cell office:value-type="string" calcext:value-type="string">
            <text:p>Catwoman (Classic TV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75/CatwomanClassicTV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Catwoman (The Dark Knight Rises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44/CatwomanTheDarkKnightRises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35</text:p>
          </table:table-cell>
          <table:table-cell office:value-type="string" calcext:value-type="string">
            <text:p>Darksei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eroes/463/Darkseid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35</text:p>
          </table:table-cell>
          <table:table-cell office:value-type="string" calcext:value-type="string">
            <text:p>Darkseid (Glow in the Dark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64/DarkseidGlowintheDark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49</text:p>
          </table:table-cell>
          <table:table-cell office:value-type="string" calcext:value-type="string">
            <text:p>Deathstrok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eroes/483/Deathstroke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49</text:p>
          </table:table-cell>
          <table:table-cell office:value-type="string" calcext:value-type="string">
            <text:p>Deathstroke (Metallic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84/DeathstrokeMetallic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50</text:p>
          </table:table-cell>
          <table:table-cell office:value-type="string" calcext:value-type="string">
            <text:p>Deathstroke (Unmasked)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85/DeathstrokeUnmasked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Domo Batm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eroes/446/DomoBatman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Domo Batman (Metallic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47/DomoBatmanMetallic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Domo Dark Knigh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eroes/448/DomoDarkKnight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Domo Green Lanter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eroes/449/DomoGreenLantern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Domo Man of Ste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eroes/452/DomoManofSteel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Domo Superm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eroes/451/DomoSuperman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Domo The Fla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eroes/450/DomoTheFlash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The Fla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eroes/422/TheFlash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47</text:p>
          </table:table-cell>
          <table:table-cell office:value-type="string" calcext:value-type="string">
            <text:p>The Flash (Blue Lantern)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80/TheFlashBlueLantern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47</text:p>
          </table:table-cell>
          <table:table-cell office:value-type="string" calcext:value-type="string">
            <text:p>The Flash (Blue Lantern) (Metallic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81/TheFlashBlueLanternMetallic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The Flash (Metallic)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23/TheFlashMetallic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The Flash (New 52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24/TheFlashNew52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59</text:p>
          </table:table-cell>
          <table:table-cell office:value-type="string" calcext:value-type="string">
            <text:p>The Flash (White Lantern)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94/TheFlashWhiteLantern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59</text:p>
          </table:table-cell>
          <table:table-cell office:value-type="string" calcext:value-type="string">
            <text:p>The Flash (White Lantern) (Glow in the Dark)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95/TheFlashWhiteLanternGlowintheDark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63</text:p>
          </table:table-cell>
          <table:table-cell office:value-type="string" calcext:value-type="string">
            <text:p>Gabri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eroes/498/Gabriel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General Zod (Man of Steel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54/GeneralZodManofSteel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Green Arrow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eroes/432/GreenArrow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Green Arrow (Metallic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33/GreenArrowMetallic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Green Lanter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eroes/416/GreenLantern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Green Lantern (Bobble Head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18/GreenLanternBobbleHead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Green Lantern (Bobble Head) (Metallic)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17/GreenLanternBobbleHeadMetallic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Green Lantern (Glow in the Dark)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19/GreenLanternGlowintheDark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Green Lantern (Metallic)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20/GreenLanternMetallic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Green Lantern (New 52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21/GreenLanternNew52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Hal Jordan (Movie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25/HalJordanMovie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Hal Jordan (Movie) (Metallic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26/HalJordanMovieMetallic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34</text:p>
          </table:table-cell>
          <table:table-cell office:value-type="string" calcext:value-type="string">
            <text:p>Harley Quin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eroes/459/HarleyQuinn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54</text:p>
          </table:table-cell>
          <table:table-cell office:value-type="string" calcext:value-type="string">
            <text:p>Harley Quinn (Arkham Asylum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88/HarleyQuinnArkhamAsylum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34</text:p>
          </table:table-cell>
          <table:table-cell office:value-type="string" calcext:value-type="string">
            <text:p>Harley Quinn (Black &amp; White)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60/HarleyQuinnBlackampWhite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34</text:p>
          </table:table-cell>
          <table:table-cell office:value-type="string" calcext:value-type="string">
            <text:p>Harley Quinn (Glow in the Dark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61/HarleyQuinnGlowintheDark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34</text:p>
          </table:table-cell>
          <table:table-cell office:value-type="string" calcext:value-type="string">
            <text:p>Harley Quinn (Metallic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62/HarleyQuinnMetallic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66</text:p>
          </table:table-cell>
          <table:table-cell office:value-type="string" calcext:value-type="string">
            <text:p>Harley Quinn (Roller Derby - New 52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1863/HarleyQuinnRollerDerbyNew52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45</text:p>
          </table:table-cell>
          <table:table-cell office:value-type="string" calcext:value-type="string">
            <text:p>Harley Quinn with Mall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eroes/478/HarleyQuinnwithMallet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Hawkma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eroes/437/Hawkman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Hawkman (Metallic)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38/HawkmanMetallic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The Jok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eroes/401/TheJoker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/>
          <table:table-cell office:value-type="string" calcext:value-type="string">
            <text:p>The Joker &amp; Bank Robber Joker (The Dark Knight) (Glow in the Dark)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99/TheJokerampBankRobberJokerTheDarkKnightGlowintheDark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53</text:p>
          </table:table-cell>
          <table:table-cell office:value-type="string" calcext:value-type="string">
            <text:p>The Joker (Arkham Asylum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87/TheJokerArkhamAsylum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37</text:p>
          </table:table-cell>
          <table:table-cell office:value-type="string" calcext:value-type="string">
            <text:p>The Joker (Bank Robber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66/TheJokerBankRobber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The Joker (Bobble Head - Metallic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02/TheJokerBobbleHeadMetallic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The Joker (Bobble Head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03/TheJokerBobbleHead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44</text:p>
          </table:table-cell>
          <table:table-cell office:value-type="string" calcext:value-type="string">
            <text:p>The Joker (Classic TV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76/TheJokerClassicTV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44</text:p>
          </table:table-cell>
          <table:table-cell office:value-type="string" calcext:value-type="string">
            <text:p>The Joker (Classic TV) (Metallic)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77/TheJokerClassicTVMetallic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The Joker (Glow in the Dark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04/TheJokerGlowintheDark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The Joker (Metallic)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05/TheJokerMetallic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36</text:p>
          </table:table-cell>
          <table:table-cell office:value-type="string" calcext:value-type="string">
            <text:p>The Joker (The Dark Knight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65/TheJokerTheDarkKnight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65</text:p>
          </table:table-cell>
          <table:table-cell office:value-type="string" calcext:value-type="string">
            <text:p>The Joker Batman-Batma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eroes/1506/TheJokerBatmanBatman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48</text:p>
          </table:table-cell>
          <table:table-cell office:value-type="string" calcext:value-type="string">
            <text:p>Judge Dred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eroes/482/JudgeDredd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56</text:p>
          </table:table-cell>
          <table:table-cell office:value-type="string" calcext:value-type="string">
            <text:p>Killer Croc (Arkham Asylum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1234/KillerCrocArkhamAsylum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Martian Manhunte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eroes/439/MartianManhunter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Martian Manhunter (Metallic)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40/MartianManhunterMetallic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40</text:p>
          </table:table-cell>
          <table:table-cell office:value-type="string" calcext:value-type="string">
            <text:p>Nightwin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eroes/469/Nightwing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40</text:p>
          </table:table-cell>
          <table:table-cell office:value-type="string" calcext:value-type="string">
            <text:p>Nightwing (Red)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71/NightwingRed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40</text:p>
          </table:table-cell>
          <table:table-cell office:value-type="string" calcext:value-type="string">
            <text:p>Nightwing (Red) (Metallic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70/NightwingRedMetallic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The Pengui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eroes/397/ThePenguin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The Penguin (Metallic)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398/ThePenguinMetallic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67</text:p>
          </table:table-cell>
          <table:table-cell office:value-type="string" calcext:value-type="string">
            <text:p>The Phant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eroes/3477/thephantom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55</text:p>
          </table:table-cell>
          <table:table-cell office:value-type="string" calcext:value-type="string">
            <text:p>Poison Ivy (Arkham Asylum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1235/PoisonIvyArkhamAsylum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39</text:p>
          </table:table-cell>
          <table:table-cell office:value-type="string" calcext:value-type="string">
            <text:p>Reverse Flas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eroes/467/ReverseFlash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68</text:p>
          </table:table-cell>
          <table:table-cell office:value-type="string" calcext:value-type="string">
            <text:p>Reverse Flash (Black Lantern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1480/ReverseFlashBlackLantern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39</text:p>
          </table:table-cell>
          <table:table-cell office:value-type="string" calcext:value-type="string">
            <text:p>Reverse Flash (Glow in the Dark)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68/ReverseFlashGlowintheDark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The Riddl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eroes/399/TheRiddler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The Riddler (Metallic)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00/TheRiddlerMetallic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Rob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eroes/390/Robin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Robin (Bobble Head - Metallic)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391/RobinBobbleHeadMetallic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Robin (Bobble Head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392/RobinBobbleHead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42</text:p>
          </table:table-cell>
          <table:table-cell office:value-type="string" calcext:value-type="string">
            <text:p>Robin (Classic TV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74/RobinClassicTV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Robin (Metallic)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393/RobinMetallic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haza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eroes/430/Shazam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hazam (Metallic)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31/ShazamMetallic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inestro (Movie)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27/SinestroMovie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Sinestro (Movie) (Metallic)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28/SinestroMovieMetallic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61</text:p>
          </table:table-cell>
          <table:table-cell office:value-type="string" calcext:value-type="string">
            <text:p>Star Sapphire Wonder Woma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eroes/1319/StarSapphireWonderWoman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61</text:p>
          </table:table-cell>
          <table:table-cell office:value-type="string" calcext:value-type="string">
            <text:p>Star Sapphire Wonder Woman (Metallic)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1320/StarSapphireWonderWomanMetallic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31</text:p>
          </table:table-cell>
          <table:table-cell office:value-type="string" calcext:value-type="string">
            <text:p>Superbo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eroes/455/Superboy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uperm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eroes/406/Superman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uperman (Bobble Head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08/SupermanBobbleHead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uperman (Bobble Head) (Metallic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07/SupermanBobbleHeadMetallic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uperman (Kingdom Come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09/SupermanKingdomCome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32</text:p>
          </table:table-cell>
          <table:table-cell office:value-type="string" calcext:value-type="string">
            <text:p>Superman (Man of Steel Black Suit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56/SupermanManofSteelBlackSuit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Superman (Man of Steel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53/SupermanManofSteel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uperman (Metallic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10/SupermanMetallic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Superman (New 52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11/SupermanNew52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Superman (Red Son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96/SupermanRedSon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57</text:p>
          </table:table-cell>
          <table:table-cell office:value-type="string" calcext:value-type="string">
            <text:p>Superman (White Lantern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91/SupermanWhiteLantern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57</text:p>
          </table:table-cell>
          <table:table-cell office:value-type="string" calcext:value-type="string">
            <text:p>Superman (White Lantern) (Glow in the Dark)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92/SupermanWhiteLanternGlowintheDark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Two-Fac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eroes/429/TwoFace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onder Wom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eroes/412/WonderWoman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onder Woman (Black &amp; White)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13/WonderWomanBlackampWhite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onder Woman (Metallic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14/WonderWomanMetallic/</text:p>
          </table:table-cell>
        </table:table-row>
        <table:table-row table:style-name="ro1">
          <table:table-cell office:value-type="string" calcext:value-type="string">
            <text:p>Heroes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onder Woman (New 52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eroes/415/WonderWomanNew52/</text:p>
          </table:table-cell>
        </table:table-row>
        <table:table-row table:style-name="ro1">
          <table:table-cell office:value-type="string" calcext:value-type="string">
            <text:p>Holidays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Buddy the Elf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olidays/509/BuddytheElf/</text:p>
          </table:table-cell>
        </table:table-row>
        <table:table-row table:style-name="ro1">
          <table:table-cell office:value-type="string" calcext:value-type="string">
            <text:p>Holidays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Bumb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olidays/504/Bumble/</text:p>
          </table:table-cell>
        </table:table-row>
        <table:table-row table:style-name="ro1">
          <table:table-cell office:value-type="string" calcext:value-type="string">
            <text:p>Holidays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Bunny Suit Ralphi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olidays/511/BunnySuitRalphie/</text:p>
          </table:table-cell>
        </table:table-row>
        <table:table-row table:style-name="ro1">
          <table:table-cell office:value-type="string" calcext:value-type="string">
            <text:p>Holidays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Bunny Suit Ralphie (Flocked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Holidays/512/BunnySuitRalphieFlocked/</text:p>
          </table:table-cell>
        </table:table-row>
        <table:table-row table:style-name="ro1">
          <table:table-cell office:value-type="string" calcext:value-type="string">
            <text:p>Holidays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The Elf on the She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olidays/508/TheElfontheShelf/</text:p>
          </table:table-cell>
        </table:table-row>
        <table:table-row table:style-name="ro1">
          <table:table-cell office:value-type="string" calcext:value-type="string">
            <text:p>Holiday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Heat Mis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olidays/501/HeatMiser/</text:p>
          </table:table-cell>
        </table:table-row>
        <table:table-row table:style-name="ro1">
          <table:table-cell office:value-type="string" calcext:value-type="string">
            <text:p>Holidays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Herme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olidays/507/Hermey/</text:p>
          </table:table-cell>
        </table:table-row>
        <table:table-row table:style-name="ro1">
          <table:table-cell office:value-type="string" calcext:value-type="string">
            <text:p>Holidays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Misfit Elephan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olidays/505/MisfitElephant/</text:p>
          </table:table-cell>
        </table:table-row>
        <table:table-row table:style-name="ro1">
          <table:table-cell office:value-type="string" calcext:value-type="string">
            <text:p>Holidays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The Old M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olidays/513/TheOldMan/</text:p>
          </table:table-cell>
        </table:table-row>
        <table:table-row table:style-name="ro1">
          <table:table-cell office:value-type="string" calcext:value-type="string">
            <text:p>Holiday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Rudolp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olidays/502/Rudolph/</text:p>
          </table:table-cell>
        </table:table-row>
        <table:table-row table:style-name="ro1">
          <table:table-cell office:value-type="string" calcext:value-type="string">
            <text:p>Holiday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anta Clau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olidays/503/SantaClaus/</text:p>
          </table:table-cell>
        </table:table-row>
        <table:table-row table:style-name="ro1">
          <table:table-cell office:value-type="string" calcext:value-type="string">
            <text:p>Holidays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heriff Ralph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olidays/510/SheriffRalphie/</text:p>
          </table:table-cell>
        </table:table-row>
        <table:table-row table:style-name="ro1">
          <table:table-cell office:value-type="string" calcext:value-type="string">
            <text:p>Holiday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now Mis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olidays/500/SnowMiser/</text:p>
          </table:table-cell>
        </table:table-row>
        <table:table-row table:style-name="ro1">
          <table:table-cell office:value-type="string" calcext:value-type="string">
            <text:p>Holidays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Yukon Corneliu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Holidays/506/YukonCornelius/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Ajani Goldm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gic/1338/AjaniGoldmane/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Ajani Goldmane (Flocked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gic/517/AjaniGoldmaneFlocked/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Chandra Nala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gic/520/ChandraNalaar/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Chandra Nalaar (Glow in the Dark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gic/521/ChandraNalaarGlowintheDark/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Elspeth Tir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gic/523/ElspethTirel/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Garruk Wildspeak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gic/1318/GarrukWildspeaker/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Garruk Wildspeaker (Black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gic/1227/GarrukWildspeakerBlack/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Garruk Wildspeaker (Purple Eyes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gic/515/GarrukWildspeakerPurpleEyes/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Gideon Jur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gic/522/GideonJura/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Jace Beleren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gic/514/JaceBeleren/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Kiora Atu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gic/525/KioraAtua/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Liliana Ve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gic/519/LilianaVess/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Nicol Bola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gic/527/NicolBolas/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Nicol Bolas (Black)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gic/2479/nicolbolas/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Nissa Reva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gic/518/NissaRevane/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arkhan Vo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gic/526/SarkhanVol/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Tezzer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gic/524/Tezzeret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96</text:p>
          </table:table-cell>
          <table:table-cell office:value-type="string" calcext:value-type="string">
            <text:p>Agent Car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3871/agentcarter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53</text:p>
          </table:table-cell>
          <table:table-cell office:value-type="string" calcext:value-type="string">
            <text:p>Agent Couls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616/AgentCoulson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88</text:p>
          </table:table-cell>
          <table:table-cell office:value-type="string" calcext:value-type="string">
            <text:p>Agent M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3478/agentmay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84</text:p>
          </table:table-cell>
          <table:table-cell office:value-type="string" calcext:value-type="string">
            <text:p>Angry Groo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3583/grootangry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85</text:p>
          </table:table-cell>
          <table:table-cell office:value-type="string" calcext:value-type="string">
            <text:p>Ant-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3678/antman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85</text:p>
          </table:table-cell>
          <table:table-cell office:value-type="string" calcext:value-type="string">
            <text:p>Ant-Man (Glow in the Dark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3684/antmanglowinthedark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B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570/Beast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Beast (Flocked)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71/BeastFlocked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79</text:p>
          </table:table-cell>
          <table:table-cell office:value-type="string" calcext:value-type="string">
            <text:p>Black Suit Spider-Ma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1495/BlackSuitSpiderMan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42</text:p>
          </table:table-cell>
          <table:table-cell office:value-type="string" calcext:value-type="string">
            <text:p>Black Wido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603/BlackWidow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91</text:p>
          </table:table-cell>
          <table:table-cell office:value-type="string" calcext:value-type="string">
            <text:p>Black Widow (Avengers 2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2738/blackwidowavengers2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Captain Americ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538/CaptainAmerica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67</text:p>
          </table:table-cell>
          <table:table-cell office:value-type="string" calcext:value-type="string">
            <text:p>Captain America (Avengers 2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2238/captainamericaavengers2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Captain America (Black &amp; White)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39/CaptainAmericaBlackampWhite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Captain America (Metallic)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40/CaptainAmericaMetallic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Captain America (Metallic) (Unmasked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1336/CaptainAmericaUnmaskedMetallic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Captain America (The Avengers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46/CaptainAmericaTheAvengers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41</text:p>
          </table:table-cell>
          <table:table-cell office:value-type="string" calcext:value-type="string">
            <text:p>Captain America (Winter Soldier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99/CaptainAmericaWinterSoldier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41</text:p>
          </table:table-cell>
          <table:table-cell office:value-type="string" calcext:value-type="string">
            <text:p>Captain America (Winter Soldier) (Black &amp; White)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600/CaptainAmericaWinterSoldierBlackampWhite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41</text:p>
          </table:table-cell>
          <table:table-cell office:value-type="string" calcext:value-type="string">
            <text:p>Captain America (Winter Soldier) (Glow in the Dark)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601/CaptainAmericaWinterSoldierGlowintheDark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41</text:p>
          </table:table-cell>
          <table:table-cell office:value-type="string" calcext:value-type="string">
            <text:p>Captain America (Winter Soldier) (Unmasked)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602/CaptainAmericaWinterSoldierUnmasked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77</text:p>
          </table:table-cell>
          <table:table-cell office:value-type="string" calcext:value-type="string">
            <text:p>The Collect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1516/TheCollector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Coloss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1243/Colossus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39</text:p>
          </table:table-cell>
          <table:table-cell office:value-type="string" calcext:value-type="string">
            <text:p>Compound Hulk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595/CompoundHulk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39</text:p>
          </table:table-cell>
          <table:table-cell office:value-type="string" calcext:value-type="string">
            <text:p>Compound Hulk (Metallic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96/CompoundHulkMetallic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58</text:p>
          </table:table-cell>
          <table:table-cell office:value-type="string" calcext:value-type="string">
            <text:p>Cyclop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1242/Cyclops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65</text:p>
          </table:table-cell>
          <table:table-cell office:value-type="string" calcext:value-type="string">
            <text:p>Dancing Groo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1473/DancingGroot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65</text:p>
          </table:table-cell>
          <table:table-cell office:value-type="string" calcext:value-type="string">
            <text:p>Dancing Groot (I am Groot - Blue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1862/DancingGrootIamGroot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65</text:p>
          </table:table-cell>
          <table:table-cell office:value-type="string" calcext:value-type="string">
            <text:p>Dancing Groot (Ravagers - Red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1464/DancingGrootRavagersLogo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90</text:p>
          </table:table-cell>
          <table:table-cell office:value-type="string" calcext:value-type="string">
            <text:p>Daredevil (Red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2602/daredevilred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90</text:p>
          </table:table-cell>
          <table:table-cell office:value-type="string" calcext:value-type="string">
            <text:p>Daredevil (Yellow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2603/daredevilyellow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37</text:p>
          </table:table-cell>
          <table:table-cell office:value-type="string" calcext:value-type="string">
            <text:p>Dark El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593/DarkElf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Dark Phoenix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572/DarkPhoenix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Deadpoo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562/Deadpool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Deadpool (Black &amp; White)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64/DeadpoolBlackampWhite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Deadpool (Black &amp; White) (Glow Head - Error)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2509/deadpoolblackwhiteheaderror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Deadpool (Black &amp; White) (Glow in the Dark)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63/DeadpoolBlackampWhiteGlowintheDark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Deadpool (Glow in the Dark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66/DeadpoolGlowintheDark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Deadpool (Inverse)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65/DeadpoolInverse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Deadpool (Metallic)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67/DeadpoolMetallic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Deadpool (Orange)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69/DeadpoolOrange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Deadpool (Unmasked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81/DeadpoolUnmasked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Deadpool (Unmasked) (X-Force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80/DeadpoolUnmaskedXForce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Deadpool (X-Force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68/DeadpoolXForce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Deadpool (X-Men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1330/DeadpoolXMen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Deep Space Sui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577/DeepSpaceSuit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Dr. Doo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555/DrDoom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Dr. Doom (Black &amp; White)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56/DrDoomBlackampWhite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Dr. Doom (Metallic)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57/DrDoomMetallic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50</text:p>
          </table:table-cell>
          <table:table-cell office:value-type="string" calcext:value-type="string">
            <text:p>Dr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613/Drax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46</text:p>
          </table:table-cell>
          <table:table-cell office:value-type="string" calcext:value-type="string">
            <text:p>Electro (Glow in the Dark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1316/ElectroGlowintheDark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46</text:p>
          </table:table-cell>
          <table:table-cell office:value-type="string" calcext:value-type="string">
            <text:p>Electro (Glow in the Dark) (Metallic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608/ElectroGlowintheDarkMetallic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51</text:p>
          </table:table-cell>
          <table:table-cell office:value-type="string" calcext:value-type="string">
            <text:p>Gamor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614/Gamora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Ghost Ri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558/GhostRider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Ghost Rider (Glow in the Dark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59/GhostRiderGlowintheDark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Ghost Rider (Metallic)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60/GhostRiderMetallic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49</text:p>
          </table:table-cell>
          <table:table-cell office:value-type="string" calcext:value-type="string">
            <text:p>Groo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612/Groot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49</text:p>
          </table:table-cell>
          <table:table-cell office:value-type="string" calcext:value-type="string">
            <text:p>Groot (Glow in the Dar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1224/GrootGlowintheDark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49</text:p>
          </table:table-cell>
          <table:table-cell office:value-type="string" calcext:value-type="string">
            <text:p>Groot (Moss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2116/GrootMoss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70</text:p>
          </table:table-cell>
          <table:table-cell office:value-type="string" calcext:value-type="string">
            <text:p>Hawkey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2237/hawkeye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55</text:p>
          </table:table-cell>
          <table:table-cell office:value-type="string" calcext:value-type="string">
            <text:p>Heimd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618/Heimdall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64</text:p>
          </table:table-cell>
          <table:table-cell office:value-type="string" calcext:value-type="string">
            <text:p>Howard the D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1236/HowardtheDuck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The Hul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542/TheHulk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68</text:p>
          </table:table-cell>
          <table:table-cell office:value-type="string" calcext:value-type="string">
            <text:p>Hulk (Avengers 2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2239/hulkavengers2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68</text:p>
          </table:table-cell>
          <table:table-cell office:value-type="string" calcext:value-type="string">
            <text:p>Hulk (Avengers 2) (Glow in the Dark)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2790/hulkglowinthedarkavengers2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68</text:p>
          </table:table-cell>
          <table:table-cell office:value-type="string" calcext:value-type="string">
            <text:p>Hulk (Avengers 2) (Savage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2279/hulksavageavengers2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The Hulk (The Avengers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49/TheHulkTheAvengers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73</text:p>
          </table:table-cell>
          <table:table-cell office:value-type="string" calcext:value-type="string">
            <text:p>Hulkbust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2324/hulkbuster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Iron M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533/IronMan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Iron Man (Blue Stealth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1328/IronManBlueStealth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Iron Man (Iron Man 3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73/IronManIronMan3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Iron Man (The Avengers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47/IronManTheAvengers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66</text:p>
          </table:table-cell>
          <table:table-cell office:value-type="string" calcext:value-type="string">
            <text:p>Iron Man Mark 43 (Avengers 2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2233/ironmanmark43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94</text:p>
          </table:table-cell>
          <table:table-cell office:value-type="string" calcext:value-type="string">
            <text:p>Iron Man Mark 43 (Avengers 2) (Unmasked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3642/ironmanmark43avengers2unmasked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Iron Patrio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575/IronPatriot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Iron Patriot (Metallic)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76/IronPatriotMetallic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James Rhod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587/JamesRhodes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56</text:p>
          </table:table-cell>
          <table:table-cell office:value-type="string" calcext:value-type="string">
            <text:p>Lady Si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619/LadySif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Loga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579/Logan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Loki (The Avengers)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54/LokiTheAvengers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36</text:p>
          </table:table-cell>
          <table:table-cell office:value-type="string" calcext:value-type="string">
            <text:p>Loki (The Dark World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91/LokiTheDarkWorld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36</text:p>
          </table:table-cell>
          <table:table-cell office:value-type="string" calcext:value-type="string">
            <text:p>Loki (The Dark World) (Black &amp; White Helmet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1327/LokiTheDarkWorldBlackampWhiteHelmet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36</text:p>
          </table:table-cell>
          <table:table-cell office:value-type="string" calcext:value-type="string">
            <text:p>Loki (The Dark World) (Black &amp; White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92/LokiTheDarkWorldBlackampWhite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36</text:p>
          </table:table-cell>
          <table:table-cell office:value-type="string" calcext:value-type="string">
            <text:p>Loki (The Dark World) (Frost Giant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1321/LokiTheDarkWorldFrostGiant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36</text:p>
          </table:table-cell>
          <table:table-cell office:value-type="string" calcext:value-type="string">
            <text:p>Loki (The Dark World) (Frost Giant) (Glow in the Dar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1322/LokiTheDarkWorldFrostGiantGlowintheDark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36</text:p>
          </table:table-cell>
          <table:table-cell office:value-type="string" calcext:value-type="string">
            <text:p>Loki (The Dark World) (Gold Helmet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1332/LokiTheDarkWorldGoldHelmet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Loki (Thor Movie)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29/LokiThorMovie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62</text:p>
          </table:table-cell>
          <table:table-cell office:value-type="string" calcext:value-type="string">
            <text:p>Magnet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1238/Magneto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62</text:p>
          </table:table-cell>
          <table:table-cell office:value-type="string" calcext:value-type="string">
            <text:p>Magneto (Metallic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1486/MagnetoMetallic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61</text:p>
          </table:table-cell>
          <table:table-cell office:value-type="string" calcext:value-type="string">
            <text:p>Mystiqu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1240/Mystique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76</text:p>
          </table:table-cell>
          <table:table-cell office:value-type="string" calcext:value-type="string">
            <text:p>Nebu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1512/Nebula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Nick Fur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550/NickFury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54</text:p>
          </table:table-cell>
          <table:table-cell office:value-type="string" calcext:value-type="string">
            <text:p>Od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617/Odin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34</text:p>
          </table:table-cell>
          <table:table-cell office:value-type="string" calcext:value-type="string">
            <text:p>Peter Park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588/PeterParker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Phoenix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578/Phoenix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57</text:p>
          </table:table-cell>
          <table:table-cell office:value-type="string" calcext:value-type="string">
            <text:p>Professor 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1239/ProfessorX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80</text:p>
          </table:table-cell>
          <table:table-cell office:value-type="string" calcext:value-type="string">
            <text:p>Punis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1494/Punisher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31</text:p>
          </table:table-cell>
          <table:table-cell office:value-type="string" calcext:value-type="string">
            <text:p>Red Hulk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584/RedHulk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31</text:p>
          </table:table-cell>
          <table:table-cell office:value-type="string" calcext:value-type="string">
            <text:p>Red Hulk (Metallic)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85/RedHulkMetallic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Red Skull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541/RedSkull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48</text:p>
          </table:table-cell>
          <table:table-cell office:value-type="string" calcext:value-type="string">
            <text:p>Rocket Racco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610/RocketRaccoon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48</text:p>
          </table:table-cell>
          <table:table-cell office:value-type="string" calcext:value-type="string">
            <text:p>Rocket Raccoon (Flocked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611/RocketRaccoonFlocked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48</text:p>
          </table:table-cell>
          <table:table-cell office:value-type="string" calcext:value-type="string">
            <text:p>Rocket Raccoon (Ravagers Uniform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2312/rocketraccoonravagersoutfit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48</text:p>
          </table:table-cell>
          <table:table-cell office:value-type="string" calcext:value-type="string">
            <text:p>Rocket Raccoon (Ravagers Uniform) (Flocked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2501/rocketraccoonravagersoutfitflocked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75</text:p>
          </table:table-cell>
          <table:table-cell office:value-type="string" calcext:value-type="string">
            <text:p>Ron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1515/Ronan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95</text:p>
          </table:table-cell>
          <table:table-cell office:value-type="string" calcext:value-type="string">
            <text:p>Scarlet Wit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3494/scarletwitch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ilver Surf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561/SilverSurfer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pider-M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530/SpiderMan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pider-Man (Black &amp; White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31/SpiderManBlackampWhite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Spider-Man (Metallic)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32/SpiderManMetallic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45</text:p>
          </table:table-cell>
          <table:table-cell office:value-type="string" calcext:value-type="string">
            <text:p>Spider-Man (The Amazing Spider-Man 2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606/SpiderManTheAmazingSpiderMan2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45</text:p>
          </table:table-cell>
          <table:table-cell office:value-type="string" calcext:value-type="string">
            <text:p>Spider-Man (The Amazing Spider-Man 2) (Metallic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1333/SpiderManTheAmazingSpiderMan2Metallic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pider-Man (The Amazing Spider-Man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51/SpiderManTheAmazingSpiderMan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pider-Man (The Amazing Spider-Man) (Glow in the Dark)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52/SpiderManTheAmazingSpiderManGlowintheDark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Spider-Man (The Amazing Spider-Man) (Metallic)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53/SpiderManTheAmazingSpiderManMetallic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81</text:p>
          </table:table-cell>
          <table:table-cell office:value-type="string" calcext:value-type="string">
            <text:p>Spider-Man 209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1497/SpiderMan2099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47</text:p>
          </table:table-cell>
          <table:table-cell office:value-type="string" calcext:value-type="string">
            <text:p>Star-L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609/StarLord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52</text:p>
          </table:table-cell>
          <table:table-cell office:value-type="string" calcext:value-type="string">
            <text:p>Star-Lord (Unmasked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615/StarLordUnmasked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59</text:p>
          </table:table-cell>
          <table:table-cell office:value-type="string" calcext:value-type="string">
            <text:p>Stor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1237/Storm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59</text:p>
          </table:table-cell>
          <table:table-cell office:value-type="string" calcext:value-type="string">
            <text:p>Storm (Black Suit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3496/stormblacksuit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59</text:p>
          </table:table-cell>
          <table:table-cell office:value-type="string" calcext:value-type="string">
            <text:p>Storm (Glow in the Dark)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1337/StormGlowintheDark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78</text:p>
          </table:table-cell>
          <table:table-cell office:value-type="string" calcext:value-type="string">
            <text:p>Thano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1514/Thanos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78</text:p>
          </table:table-cell>
          <table:table-cell office:value-type="string" calcext:value-type="string">
            <text:p>Thanos (Glow in the Dar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2162/ThanosGlowintheDark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The Th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543/TheThing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The Thing (Black &amp; White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44/TheThingBlackampWhite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The Thing (Metallic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45/TheThingMetallic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69</text:p>
          </table:table-cell>
          <table:table-cell office:value-type="string" calcext:value-type="string">
            <text:p>Thor (Avengers 2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2234/thoravengers2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Thor (The Avengers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48/ThorTheAvengers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35</text:p>
          </table:table-cell>
          <table:table-cell office:value-type="string" calcext:value-type="string">
            <text:p>Thor (The Dark World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89/ThorTheDarkWorld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35</text:p>
          </table:table-cell>
          <table:table-cell office:value-type="string" calcext:value-type="string">
            <text:p>Thor (The Dark World) (Black &amp; White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90/ThorTheDarkWorldBlackampWhite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Thor (Thor Movie)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28/ThorThorMovie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38</text:p>
          </table:table-cell>
          <table:table-cell office:value-type="string" calcext:value-type="string">
            <text:p>Thor with Helmet (The Dark World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94/ThorTheDarkWorldHelmet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32</text:p>
          </table:table-cell>
          <table:table-cell office:value-type="string" calcext:value-type="string">
            <text:p>Tony Stark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586/TonyStark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72</text:p>
          </table:table-cell>
          <table:table-cell office:value-type="string" calcext:value-type="string">
            <text:p>Ultr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2235/ultron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82</text:p>
          </table:table-cell>
          <table:table-cell office:value-type="string" calcext:value-type="string">
            <text:p>Veno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1496/Venom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71</text:p>
          </table:table-cell>
          <table:table-cell office:value-type="string" calcext:value-type="string">
            <text:p>Vis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2236/vision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71</text:p>
          </table:table-cell>
          <table:table-cell office:value-type="string" calcext:value-type="string">
            <text:p>Vision (Faded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3055/visionfaded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War Machi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574/WarMachine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White Phoeni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582/WhitePhoenix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White Phoenix (Glow in the Dark)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83/WhitePhoenixGlowintheDark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44</text:p>
          </table:table-cell>
          <table:table-cell office:value-type="string" calcext:value-type="string">
            <text:p>Winter Sold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605/WinterSoldier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43</text:p>
          </table:table-cell>
          <table:table-cell office:value-type="string" calcext:value-type="string">
            <text:p>Winter Soldier (Unmasked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604/WinterSoldierUnmasked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Wolveri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534/Wolverine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Wolverine (Black &amp; White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35/WolverineBlackampWhite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Wolverine (Brown)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36/WolverineBrown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40</text:p>
          </table:table-cell>
          <table:table-cell office:value-type="string" calcext:value-type="string">
            <text:p>Wolverine (Unmasked)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97/WolverineUnmasked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40</text:p>
          </table:table-cell>
          <table:table-cell office:value-type="string" calcext:value-type="string">
            <text:p>Wolverine (Unmasked) (Glow in the Dark)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98/WolverineUnmaskedGlowintheDark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Wolverine (X-Force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537/WolverineXForce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86</text:p>
          </table:table-cell>
          <table:table-cell office:value-type="string" calcext:value-type="string">
            <text:p>Yellowjac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3679/yellowjacket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86</text:p>
          </table:table-cell>
          <table:table-cell office:value-type="string" calcext:value-type="string">
            <text:p>Yellowjacket (Glow in the Dark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arvel/3760/yellowjacketglowinthedark/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#74</text:p>
          </table:table-cell>
          <table:table-cell office:value-type="string" calcext:value-type="string">
            <text:p>Yond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arvel/1513/Yondu/</text:p>
          </table:table-cell>
        </table:table-row>
        <table:table-row table:style-name="ro1">
          <table:table-cell office:value-type="string" calcext:value-type="string">
            <text:p>Minis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Ariel &amp; Ursul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inis/626/ArielUrsula/</text:p>
          </table:table-cell>
        </table:table-row>
        <table:table-row table:style-name="ro1">
          <table:table-cell office:value-type="string" calcext:value-type="string">
            <text:p>Minis</text:p>
          </table:table-cell>
          <table:table-cell/>
          <table:table-cell office:value-type="string" calcext:value-type="string">
            <text:p>Ariel (Holiday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inis/1461/ArielHoliday/</text:p>
          </table:table-cell>
        </table:table-row>
        <table:table-row table:style-name="ro1">
          <table:table-cell office:value-type="string" calcext:value-type="string">
            <text:p>Minis</text:p>
          </table:table-cell>
          <table:table-cell/>
          <table:table-cell office:value-type="string" calcext:value-type="string">
            <text:p>Ariel, Snow White &amp; Auror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inis/628/ArielSnowWhiteAurora/</text:p>
          </table:table-cell>
        </table:table-row>
        <table:table-row table:style-name="ro1">
          <table:table-cell office:value-type="string" calcext:value-type="string">
            <text:p>Minis</text:p>
          </table:table-cell>
          <table:table-cell/>
          <table:table-cell office:value-type="string" calcext:value-type="string">
            <text:p>Batman (Holiday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inis/1462/BatmanHoliday/</text:p>
          </table:table-cell>
        </table:table-row>
        <table:table-row table:style-name="ro1">
          <table:table-cell office:value-type="string" calcext:value-type="string">
            <text:p>Minis</text:p>
          </table:table-cell>
          <table:table-cell/>
          <table:table-cell office:value-type="string" calcext:value-type="string">
            <text:p>The Disney/Pixar Collection (Buzz Lightyear, Ratatouille, Wall-E, Carl)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inis/1341/TheDisneyPixarCollectionBuzzLightyearRatatouilleWallECarl/</text:p>
          </table:table-cell>
        </table:table-row>
        <table:table-row table:style-name="ro1">
          <table:table-cell office:value-type="string" calcext:value-type="string">
            <text:p>Minis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Jack Skellington &amp; Oogie Boogi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inis/624/JackSkellingtonOogieBoogie/</text:p>
          </table:table-cell>
        </table:table-row>
        <table:table-row table:style-name="ro1">
          <table:table-cell office:value-type="string" calcext:value-type="string">
            <text:p>Mini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Maleficent &amp; Evil Quee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inis/623/MaleficentEvilQueen/</text:p>
          </table:table-cell>
        </table:table-row>
        <table:table-row table:style-name="ro1">
          <table:table-cell office:value-type="string" calcext:value-type="string">
            <text:p>Minis</text:p>
          </table:table-cell>
          <table:table-cell/>
          <table:table-cell office:value-type="string" calcext:value-type="string">
            <text:p>Maleficent (Holiday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inis/1454/MaleficentHoliday/</text:p>
          </table:table-cell>
        </table:table-row>
        <table:table-row table:style-name="ro1">
          <table:table-cell office:value-type="string" calcext:value-type="string">
            <text:p>Mini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Mickey Mouse &amp; Minnie Mous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inis/620/MickeyMouseMinnieMouse/</text:p>
          </table:table-cell>
        </table:table-row>
        <table:table-row table:style-name="ro1">
          <table:table-cell office:value-type="string" calcext:value-type="string">
            <text:p>Minis</text:p>
          </table:table-cell>
          <table:table-cell/>
          <table:table-cell office:value-type="string" calcext:value-type="string">
            <text:p>Peter Pa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inis/2601/peterpan/</text:p>
          </table:table-cell>
        </table:table-row>
        <table:table-row table:style-name="ro1">
          <table:table-cell office:value-type="string" calcext:value-type="string">
            <text:p>Minis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now White &amp; Evil Que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inis/625/SnowWhiteEvilQueen/</text:p>
          </table:table-cell>
        </table:table-row>
        <table:table-row table:style-name="ro1">
          <table:table-cell office:value-type="string" calcext:value-type="string">
            <text:p>Mini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now White &amp; Grump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inis/621/SnowWhiteGrumpy/</text:p>
          </table:table-cell>
        </table:table-row>
        <table:table-row table:style-name="ro1">
          <table:table-cell office:value-type="string" calcext:value-type="string">
            <text:p>Minis</text:p>
          </table:table-cell>
          <table:table-cell/>
          <table:table-cell office:value-type="string" calcext:value-type="string">
            <text:p>Spider-Man (Holiday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inis/1463/SpiderManHoliday/</text:p>
          </table:table-cell>
        </table:table-row>
        <table:table-row table:style-name="ro1">
          <table:table-cell office:value-type="string" calcext:value-type="string">
            <text:p>Minis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ulley &amp; Mik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inis/627/SulleyMike/</text:p>
          </table:table-cell>
        </table:table-row>
        <table:table-row table:style-name="ro1">
          <table:table-cell office:value-type="string" calcext:value-type="string">
            <text:p>Mini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Winnie the Pooh &amp; Tigg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inis/622/WinniethePoohTigger/</text:p>
          </table:table-cell>
        </table:table-row>
        <table:table-row table:style-name="ro1">
          <table:table-cell office:value-type="string" calcext:value-type="string">
            <text:p>MLB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Mariner Moo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LB/630/MarinerMoose/</text:p>
          </table:table-cell>
        </table:table-row>
        <table:table-row table:style-name="ro1">
          <table:table-cell office:value-type="string" calcext:value-type="string">
            <text:p>MLB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Mr. Me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LB/631/MrMet/</text:p>
          </table:table-cell>
        </table:table-row>
        <table:table-row table:style-name="ro1">
          <table:table-cell office:value-type="string" calcext:value-type="string">
            <text:p>MLB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Mr. Redleg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LB/632/MrRedlegs/</text:p>
          </table:table-cell>
        </table:table-row>
        <table:table-row table:style-name="ro1">
          <table:table-cell office:value-type="string" calcext:value-type="string">
            <text:p>MLB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Orbi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LB/633/Orbit/</text:p>
          </table:table-cell>
        </table:table-row>
        <table:table-row table:style-name="ro1">
          <table:table-cell office:value-type="string" calcext:value-type="string">
            <text:p>MLB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Phillie Phanat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LB/634/PhilliePhanatic/</text:p>
          </table:table-cell>
        </table:table-row>
        <table:table-row table:style-name="ro1">
          <table:table-cell office:value-type="string" calcext:value-type="string">
            <text:p>MLB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Swinging Fri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LB/635/SwingingFriar/</text:p>
          </table:table-cell>
        </table:table-row>
        <table:table-row table:style-name="ro1">
          <table:table-cell office:value-type="string" calcext:value-type="string">
            <text:p>MLB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Wally The Green Mons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LB/636/WallytheGreenMonster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32</text:p>
          </table:table-cell>
          <table:table-cell office:value-type="string" calcext:value-type="string">
            <text:p>Ace Ventur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683/AceVentura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58</text:p>
          </table:table-cell>
          <table:table-cell office:value-type="string" calcext:value-type="string">
            <text:p>Agent Smit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1448/AgentSmith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34</text:p>
          </table:table-cell>
          <table:table-cell office:value-type="string" calcext:value-type="string">
            <text:p>Agn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685/Agnes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Alan &amp; Carlo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662/AlanCarlos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Ali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678/Alien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Alien (Bloody)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679/AlienBloody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48</text:p>
          </table:table-cell>
          <table:table-cell office:value-type="string" calcext:value-type="string">
            <text:p>Allison Reynold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3271/allisonreynolds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44</text:p>
          </table:table-cell>
          <table:table-cell office:value-type="string" calcext:value-type="string">
            <text:p>Andrew Clar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3270/andrewclark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Ape Sold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677/ApeSoldier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Apollo Cree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666/ApolloCreed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53</text:p>
          </table:table-cell>
          <table:table-cell office:value-type="string" calcext:value-type="string">
            <text:p>A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11/Ash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96</text:p>
          </table:table-cell>
          <table:table-cell office:value-type="string" calcext:value-type="string">
            <text:p>Astri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51/Astrid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67</text:p>
          </table:table-cell>
          <table:table-cell office:value-type="string" calcext:value-type="string">
            <text:p>Au Natur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3664/aunaturel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03</text:p>
          </table:table-cell>
          <table:table-cell office:value-type="string" calcext:value-type="string">
            <text:p>Autobot Drif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60/AutobotDrift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48</text:p>
          </table:table-cell>
          <table:table-cell office:value-type="string" calcext:value-type="string">
            <text:p>Azo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07/Azog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99</text:p>
          </table:table-cell>
          <table:table-cell office:value-type="string" calcext:value-type="string">
            <text:p>Barf and Belc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54/BarfandBelch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Beetlejui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645/Beetlejuice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Beetlejuice (Glow in the Dark)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646/BeetlejuiceGlowintheDark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Bilbo Baggin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658/BilboBaggins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Bilbo Baggins (Spider Webs)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659/BilboBagginsSpiderWebs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69</text:p>
          </table:table-cell>
          <table:table-cell office:value-type="string" calcext:value-type="string">
            <text:p>Bi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30/Bill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52</text:p>
          </table:table-cell>
          <table:table-cell office:value-type="string" calcext:value-type="string">
            <text:p>Bill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09/BillySaw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52</text:p>
          </table:table-cell>
          <table:table-cell office:value-type="string" calcext:value-type="string">
            <text:p>Billy (Bloody) (Glow in the Dark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710/BillySawBloodyGlowintheDark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66</text:p>
          </table:table-cell>
          <table:table-cell office:value-type="string" calcext:value-type="string">
            <text:p>Bored Silly Kev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3665/boredsillykevin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45</text:p>
          </table:table-cell>
          <table:table-cell office:value-type="string" calcext:value-type="string">
            <text:p>Brian John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3272/brianjohnson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68</text:p>
          </table:table-cell>
          <table:table-cell office:value-type="string" calcext:value-type="string">
            <text:p>The Bri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29/TheBride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13</text:p>
          </table:table-cell>
          <table:table-cell office:value-type="string" calcext:value-type="string">
            <text:p>The Bride of Frankenste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74/TheBrideofFrankenstein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13</text:p>
          </table:table-cell>
          <table:table-cell office:value-type="string" calcext:value-type="string">
            <text:p>The Bride of Frankenstein (Glow in the Dark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1344/TheBrideofFrankensteinGlowintheDark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02</text:p>
          </table:table-cell>
          <table:table-cell office:value-type="string" calcext:value-type="string">
            <text:p>Bumblebe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59/Bumblebee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02</text:p>
          </table:table-cell>
          <table:table-cell office:value-type="string" calcext:value-type="string">
            <text:p>Bumblebee (w/ Cannon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1335/BumblebeewCannon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65</text:p>
          </table:table-cell>
          <table:table-cell office:value-type="string" calcext:value-type="string">
            <text:p>Butch Coolid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1904/ButchCoolidge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28</text:p>
          </table:table-cell>
          <table:table-cell office:value-type="string" calcext:value-type="string">
            <text:p>Caine Wi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1417/CaineWise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84</text:p>
          </table:table-cell>
          <table:table-cell office:value-type="string" calcext:value-type="string">
            <text:p>Cal Naughton Jr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3527/calnaughtonjr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58</text:p>
          </table:table-cell>
          <table:table-cell office:value-type="string" calcext:value-type="string">
            <text:p>Captain Spauld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17/CaptainSpaulding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35</text:p>
          </table:table-cell>
          <table:table-cell office:value-type="string" calcext:value-type="string">
            <text:p>Car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686/Carl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35</text:p>
          </table:table-cell>
          <table:table-cell office:value-type="string" calcext:value-type="string">
            <text:p>Carl (Glow in the Dark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687/CarlGlowintheDark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35</text:p>
          </table:table-cell>
          <table:table-cell office:value-type="string" calcext:value-type="string">
            <text:p>Carl (with Mustache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688/CarlwithMustache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56</text:p>
          </table:table-cell>
          <table:table-cell office:value-type="string" calcext:value-type="string">
            <text:p>Chuck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15/Chucky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56</text:p>
          </table:table-cell>
          <table:table-cell office:value-type="string" calcext:value-type="string">
            <text:p>Chucky (Bloody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1381/ChuckyBloody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79</text:p>
          </table:table-cell>
          <table:table-cell office:value-type="string" calcext:value-type="string">
            <text:p>Chun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38/Chunk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47</text:p>
          </table:table-cell>
          <table:table-cell office:value-type="string" calcext:value-type="string">
            <text:p>Claire Standis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3275/clairestandish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Clubber Lan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667/ClubberLang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81</text:p>
          </table:table-cell>
          <table:table-cell office:value-type="string" calcext:value-type="string">
            <text:p>Connor MacManu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3052/connormacmanus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Corneli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674/Cornelius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40</text:p>
          </table:table-cell>
          <table:table-cell office:value-type="string" calcext:value-type="string">
            <text:p>Cowardly L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697/CowardlyLion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40</text:p>
          </table:table-cell>
          <table:table-cell office:value-type="string" calcext:value-type="string">
            <text:p>Cowardly Lion (Flocked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698/CowardlyLionFlocked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72</text:p>
          </table:table-cell>
          <table:table-cell office:value-type="string" calcext:value-type="string">
            <text:p>Crazy 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33/Crazy88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16</text:p>
          </table:table-cell>
          <table:table-cell office:value-type="string" calcext:value-type="string">
            <text:p>Creature From the Black Lago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77/CreatureFromtheBlackLagoon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16</text:p>
          </table:table-cell>
          <table:table-cell office:value-type="string" calcext:value-type="string">
            <text:p>Creature From the Black Lagoon (Glow in the Dark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2621/creaturefromtheblacklagoon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16</text:p>
          </table:table-cell>
          <table:table-cell office:value-type="string" calcext:value-type="string">
            <text:p>Creature From the Black Lagoon (Metallic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1342/CreatureFromtheBlackLagoonMetallic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69</text:p>
          </table:table-cell>
          <table:table-cell office:value-type="string" calcext:value-type="string">
            <text:p>Cro-Min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3662/crominion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33</text:p>
          </table:table-cell>
          <table:table-cell office:value-type="string" calcext:value-type="string">
            <text:p>The Cro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1383/TheCrow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33</text:p>
          </table:table-cell>
          <table:table-cell office:value-type="string" calcext:value-type="string">
            <text:p>The Crow (Glow in the Dark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1382/TheCrowGlowintheDark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78</text:p>
          </table:table-cell>
          <table:table-cell office:value-type="string" calcext:value-type="string">
            <text:p>Daniel Laruss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3843/daniellarusso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80</text:p>
          </table:table-cell>
          <table:table-cell office:value-type="string" calcext:value-type="string">
            <text:p>Dat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39/Data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36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690/Dave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36</text:p>
          </table:table-cell>
          <table:table-cell office:value-type="string" calcext:value-type="string">
            <text:p>Dave (Metallic)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691/DaveMetallic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54</text:p>
          </table:table-cell>
          <table:table-cell office:value-type="string" calcext:value-type="string">
            <text:p>Deadi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12/Deadite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54</text:p>
          </table:table-cell>
          <table:table-cell office:value-type="string" calcext:value-type="string">
            <text:p>Deadite (Glow in the Dark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713/DeaditeGlowintheDark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42</text:p>
          </table:table-cell>
          <table:table-cell office:value-type="string" calcext:value-type="string">
            <text:p>Domo Ghostbus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1432/DomoGhostbuster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43</text:p>
          </table:table-cell>
          <table:table-cell office:value-type="string" calcext:value-type="string">
            <text:p>Domo Slim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1430/DomoSlimer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83</text:p>
          </table:table-cell>
          <table:table-cell office:value-type="string" calcext:value-type="string">
            <text:p>Donn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42/Donny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Dorothy &amp; Tot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649/DorothyToto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06</text:p>
          </table:table-cell>
          <table:table-cell office:value-type="string" calcext:value-type="string">
            <text:p>Dr. Egon Speng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63/DrEgonSpengler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50</text:p>
          </table:table-cell>
          <table:table-cell office:value-type="string" calcext:value-type="string">
            <text:p>Dr. Emmett Brow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21/DrEmmettBrown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50</text:p>
          </table:table-cell>
          <table:table-cell office:value-type="string" calcext:value-type="string">
            <text:p>Dr. Emmett Brown (Glow in the Dark)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722/DrEmmettBrownGlowintheDark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Dr. Manhatt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670/DrManhattan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04</text:p>
          </table:table-cell>
          <table:table-cell office:value-type="string" calcext:value-type="string">
            <text:p>Dr. Peter Venkm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61/DrPeterVenkman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/>
          <table:table-cell office:value-type="string" calcext:value-type="string">
            <text:p>Dr. Peter Venkman (Slimed) &amp; Slimer (Metallic)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780/DrPeterVenkmanSlimedSlimerMetallic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05</text:p>
          </table:table-cell>
          <table:table-cell office:value-type="string" calcext:value-type="string">
            <text:p>Dr. Raymond Stantz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62/DrRaymondStantz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Dr. Zaiu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675/DrZaius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11</text:p>
          </table:table-cell>
          <table:table-cell office:value-type="string" calcext:value-type="string">
            <text:p>Dracul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72/Dracula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81</text:p>
          </table:table-cell>
          <table:table-cell office:value-type="string" calcext:value-type="string">
            <text:p>The Dud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40/TheDude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E.T. The Extra Terrestri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1323/ETTheExtraTerrestrial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Edward Scissorhand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664/EdwardScissorhands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31</text:p>
          </table:table-cell>
          <table:table-cell office:value-type="string" calcext:value-type="string">
            <text:p>Elliot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1324/Elliott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59</text:p>
          </table:table-cell>
          <table:table-cell office:value-type="string" calcext:value-type="string">
            <text:p>E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18/Ender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75</text:p>
          </table:table-cell>
          <table:table-cell office:value-type="string" calcext:value-type="string">
            <text:p>Ev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2639/evan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37</text:p>
          </table:table-cell>
          <table:table-cell office:value-type="string" calcext:value-type="string">
            <text:p>Evil Min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693/EvilMinion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37</text:p>
          </table:table-cell>
          <table:table-cell office:value-type="string" calcext:value-type="string">
            <text:p>Evil Minion (Metallic)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694/EvilMinionMetallic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/>
          <table:table-cell office:value-type="string" calcext:value-type="string">
            <text:p>Evil Minion, Carl &amp; Dave (Glow in the Dark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781/EvilMinionCarlampDaveGlowintheDark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70</text:p>
          </table:table-cell>
          <table:table-cell office:value-type="string" calcext:value-type="string">
            <text:p>Eye Mat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3661/eyematie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26</text:p>
          </table:table-cell>
          <table:table-cell office:value-type="string" calcext:value-type="string">
            <text:p>Fire Alarm Min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1340/FireAlarmMinion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12</text:p>
          </table:table-cell>
          <table:table-cell office:value-type="string" calcext:value-type="string">
            <text:p>Frankenste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73/Frankenstein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12</text:p>
          </table:table-cell>
          <table:table-cell office:value-type="string" calcext:value-type="string">
            <text:p>Frankenstein (Glow in the Dark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1343/FrankensteinGlowintheDark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Freddy Krueg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639/FreddyKrueger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Freddy Krueger (Glow in the Dark)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640/FreddyKruegerGlowintheDark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45</text:p>
          </table:table-cell>
          <table:table-cell office:value-type="string" calcext:value-type="string">
            <text:p>Gandalf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03/Gandalf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Gandalf (w/ Hat)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660/GandalfwHat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General Urs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676/GeneralUrsus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32</text:p>
          </table:table-cell>
          <table:table-cell office:value-type="string" calcext:value-type="string">
            <text:p>Gert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1325/Gertie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/>
          <table:table-cell office:value-type="string" calcext:value-type="string">
            <text:p>Ghostbusters Marshmallowed 4-pack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82/GhostbustersMarshmallowed4pack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51</text:p>
          </table:table-cell>
          <table:table-cell office:value-type="string" calcext:value-type="string">
            <text:p>Ghostfa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08/GhostfaceScream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Gizm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643/Gizmo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Gizmo (Flocked)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644/GizmoFlocked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41</text:p>
          </table:table-cell>
          <table:table-cell office:value-type="string" calcext:value-type="string">
            <text:p>Glinda the Good Witch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699/GlindatheGoodWitch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71</text:p>
          </table:table-cell>
          <table:table-cell office:value-type="string" calcext:value-type="string">
            <text:p>Gogo Yubar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32/GogoYubari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71</text:p>
          </table:table-cell>
          <table:table-cell office:value-type="string" calcext:value-type="string">
            <text:p>Gogo Yubari (Bleeding Eyes)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1380/GogoYubariBleedingEyes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Gollu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661/Gollum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52</text:p>
          </table:table-cell>
          <table:table-cell office:value-type="string" calcext:value-type="string">
            <text:p>Gracie La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1427/GracieLaw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74</text:p>
          </table:table-cell>
          <table:table-cell office:value-type="string" calcext:value-type="string">
            <text:p>Greg Jenk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2554/gregjenko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Gremli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647/Gremlins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Gremlins (Glow in the Dark)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648/GremlinsGlowintheDark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Gr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684/Gru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Hannibal Lect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673/HannibalLecter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95</text:p>
          </table:table-cell>
          <table:table-cell office:value-type="string" calcext:value-type="string">
            <text:p>Hiccu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50/Hiccup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98</text:p>
          </table:table-cell>
          <table:table-cell office:value-type="string" calcext:value-type="string">
            <text:p>Hookfa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53/Hookfang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25</text:p>
          </table:table-cell>
          <table:table-cell office:value-type="string" calcext:value-type="string">
            <text:p>Hula Min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1339/HulaMinion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44</text:p>
          </table:table-cell>
          <table:table-cell office:value-type="string" calcext:value-type="string">
            <text:p>Invisible Bilbo Baggin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02/InvisibleBilboBaggins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90</text:p>
          </table:table-cell>
          <table:table-cell office:value-type="string" calcext:value-type="string">
            <text:p>The Iron Gia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49/TheIronGiant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Ivan Drag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668/IvanDrago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51</text:p>
          </table:table-cell>
          <table:table-cell office:value-type="string" calcext:value-type="string">
            <text:p>Jack Burt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1428/JackBurton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38</text:p>
          </table:table-cell>
          <table:table-cell office:value-type="string" calcext:value-type="string">
            <text:p>Jake Ry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1489/JakeRyan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Jason Voorhe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637/JasonVoorhees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Jason Voorhees (Glow in the Dark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638/JasonVoorheesGlowintheDark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42</text:p>
          </table:table-cell>
          <table:table-cell office:value-type="string" calcext:value-type="string">
            <text:p>J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00/Jay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85</text:p>
          </table:table-cell>
          <table:table-cell office:value-type="string" calcext:value-type="string">
            <text:p>Jean Gir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3528/jeangirard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85</text:p>
          </table:table-cell>
          <table:table-cell office:value-type="string" calcext:value-type="string">
            <text:p>The Jes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44/TheJesus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64</text:p>
          </table:table-cell>
          <table:table-cell office:value-type="string" calcext:value-type="string">
            <text:p>Jimmi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27/Jimmie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46</text:p>
          </table:table-cell>
          <table:table-cell office:value-type="string" calcext:value-type="string">
            <text:p>John Ben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3274/johnbender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80</text:p>
          </table:table-cell>
          <table:table-cell office:value-type="string" calcext:value-type="string">
            <text:p>Johnny Lawr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3845/johnnylawrence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62</text:p>
          </table:table-cell>
          <table:table-cell office:value-type="string" calcext:value-type="string">
            <text:p>Jul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25/Jules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62</text:p>
          </table:table-cell>
          <table:table-cell office:value-type="string" calcext:value-type="string">
            <text:p>Jules (Bloody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726/JulesBloody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27</text:p>
          </table:table-cell>
          <table:table-cell office:value-type="string" calcext:value-type="string">
            <text:p>Jupiter Jon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1418/JupiterJones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68</text:p>
          </table:table-cell>
          <table:table-cell office:value-type="string" calcext:value-type="string">
            <text:p>King Bo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3663/kingbob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62</text:p>
          </table:table-cell>
          <table:table-cell office:value-type="string" calcext:value-type="string">
            <text:p>Kowals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1475/Kowalski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94</text:p>
          </table:table-cell>
          <table:table-cell office:value-type="string" calcext:value-type="string">
            <text:p>La Muer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1334/LaMuerte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94</text:p>
          </table:table-cell>
          <table:table-cell office:value-type="string" calcext:value-type="string">
            <text:p>La Muerte (Glow in the Dark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1259/LaMuerteGlowintheDark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Leatherfa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656/Leatherface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Leatherface (Bloody)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657/LeatherfaceBloody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46</text:p>
          </table:table-cell>
          <table:table-cell office:value-type="string" calcext:value-type="string">
            <text:p>Legolas Greenleaf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04/LegolasGreenleaf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46</text:p>
          </table:table-cell>
          <table:table-cell office:value-type="string" calcext:value-type="string">
            <text:p>Legolas Greenleaf (Blue Eyes)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705/LegolasGreenleafBlueEyes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Leonida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663/Leonidas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56</text:p>
          </table:table-cell>
          <table:table-cell office:value-type="string" calcext:value-type="string">
            <text:p>Lightn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1425/Lightning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53</text:p>
          </table:table-cell>
          <table:table-cell office:value-type="string" calcext:value-type="string">
            <text:p>Lo P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1423/LoPan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53</text:p>
          </table:table-cell>
          <table:table-cell office:value-type="string" calcext:value-type="string">
            <text:p>Lo Pan (Ghost - Glow in the Dark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2560/lopanghost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40</text:p>
          </table:table-cell>
          <table:table-cell office:value-type="string" calcext:value-type="string">
            <text:p>Long Duck Do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1488/LongDuckDong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91</text:p>
          </table:table-cell>
          <table:table-cell office:value-type="string" calcext:value-type="string">
            <text:p>Manol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1292/Manolo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50</text:p>
          </table:table-cell>
          <table:table-cell office:value-type="string" calcext:value-type="string">
            <text:p>Manolo Remembere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1263/ManoloRemembered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92</text:p>
          </table:table-cell>
          <table:table-cell office:value-type="string" calcext:value-type="string">
            <text:p>Mari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1258/Maria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49</text:p>
          </table:table-cell>
          <table:table-cell office:value-type="string" calcext:value-type="string">
            <text:p>Marty McFl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20/MartyMcFly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84</text:p>
          </table:table-cell>
          <table:table-cell office:value-type="string" calcext:value-type="string">
            <text:p>Mau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43/Maude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77</text:p>
          </table:table-cell>
          <table:table-cell office:value-type="string" calcext:value-type="string">
            <text:p>McLov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2640/mclovin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18</text:p>
          </table:table-cell>
          <table:table-cell office:value-type="string" calcext:value-type="string">
            <text:p>Metaluna Muta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79/MetalunaMutant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63</text:p>
          </table:table-cell>
          <table:table-cell office:value-type="string" calcext:value-type="string">
            <text:p>Mia Walla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28/MiaWallace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Michael Myer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641/MichaelMyers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Michael Myers (Glow in the Dark)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642/MichaelMyersGlowintheDark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77</text:p>
          </table:table-cell>
          <table:table-cell office:value-type="string" calcext:value-type="string">
            <text:p>Mi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36/Mikey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59</text:p>
          </table:table-cell>
          <table:table-cell office:value-type="string" calcext:value-type="string">
            <text:p>Morphe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1445/Morpheus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73</text:p>
          </table:table-cell>
          <table:table-cell office:value-type="string" calcext:value-type="string">
            <text:p>Morton Schmid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2555/mortonschmidt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78</text:p>
          </table:table-cell>
          <table:table-cell office:value-type="string" calcext:value-type="string">
            <text:p>Mou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37/Mouth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79</text:p>
          </table:table-cell>
          <table:table-cell office:value-type="string" calcext:value-type="string">
            <text:p>Mr. Miyag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3844/mrmiyagi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15</text:p>
          </table:table-cell>
          <table:table-cell office:value-type="string" calcext:value-type="string">
            <text:p>The Mumm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76/TheMummy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82</text:p>
          </table:table-cell>
          <table:table-cell office:value-type="string" calcext:value-type="string">
            <text:p>Murphy MacManu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3051/murphymacmanus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57</text:p>
          </table:table-cell>
          <table:table-cell office:value-type="string" calcext:value-type="string">
            <text:p>Ne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1446/Neo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36</text:p>
          </table:table-cell>
          <table:table-cell office:value-type="string" calcext:value-type="string">
            <text:p>Nosferat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2575/nosferatu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70</text:p>
          </table:table-cell>
          <table:table-cell office:value-type="string" calcext:value-type="string">
            <text:p>O-Ren Ishi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31/ORenIshii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01</text:p>
          </table:table-cell>
          <table:table-cell office:value-type="string" calcext:value-type="string">
            <text:p>Optimus Pr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57/OptimusPrime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01</text:p>
          </table:table-cell>
          <table:table-cell office:value-type="string" calcext:value-type="string">
            <text:p>Optimus Prime (Metallic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758/OptimusPrimeMetallic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10</text:p>
          </table:table-cell>
          <table:table-cell office:value-type="string" calcext:value-type="string">
            <text:p>Optimus Prime w/ Swor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71/OptimusPrimewSword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55</text:p>
          </table:table-cell>
          <table:table-cell office:value-type="string" calcext:value-type="string">
            <text:p>Pennyw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14/PennywiseIT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Pet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19/Petra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17</text:p>
          </table:table-cell>
          <table:table-cell office:value-type="string" calcext:value-type="string">
            <text:p>The Phantom of the Oper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78/ThePhantomoftheOpera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34</text:p>
          </table:table-cell>
          <table:table-cell office:value-type="string" calcext:value-type="string">
            <text:p>Pin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2574/pinheadhellraiser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31</text:p>
          </table:table-cell>
          <table:table-cell office:value-type="string" calcext:value-type="string">
            <text:p>Predat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680/Predator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31</text:p>
          </table:table-cell>
          <table:table-cell office:value-type="string" calcext:value-type="string">
            <text:p>Predator (Bloody)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681/PredatorBloody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31</text:p>
          </table:table-cell>
          <table:table-cell office:value-type="string" calcext:value-type="string">
            <text:p>Predator (Clear)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682/PredatorClear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31</text:p>
          </table:table-cell>
          <table:table-cell office:value-type="string" calcext:value-type="string">
            <text:p>Predator (Clear) (Bloody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2992/predatorclearbloody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64</text:p>
          </table:table-cell>
          <table:table-cell office:value-type="string" calcext:value-type="string">
            <text:p>Privat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1476/Private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35</text:p>
          </table:table-cell>
          <table:table-cell office:value-type="string" calcext:value-type="string">
            <text:p>Purple Car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689/PurpleCarl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36</text:p>
          </table:table-cell>
          <table:table-cell office:value-type="string" calcext:value-type="string">
            <text:p>Purple Dav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692/PurpleDave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29</text:p>
          </table:table-cell>
          <table:table-cell office:value-type="string" calcext:value-type="string">
            <text:p>Queen Jupit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1419/QueenJupiter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54</text:p>
          </table:table-cell>
          <table:table-cell office:value-type="string" calcext:value-type="string">
            <text:p>Ra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1426/Rain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49</text:p>
          </table:table-cell>
          <table:table-cell office:value-type="string" calcext:value-type="string">
            <text:p>Richard Vern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3273/richardvernon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83</text:p>
          </table:table-cell>
          <table:table-cell office:value-type="string" calcext:value-type="string">
            <text:p>Ricky Bobb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3526/rickybobby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63</text:p>
          </table:table-cell>
          <table:table-cell office:value-type="string" calcext:value-type="string">
            <text:p>Ric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1477/Rico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89</text:p>
          </table:table-cell>
          <table:table-cell office:value-type="string" calcext:value-type="string">
            <text:p>Robby the Robo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46/RobbytheRobot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89</text:p>
          </table:table-cell>
          <table:table-cell office:value-type="string" calcext:value-type="string">
            <text:p>Robby the Robot (Purple Metallic)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747/RobbytheRobotPurpleMetallic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89</text:p>
          </table:table-cell>
          <table:table-cell office:value-type="string" calcext:value-type="string">
            <text:p>Robby the Robot (Turquoise Metallic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748/RobbytheRobotTurquoiseMetallic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Roboc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669/Robocop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Rocky Balbo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665/RockyBalboa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Rorschach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671/Rorschach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Rorschach (Bloody)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672/RorschachBloody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57</text:p>
          </table:table-cell>
          <table:table-cell office:value-type="string" calcext:value-type="string">
            <text:p>Sa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16/Sam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37</text:p>
          </table:table-cell>
          <table:table-cell office:value-type="string" calcext:value-type="string">
            <text:p>Samantha Bak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1490/SamanthaBaker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22</text:p>
          </table:table-cell>
          <table:table-cell office:value-type="string" calcext:value-type="string">
            <text:p>Saur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1308/Sauron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39</text:p>
          </table:table-cell>
          <table:table-cell office:value-type="string" calcext:value-type="string">
            <text:p>Scarecro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696/Scarecrow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76</text:p>
          </table:table-cell>
          <table:table-cell office:value-type="string" calcext:value-type="string">
            <text:p>Se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2638/seth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65</text:p>
          </table:table-cell>
          <table:table-cell office:value-type="string" calcext:value-type="string">
            <text:p>Short Fu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2564/shortfuse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43</text:p>
          </table:table-cell>
          <table:table-cell office:value-type="string" calcext:value-type="string">
            <text:p>Silent Bo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01/SilentBob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61</text:p>
          </table:table-cell>
          <table:table-cell office:value-type="string" calcext:value-type="string">
            <text:p>Skip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1478/Skipper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61</text:p>
          </table:table-cell>
          <table:table-cell office:value-type="string" calcext:value-type="string">
            <text:p>Skipper (Cheesy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3049/skippercheesey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08</text:p>
          </table:table-cell>
          <table:table-cell office:value-type="string" calcext:value-type="string">
            <text:p>Slim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64/Slimer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08</text:p>
          </table:table-cell>
          <table:table-cell office:value-type="string" calcext:value-type="string">
            <text:p>Slimer (Glow in the Dark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765/SlimerGlowintheDark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76</text:p>
          </table:table-cell>
          <table:table-cell office:value-type="string" calcext:value-type="string">
            <text:p>Slot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34/Sloth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76</text:p>
          </table:table-cell>
          <table:table-cell office:value-type="string" calcext:value-type="string">
            <text:p>Sloth (Superman Shirt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735/SlothSupermanShirt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24</text:p>
          </table:table-cell>
          <table:table-cell office:value-type="string" calcext:value-type="string">
            <text:p>Smau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1310/Smaug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24</text:p>
          </table:table-cell>
          <table:table-cell office:value-type="string" calcext:value-type="string">
            <text:p>Smaug (Metallic Gold)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1429/SmaugMetallicGold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24</text:p>
          </table:table-cell>
          <table:table-cell office:value-type="string" calcext:value-type="string">
            <text:p>Smaug (Yellow Eyes)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1309/SmaugYellowEyes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41</text:p>
          </table:table-cell>
          <table:table-cell office:value-type="string" calcext:value-type="string">
            <text:p>Stay Dom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1431/StayDomo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09</text:p>
          </table:table-cell>
          <table:table-cell office:value-type="string" calcext:value-type="string">
            <text:p>Stay Puft Marshmallow Ma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66/StayPuftMarshmallowMan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09</text:p>
          </table:table-cell>
          <table:table-cell office:value-type="string" calcext:value-type="string">
            <text:p>Stay Puft Marshmallow Man (Glow in the Dark)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767/StayPuftMarshmallowManGlowintheDark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09</text:p>
          </table:table-cell>
          <table:table-cell office:value-type="string" calcext:value-type="string">
            <text:p>Stay Puft Marshmallow Man (Pink Glow in the Dark)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768/StayPuftMarshmallowManPinkGlowintheDark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09</text:p>
          </table:table-cell>
          <table:table-cell office:value-type="string" calcext:value-type="string">
            <text:p>Stay Puft Marshmallow Man (Pink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769/StayPuftMarshmallowManPink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09</text:p>
          </table:table-cell>
          <table:table-cell office:value-type="string" calcext:value-type="string">
            <text:p>Stay Puft Marshmallow Man (Toasted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770/StayPuftMarshmallowManToasted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35</text:p>
          </table:table-cell>
          <table:table-cell office:value-type="string" calcext:value-type="string">
            <text:p>Sting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1326/Stinger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97</text:p>
          </table:table-cell>
          <table:table-cell office:value-type="string" calcext:value-type="string">
            <text:p>Stormfl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52/Stormfly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23</text:p>
          </table:table-cell>
          <table:table-cell office:value-type="string" calcext:value-type="string">
            <text:p>Taur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1311/Tauriel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88</text:p>
          </table:table-cell>
          <table:table-cell office:value-type="string" calcext:value-type="string">
            <text:p>Ted (Beer Bottl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3794/tedbeerbottle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87</text:p>
          </table:table-cell>
          <table:table-cell office:value-type="string" calcext:value-type="string">
            <text:p>Ted (Remot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3793/tedremote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39</text:p>
          </table:table-cell>
          <table:table-cell office:value-type="string" calcext:value-type="string">
            <text:p>Ted (The Geek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1487/TedTheGeek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47</text:p>
          </table:table-cell>
          <table:table-cell office:value-type="string" calcext:value-type="string">
            <text:p>Thorin Oakenshiel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06/ThorinOakenshield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55</text:p>
          </table:table-cell>
          <table:table-cell office:value-type="string" calcext:value-type="string">
            <text:p>Thu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1424/Thunder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38</text:p>
          </table:table-cell>
          <table:table-cell office:value-type="string" calcext:value-type="string">
            <text:p>Tin M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695/TinMan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86</text:p>
          </table:table-cell>
          <table:table-cell office:value-type="string" calcext:value-type="string">
            <text:p>Tony Monta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45/TonyMontana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00</text:p>
          </table:table-cell>
          <table:table-cell office:value-type="string" calcext:value-type="string">
            <text:p>Toothles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55/Toothless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00</text:p>
          </table:table-cell>
          <table:table-cell office:value-type="string" calcext:value-type="string">
            <text:p>Toothless (Metallic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756/ToothlessMetallic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00</text:p>
          </table:table-cell>
          <table:table-cell office:value-type="string" calcext:value-type="string">
            <text:p>Toothless (Racing Stripes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1491/ToothlessRacingStripes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60</text:p>
          </table:table-cell>
          <table:table-cell office:value-type="string" calcext:value-type="string">
            <text:p>Trin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1447/Trinity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/>
          <table:table-cell office:value-type="string" calcext:value-type="string">
            <text:p>Universal Monsters 4-Pack (Black &amp; White Metallic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3590/universalmonsters4packblackwhitemetallic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V For Vendett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654/VForVendetta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V For Vendetta (Metallic)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655/VForVendettaMetallic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61</text:p>
          </table:table-cell>
          <table:table-cell office:value-type="string" calcext:value-type="string">
            <text:p>Vincent Veg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23/VincentVega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61</text:p>
          </table:table-cell>
          <table:table-cell office:value-type="string" calcext:value-type="string">
            <text:p>Vincent Vega (Bloody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724/VincentVegaBloody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82</text:p>
          </table:table-cell>
          <table:table-cell office:value-type="string" calcext:value-type="string">
            <text:p>Wal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41/Walter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icked Wit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650/WickedWitch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Wicked Witch (Metallic)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651/WickedWitchMetallic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Winged Monkey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652/WingedMonkey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Winged Monkey (Metallic)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ovies/653/WingedMonkeyMetallic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114</text:p>
          </table:table-cell>
          <table:table-cell office:value-type="string" calcext:value-type="string">
            <text:p>The Wolf M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775/TheWolfMan/</text:p>
          </table:table-cell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#93</text:p>
          </table:table-cell>
          <table:table-cell office:value-type="string" calcext:value-type="string">
            <text:p>Xibalb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ovies/1293/Xibalba/</text:p>
          </table:table-cell>
        </table:table-row>
        <table:table-row table:style-name="ro1">
          <table:table-cell office:value-type="string" calcext:value-type="string">
            <text:p>Muppets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Anim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uppets/789/Animal/</text:p>
          </table:table-cell>
        </table:table-row>
        <table:table-row table:style-name="ro1">
          <table:table-cell office:value-type="string" calcext:value-type="string">
            <text:p>Muppets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Animal (Metallic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uppets/790/AnimalMetallic/</text:p>
          </table:table-cell>
        </table:table-row>
        <table:table-row table:style-name="ro1">
          <table:table-cell office:value-type="string" calcext:value-type="string">
            <text:p>Muppets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Dr. Teet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uppets/791/DrTeeth/</text:p>
          </table:table-cell>
        </table:table-row>
        <table:table-row table:style-name="ro1">
          <table:table-cell office:value-type="string" calcext:value-type="string">
            <text:p>Muppet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Fozzie Bea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uppets/788/FozzieBear/</text:p>
          </table:table-cell>
        </table:table-row>
        <table:table-row table:style-name="ro1">
          <table:table-cell office:value-type="string" calcext:value-type="string">
            <text:p>Muppet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Gonz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uppets/787/Gonzo/</text:p>
          </table:table-cell>
        </table:table-row>
        <table:table-row table:style-name="ro1">
          <table:table-cell office:value-type="string" calcext:value-type="string">
            <text:p>Muppet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Kermi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uppets/783/Kermit/</text:p>
          </table:table-cell>
        </table:table-row>
        <table:table-row table:style-name="ro1">
          <table:table-cell office:value-type="string" calcext:value-type="string">
            <text:p>Muppet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Kermit (Metallic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uppets/784/KermitMetallic/</text:p>
          </table:table-cell>
        </table:table-row>
        <table:table-row table:style-name="ro1">
          <table:table-cell office:value-type="string" calcext:value-type="string">
            <text:p>Muppets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Mahna Mahn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uppets/792/MahnaMahna/</text:p>
          </table:table-cell>
        </table:table-row>
        <table:table-row table:style-name="ro1">
          <table:table-cell office:value-type="string" calcext:value-type="string">
            <text:p>Muppets</text:p>
          </table:table-cell>
          <table:table-cell/>
          <table:table-cell office:value-type="string" calcext:value-type="string">
            <text:p>Mahna Mahna &amp; Snowths (Metallic)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uppets/796/ManhaManhaampSnowthsMetallic/</text:p>
          </table:table-cell>
        </table:table-row>
        <table:table-row table:style-name="ro1">
          <table:table-cell office:value-type="string" calcext:value-type="string">
            <text:p>Muppet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Miss Pig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uppets/785/MissPiggy/</text:p>
          </table:table-cell>
        </table:table-row>
        <table:table-row table:style-name="ro1">
          <table:table-cell office:value-type="string" calcext:value-type="string">
            <text:p>Muppet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Miss Piggy (Metallic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uppets/786/MissPiggyMetallic/</text:p>
          </table:table-cell>
        </table:table-row>
        <table:table-row table:style-name="ro1">
          <table:table-cell office:value-type="string" calcext:value-type="string">
            <text:p>Muppets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Sam the Eag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uppets/794/SamtheEagle/</text:p>
          </table:table-cell>
        </table:table-row>
        <table:table-row table:style-name="ro1">
          <table:table-cell office:value-type="string" calcext:value-type="string">
            <text:p>Muppets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Snowt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uppets/793/Snowth/</text:p>
          </table:table-cell>
        </table:table-row>
        <table:table-row table:style-name="ro1">
          <table:table-cell office:value-type="string" calcext:value-type="string">
            <text:p>Muppets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The Swedish Che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uppets/795/TheSwedishChef/</text:p>
          </table:table-cell>
        </table:table-row>
        <table:table-row table:style-name="ro1">
          <table:table-cell office:value-type="string" calcext:value-type="string">
            <text:p>MyLittlePony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Derp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yLittlePony/797/Derpy/</text:p>
          </table:table-cell>
        </table:table-row>
        <table:table-row table:style-name="ro1">
          <table:table-cell office:value-type="string" calcext:value-type="string">
            <text:p>MyLittlePony</text:p>
          </table:table-cell>
          <table:table-cell office:value-type="string" calcext:value-type="string">
            <text:p>#09</text:p>
          </table:table-cell>
          <table:table-cell office:value-type="string" calcext:value-type="string">
            <text:p>Discor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yLittlePony/1404/Discord/</text:p>
          </table:table-cell>
        </table:table-row>
        <table:table-row table:style-name="ro1">
          <table:table-cell office:value-type="string" calcext:value-type="string">
            <text:p>MyLittlePony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DJ Pon-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yLittlePony/801/DJPon3/</text:p>
          </table:table-cell>
        </table:table-row>
        <table:table-row table:style-name="ro1">
          <table:table-cell office:value-type="string" calcext:value-type="string">
            <text:p>MyLittlePony</text:p>
          </table:table-cell>
          <table:table-cell/>
          <table:table-cell office:value-type="string" calcext:value-type="string">
            <text:p>DJ Pon-3, Dr. Hooves &amp; Derpy (Metallic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yLittlePony/804/DJPon3DrHoovesDerpyMetallic/</text:p>
          </table:table-cell>
        </table:table-row>
        <table:table-row table:style-name="ro1">
          <table:table-cell office:value-type="string" calcext:value-type="string">
            <text:p>MyLittlePony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Dr. Hoov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yLittlePony/803/DrHooves/</text:p>
          </table:table-cell>
        </table:table-row>
        <table:table-row table:style-name="ro1">
          <table:table-cell office:value-type="string" calcext:value-type="string">
            <text:p>MyLittlePony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Fluttersh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yLittlePony/798/Fluttershy/</text:p>
          </table:table-cell>
        </table:table-row>
        <table:table-row table:style-name="ro1">
          <table:table-cell office:value-type="string" calcext:value-type="string">
            <text:p>MyLittlePony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Pinkie P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yLittlePony/799/PinkiePie/</text:p>
          </table:table-cell>
        </table:table-row>
        <table:table-row table:style-name="ro1">
          <table:table-cell office:value-type="string" calcext:value-type="string">
            <text:p>MyLittlePony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Pinkie Pie (Metallic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yLittlePony/1297/PinkiePieMetallic/</text:p>
          </table:table-cell>
        </table:table-row>
        <table:table-row table:style-name="ro1">
          <table:table-cell office:value-type="string" calcext:value-type="string">
            <text:p>MyLittlePony</text:p>
          </table:table-cell>
          <table:table-cell office:value-type="string" calcext:value-type="string">
            <text:p>#08</text:p>
          </table:table-cell>
          <table:table-cell office:value-type="string" calcext:value-type="string">
            <text:p>Princess Celesti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yLittlePony/1401/PrincessCelestia/</text:p>
          </table:table-cell>
        </table:table-row>
        <table:table-row table:style-name="ro1">
          <table:table-cell office:value-type="string" calcext:value-type="string">
            <text:p>MyLittlePony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Princess Celestia (Glitter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yLittlePony/1483/PrincessCelestiaGlitter/</text:p>
          </table:table-cell>
        </table:table-row>
        <table:table-row table:style-name="ro1">
          <table:table-cell office:value-type="string" calcext:value-type="string">
            <text:p>MyLittlePony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Rainbow Das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yLittlePony/800/RainbowDash/</text:p>
          </table:table-cell>
        </table:table-row>
        <table:table-row table:style-name="ro1">
          <table:table-cell office:value-type="string" calcext:value-type="string">
            <text:p>MyLittlePony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Rainbow Dash (Metallic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yLittlePony/1302/RainbowDashMetallic/</text:p>
          </table:table-cell>
        </table:table-row>
        <table:table-row table:style-name="ro1">
          <table:table-cell office:value-type="string" calcext:value-type="string">
            <text:p>MyLittlePony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pitf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yLittlePony/1402/Spitfire/</text:p>
          </table:table-cell>
        </table:table-row>
        <table:table-row table:style-name="ro1">
          <table:table-cell office:value-type="string" calcext:value-type="string">
            <text:p>MyLittlePony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Trixie Lulamo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yLittlePony/1400/TrixieLulamoon/</text:p>
          </table:table-cell>
        </table:table-row>
        <table:table-row table:style-name="ro1">
          <table:table-cell office:value-type="string" calcext:value-type="string">
            <text:p>MyLittlePony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Twilight Spark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MyLittlePony/802/TwilightSparkle/</text:p>
          </table:table-cell>
        </table:table-row>
        <table:table-row table:style-name="ro1">
          <table:table-cell office:value-type="string" calcext:value-type="string">
            <text:p>MyLittlePony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Twilight Sparkle (Metallic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MyLittlePony/1298/TwilightSparkleMetallic/</text:p>
          </table:table-cell>
        </table:table-row>
        <table:table-row table:style-name="ro1">
          <table:table-cell office:value-type="string" calcext:value-type="string">
            <text:p>Ride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Batmobi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Rides/805/Batmobile/</text:p>
          </table:table-cell>
        </table:table-row>
        <table:table-row table:style-name="ro1">
          <table:table-cell office:value-type="string" calcext:value-type="string">
            <text:p>Ride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Batmobile (Blue)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Rides/806/BatmobileBlue/</text:p>
          </table:table-cell>
        </table:table-row>
        <table:table-row table:style-name="ro1">
          <table:table-cell office:value-type="string" calcext:value-type="string">
            <text:p>Ride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Batmobile (Gold)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Rides/807/BatmobileGold/</text:p>
          </table:table-cell>
        </table:table-row>
        <table:table-row table:style-name="ro1">
          <table:table-cell office:value-type="string" calcext:value-type="string">
            <text:p>Ride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Batmobile (Red)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Rides/808/BatmobileRed/</text:p>
          </table:table-cell>
        </table:table-row>
        <table:table-row table:style-name="ro1">
          <table:table-cell office:value-type="string" calcext:value-type="string">
            <text:p>Rides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The Crystal Shi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Rides/2101/TheCrystalShip/</text:p>
          </table:table-cell>
        </table:table-row>
        <table:table-row table:style-name="ro1">
          <table:table-cell office:value-type="string" calcext:value-type="string">
            <text:p>Rides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Daryl Dixon's Chopp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Rides/1422/DarylDixonsChopper/</text:p>
          </table:table-cell>
        </table:table-row>
        <table:table-row table:style-name="ro1">
          <table:table-cell office:value-type="string" calcext:value-type="string">
            <text:p>Rides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Deadpool's Chimichanga Truck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Rides/2507/deadpoolschimichangatruck/</text:p>
          </table:table-cell>
        </table:table-row>
        <table:table-row table:style-name="ro1">
          <table:table-cell office:value-type="string" calcext:value-type="string">
            <text:p>Rides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Deadpool's Chimichanga Truck <text:s/>(X-Forc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Rides/3875/deadpoolschimichangatruckxforce/</text:p>
          </table:table-cell>
        </table:table-row>
        <table:table-row table:style-name="ro1">
          <table:table-cell office:value-type="string" calcext:value-type="string">
            <text:p>Ride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Ecto-1 w/ Egon Spengler (Slimed)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Rides/1379/Ecto1wEgonSpenglerSlimed/</text:p>
          </table:table-cell>
        </table:table-row>
        <table:table-row table:style-name="ro1">
          <table:table-cell office:value-type="string" calcext:value-type="string">
            <text:p>Ride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Ecto-1 w/ Winston Zeddemor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Rides/811/Ecto1wWinstonZeddemore/</text:p>
          </table:table-cell>
        </table:table-row>
        <table:table-row table:style-name="ro1">
          <table:table-cell office:value-type="string" calcext:value-type="string">
            <text:p>Rides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Mean Mach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Rides/3898/meanmachine/</text:p>
          </table:table-cell>
        </table:table-row>
        <table:table-row table:style-name="ro1">
          <table:table-cell office:value-type="string" calcext:value-type="string">
            <text:p>Ride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Time Machin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Rides/809/TimeMachine/</text:p>
          </table:table-cell>
        </table:table-row>
        <table:table-row table:style-name="ro1">
          <table:table-cell office:value-type="string" calcext:value-type="string">
            <text:p>Ride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Tony's Convertibl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Rides/810/TonysConvertible/</text:p>
          </table:table-cell>
        </table:table-row>
        <table:table-row table:style-name="ro1">
          <table:table-cell office:value-type="string" calcext:value-type="string">
            <text:p>Rides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Turtle V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Rides/812/TurtleVan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1950's Elvi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Rocks/815/1950sElvis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1950's Elvis (Metallic Gold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Rocks/816/1950sElvisMetallicGold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1970's Elvi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Rocks/817/1970sElvis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1970's Elvis (Glow in the Dark)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Rocks/818/1970sElvisGlowintheDark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/>
          <table:table-cell office:value-type="string" calcext:value-type="string">
            <text:p>The Beatles Yellow Submarine Collector's Se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Rocks/1299/TheBeatlesYellowSubmarineCollectorsSet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31</text:p>
          </table:table-cell>
          <table:table-cell office:value-type="string" calcext:value-type="string">
            <text:p>Blue Meanie (Yellow Submarine - Color Reje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Rocks/855/BlueMeanieYellowSubmarineColorReject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31</text:p>
          </table:table-cell>
          <table:table-cell office:value-type="string" calcext:value-type="string">
            <text:p>Blue Meanie (Yellow Submarine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Rocks/856/BlueMeanieYellowSubmarine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35</text:p>
          </table:table-cell>
          <table:table-cell office:value-type="string" calcext:value-type="string">
            <text:p>Captain Fred (Yellow Submarin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Rocks/860/CaptainFredYellowSubmarine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Chuck D (Public Enemy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Rocks/835/ChuckDPublicEnemy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Dee Dee Ramon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Rocks/834/DeeDeeRamone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DMC (Run DMC)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Rocks/830/DMCRunDMC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Flavor Flav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Rocks/836/FlavorFlav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George Harrison (Yellow Submarine - Color Reje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Rocks/851/GeorgeHarrisonYellowSubmarineColorReject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George Harrison (Yellow Submarine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Rocks/852/GeorgeHarrisonYellowSubmarine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39</text:p>
          </table:table-cell>
          <table:table-cell office:value-type="string" calcext:value-type="string">
            <text:p>Hatsune Mik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Rocks/864/HatsuneMiku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39</text:p>
          </table:table-cell>
          <table:table-cell office:value-type="string" calcext:value-type="string">
            <text:p>Hatsune Miku (Metallic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Rocks/865/HatsuneMikuMetallic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Jam Master Ja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Rocks/831/JamMasterJay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John Lennon (Yellow Submarine - Color Reje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Rocks/847/JohnLennonYellowSubmarineColorReject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John Lennon (Yellow Submarine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Rocks/848/JohnLennonYellowSubmarine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Johnny Ramon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Rocks/833/JohnnyRamone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Johnny Rotten (Sex Pistols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Rocks/840/JohnnyRottenSexPistols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38</text:p>
          </table:table-cell>
          <table:table-cell office:value-type="string" calcext:value-type="string">
            <text:p>Kagamine L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Rocks/863/KagamineLen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37</text:p>
          </table:table-cell>
          <table:table-cell office:value-type="string" calcext:value-type="string">
            <text:p>Kagamine R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Rocks/862/KagamineRin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KISS - The Catma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Rocks/825/KISSTheCatman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KISS - The Catman (Glow in the Dark)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Rocks/826/KISSTheCatmanGlowintheDark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KISS - The Dem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Rocks/819/KISSTheDemon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KISS - The Demon (Glow in the Dark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Rocks/820/KISSTheDemonGlowintheDark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KISS - The Spacema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Rocks/821/KISSTheSpaceman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KISS - The Spaceman (Glow in the Dark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Rocks/822/KISSTheSpacemanGlowintheDark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KISS - The Starchil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Rocks/823/KISSTheStarchild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KISS - The Starchild (Glow in the Dark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Rocks/824/KISSTheStarchildGlowintheDark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40</text:p>
          </table:table-cell>
          <table:table-cell office:value-type="string" calcext:value-type="string">
            <text:p>Megurine Luk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Rocks/1452/MegurineLuka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Michael Jackso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Rocks/846/MichaelJackson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Michael Jackson (Bad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Rocks/845/MichaelJacksonBad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Michael Jackson (Beat It)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Rocks/843/MichaelJacksonBeatIt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Michael Jackson (Billie Jean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Rocks/842/MichaelJacksonBillieJean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Michael Jackson (Smooth Criminal)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Rocks/844/MichaelJacksonSmoothCriminal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Misfits Fien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Rocks/858/MisfitsFiend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The Notorious B.I.G.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Rocks/837/TheNotoriousBIG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The Notorious B.I.G. (Metallic)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Rocks/838/TheNotoriousBIGMetallic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Ozzy Osbourn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Rocks/832/OzzyOsbourne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Paul McCartney (Yellow Submarine - Color Reje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Rocks/849/PaulMcCartneyYellowSubmarineColorReject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Paul McCartney (Yellow Submarine)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Rocks/850/PaulMcCartneyYellowSubmarine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36</text:p>
          </table:table-cell>
          <table:table-cell office:value-type="string" calcext:value-type="string">
            <text:p>Ps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Rocks/861/Psy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Purple Haz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Rocks/813/PurpleHaze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Purple Haze (Metallic)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Rocks/814/PurpleHazeMetallic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Reggae Rast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Rocks/827/ReggaeRasta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Reggae Rasta (Green)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Rocks/828/ReggaeRastaGreen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Ringo Starr (Yellow Submarine - Color Rejec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Rocks/853/RingoStarrYellowSubmarineColorReject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Ringo Starr (Yellow Submarine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Rocks/854/RingoStarrYellowSubmarine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Run (Run DMC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Rocks/829/RunRunDMC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Sid Vicious (Sex Pistols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Rocks/841/SidViciousSexPistols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32</text:p>
          </table:table-cell>
          <table:table-cell office:value-type="string" calcext:value-type="string">
            <text:p>Steve Jones (Sex Pistols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Rocks/857/SteveJonesSexPistols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Tupac Shaku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Rocks/839/TupacShakur/</text:p>
          </table:table-cell>
        </table:table-row>
        <table:table-row table:style-name="ro1">
          <table:table-cell office:value-type="string" calcext:value-type="string">
            <text:p>Rocks</text:p>
          </table:table-cell>
          <table:table-cell office:value-type="string" calcext:value-type="string">
            <text:p>#34</text:p>
          </table:table-cell>
          <table:table-cell office:value-type="string" calcext:value-type="string">
            <text:p>Yellow Sub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Rocks/859/YellowSubmarine/</text:p>
          </table:table-cell>
        </table:table-row>
        <table:table-row table:style-name="ro1">
          <table:table-cell office:value-type="string" calcext:value-type="string">
            <text:p>Sanrio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Badtz-Maru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anrio/871/BadtzMaru/</text:p>
          </table:table-cell>
        </table:table-row>
        <table:table-row table:style-name="ro1">
          <table:table-cell office:value-type="string" calcext:value-type="string">
            <text:p>Sanrio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Chi Chai Moncha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anrio/872/ChiChaiMonchan/</text:p>
          </table:table-cell>
        </table:table-row>
        <table:table-row table:style-name="ro1">
          <table:table-cell office:value-type="string" calcext:value-type="string">
            <text:p>Sanrio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Chococa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anrio/870/Chococat/</text:p>
          </table:table-cell>
        </table:table-row>
        <table:table-row table:style-name="ro1">
          <table:table-cell office:value-type="string" calcext:value-type="string">
            <text:p>Sanrio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Hello Kitt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anrio/866/HelloKitty/</text:p>
          </table:table-cell>
        </table:table-row>
        <table:table-row table:style-name="ro1">
          <table:table-cell office:value-type="string" calcext:value-type="string">
            <text:p>Sanrio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Keropp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anrio/867/Keroppi/</text:p>
          </table:table-cell>
        </table:table-row>
        <table:table-row table:style-name="ro1">
          <table:table-cell office:value-type="string" calcext:value-type="string">
            <text:p>Sanrio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My Melod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anrio/869/MyMelody/</text:p>
          </table:table-cell>
        </table:table-row>
        <table:table-row table:style-name="ro1">
          <table:table-cell office:value-type="string" calcext:value-type="string">
            <text:p>Sanrio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Tuxedosa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anrio/868/Tuxedosam/</text:p>
          </table:table-cell>
        </table:table-row>
        <table:table-row table:style-name="ro1">
          <table:table-cell office:value-type="string" calcext:value-type="string">
            <text:p>SciFi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Martian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ciFi/873/Martian/</text:p>
          </table:table-cell>
        </table:table-row>
        <table:table-row table:style-name="ro1">
          <table:table-cell office:value-type="string" calcext:value-type="string">
            <text:p>SciFi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Martian (Glow in the Dark)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SciFi/874/MartianGlowintheDark/</text:p>
          </table:table-cell>
        </table:table-row>
        <table:table-row table:style-name="ro1">
          <table:table-cell office:value-type="string" calcext:value-type="string">
            <text:p>SciFi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Martian (Metallic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SciFi/875/MartianMetallic/</text:p>
          </table:table-cell>
        </table:table-row>
        <table:table-row table:style-name="ro1">
          <table:table-cell office:value-type="string" calcext:value-type="string">
            <text:p>SesameStreet</text:p>
          </table:table-cell>
          <table:table-cell office:value-type="string" calcext:value-type="string">
            <text:p>#04</text:p>
          </table:table-cell>
          <table:table-cell office:value-type="string" calcext:value-type="string">
            <text:p>Be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esameStreet/3359/bert/</text:p>
          </table:table-cell>
        </table:table-row>
        <table:table-row table:style-name="ro1">
          <table:table-cell office:value-type="string" calcext:value-type="string">
            <text:p>SesameStreet</text:p>
          </table:table-cell>
          <table:table-cell office:value-type="string" calcext:value-type="string">
            <text:p>#02</text:p>
          </table:table-cell>
          <table:table-cell office:value-type="string" calcext:value-type="string">
            <text:p>Cookie Mons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esameStreet/3357/cookiemonster/</text:p>
          </table:table-cell>
        </table:table-row>
        <table:table-row table:style-name="ro1">
          <table:table-cell office:value-type="string" calcext:value-type="string">
            <text:p>SesameStreet</text:p>
          </table:table-cell>
          <table:table-cell office:value-type="string" calcext:value-type="string">
            <text:p>#05</text:p>
          </table:table-cell>
          <table:table-cell office:value-type="string" calcext:value-type="string">
            <text:p>Ern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esameStreet/3360/ernie/</text:p>
          </table:table-cell>
        </table:table-row>
        <table:table-row table:style-name="ro1">
          <table:table-cell office:value-type="string" calcext:value-type="string">
            <text:p>SesameStreet</text:p>
          </table:table-cell>
          <table:table-cell office:value-type="string" calcext:value-type="string">
            <text:p>#06</text:p>
          </table:table-cell>
          <table:table-cell office:value-type="string" calcext:value-type="string">
            <text:p>Mr. Snuffleupag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esameStreet/3362/mrsnuffleupagus/</text:p>
          </table:table-cell>
        </table:table-row>
        <table:table-row table:style-name="ro1">
          <table:table-cell office:value-type="string" calcext:value-type="string">
            <text:p>SesameStreet</text:p>
          </table:table-cell>
          <table:table-cell office:value-type="string" calcext:value-type="string">
            <text:p>#03</text:p>
          </table:table-cell>
          <table:table-cell office:value-type="string" calcext:value-type="string">
            <text:p>Oscar the Grou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esameStreet/3358/oscarthegrouch/</text:p>
          </table:table-cell>
        </table:table-row>
        <table:table-row table:style-name="ro1">
          <table:table-cell office:value-type="string" calcext:value-type="string">
            <text:p>SesameStree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uper Grov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esameStreet/3390/supergrover/</text:p>
          </table:table-cell>
        </table:table-row>
        <table:table-row table:style-name="ro1">
          <table:table-cell office:value-type="string" calcext:value-type="string">
            <text:p>SesameStree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uper Grover (First to Market)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SesameStreet/1360/SuperGrover/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Amare Stoudem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ports/892/AmareStoudemire/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Blake Griffin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ports/877/BlakeGriffin/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Carmelo Anthony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ports/879/CarmeloAnthony/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Chris Pau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ports/887/ChrisPaul/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Derrick Rose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ports/884/DerrickRose/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Dirk Nowitzk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ports/891/DirkNowitzki/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Dwayne Wad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ports/893/DwayneWade/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Dwight Howa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ports/888/DwightHoward/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Jeremy Lin (Knicks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Sports/885/JeremyLinKnicks/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Jeremy Lin (Rockets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Sports/889/JeremyLinRockets/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Kevin Durant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ports/878/KevinDurant/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Kevin Lov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ports/882/KevinLove/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Kobe Bryan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ports/886/KobeBryant/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Lamarcus Aldridge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ports/883/LamarcusAldridge/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Lebron James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ports/876/LebronJames/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Pau Gaso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ports/880/PauGasol/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Rajon Rondo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ports/881/RajonRondo/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Ricky Rubi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ports/890/RickyRubio/</text:p>
          </table:table-cell>
        </table:table-row>
        <table:table-row table:style-name="ro1">
          <table:table-cell office:value-type="string" calcext:value-type="string">
            <text:p>StanLe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tan Lee (British Flag)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StanLee/6/StanLeeBritishFlag/</text:p>
          </table:table-cell>
        </table:table-row>
        <table:table-row table:style-name="ro1">
          <table:table-cell office:value-type="string" calcext:value-type="string">
            <text:p>StanLe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tan Lee (Comikaze)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StanLee/1/StanLeeComikaze/</text:p>
          </table:table-cell>
        </table:table-row>
        <table:table-row table:style-name="ro1">
          <table:table-cell office:value-type="string" calcext:value-type="string">
            <text:p>StanLe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tan Lee (Excelsior)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StanLee/2/StanLeeExcelsior/</text:p>
          </table:table-cell>
        </table:table-row>
        <table:table-row table:style-name="ro1">
          <table:table-cell office:value-type="string" calcext:value-type="string">
            <text:p>StanLe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tan Lee (Fan Expo) (Red Shoes)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StanLee/1377/StanLeeFanExpoRedShoes/</text:p>
          </table:table-cell>
        </table:table-row>
        <table:table-row table:style-name="ro1">
          <table:table-cell office:value-type="string" calcext:value-type="string">
            <text:p>StanLe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tan Lee (Fan Expo) (White Shoes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StanLee/1228/StanLeeFanExpoWhiteShoes/</text:p>
          </table:table-cell>
        </table:table-row>
        <table:table-row table:style-name="ro1">
          <table:table-cell office:value-type="string" calcext:value-type="string">
            <text:p>StanLe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tan Lee (New York Comic Con)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StanLee/3/StanLeeNewYorkComicCon/</text:p>
          </table:table-cell>
        </table:table-row>
        <table:table-row table:style-name="ro1">
          <table:table-cell office:value-type="string" calcext:value-type="string">
            <text:p>StanLe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tan Lee (Nuff Said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StanLee/4/StanLeeNuffSaid/</text:p>
          </table:table-cell>
        </table:table-row>
        <table:table-row table:style-name="ro1">
          <table:table-cell office:value-type="string" calcext:value-type="string">
            <text:p>StanLe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tan Lee (San Diego Comic Con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StanLee/7/StanLeeSanDiegoComicCon/</text:p>
          </table:table-cell>
        </table:table-row>
        <table:table-row table:style-name="ro1">
          <table:table-cell office:value-type="string" calcext:value-type="string">
            <text:p>StanLe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tan Lee (Signature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StanLee/1371/StanLeeSignature/</text:p>
          </table:table-cell>
        </table:table-row>
        <table:table-row table:style-name="ro1">
          <table:table-cell office:value-type="string" calcext:value-type="string">
            <text:p>StanLe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tan Lee (Supanova)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StanLee/9/StanLeeSupanova/</text:p>
          </table:table-cell>
        </table:table-row>
        <table:table-row table:style-name="ro1">
          <table:table-cell office:value-type="string" calcext:value-type="string">
            <text:p>StanLe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tan Lee (Supercon)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StanLee/8/StanLeeSupercon/</text:p>
          </table:table-cell>
        </table:table-row>
        <table:table-row table:style-name="ro1">
          <table:table-cell office:value-type="string" calcext:value-type="string">
            <text:p>StanLe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Stan Lee (True Believers)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StanLee/5/StanLeeTrueBelievers/</text:p>
          </table:table-cell>
        </table:table-row>
        <table:table-row table:style-name="ro1">
          <table:table-cell office:value-type="string" calcext:value-type="string">
            <text:p>StanLe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Stan Lee (Wizard World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StanLee/10/StanLeeWizardWorldChicago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501st Clone Troope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919/501stCloneTrooper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Admiral Ackba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923/AdmiralAckbar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53</text:p>
          </table:table-cell>
          <table:table-cell office:value-type="string" calcext:value-type="string">
            <text:p>Bib Fortu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3587/bibfortuna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Biggs Darklight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918/BiggsDarklighter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38</text:p>
          </table:table-cell>
          <table:table-cell office:value-type="string" calcext:value-type="string">
            <text:p>Biker Sco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933/BikerScout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Boba Fet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902/BobaFett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32</text:p>
          </table:table-cell>
          <table:table-cell office:value-type="string" calcext:value-type="string">
            <text:p>Boba Fett (Droids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StarWars/927/BobaFettDroids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35</text:p>
          </table:table-cell>
          <table:table-cell office:value-type="string" calcext:value-type="string">
            <text:p>Boss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930/Bossk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C-3P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907/C3PO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C-3PO (Metallic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StarWars/3550/c3pometallic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Chewbacc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899/Chewbacca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Chewbacca (Flocked)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StarWars/900/ChewbaccaFlocked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Chewbacca (Hoth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StarWars/3576/chewbaccahoth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Clone Troop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915/CloneTrooper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Clone Trooper (Vault Edition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StarWars/3500/clonetroopervaultedition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Darth Mau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903/DarthMaul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Darth Va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894/DarthVader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46</text:p>
          </table:table-cell>
          <table:table-cell office:value-type="string" calcext:value-type="string">
            <text:p>E-3P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3322/e3po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36</text:p>
          </table:table-cell>
          <table:table-cell office:value-type="string" calcext:value-type="string">
            <text:p>Emperor Palpati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931/TheEmperor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48</text:p>
          </table:table-cell>
          <table:table-cell office:value-type="string" calcext:value-type="string">
            <text:p>Figrin D'a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3577/figrindan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Gamorrean Guard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906/GamorreanGuard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Greedo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901/Greedo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Greedo (Vault Edition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StarWars/3213/greedovaultedition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37</text:p>
          </table:table-cell>
          <table:table-cell office:value-type="string" calcext:value-type="string">
            <text:p>Hammerhe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932/Hammerhead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Han Sol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896/HanSolo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47</text:p>
          </table:table-cell>
          <table:table-cell office:value-type="string" calcext:value-type="string">
            <text:p>Han Solo (Hoth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StarWars/3578/hansolohoth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Han Solo (Stormtrooper)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StarWars/909/HanSoloStormtrooper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Han Solo (Vault Edition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StarWars/3712/hansolovaultedition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Holographic Darth Maul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917/HolographicDarthMaul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Holographic Darth Vade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928/HolographicDarthVader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40</text:p>
          </table:table-cell>
          <table:table-cell office:value-type="string" calcext:value-type="string">
            <text:p>Holographic Emperor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2339/holographicemperor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Jabba the Hut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916/JabbatheHutt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/>
          <table:table-cell office:value-type="string" calcext:value-type="string">
            <text:p>Jango Fet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935/JangoFett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Jar Jar Bink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922/JarJarBinks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Jaw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914/Jawa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Lando Calrissia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925/LandoCalrissian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34</text:p>
          </table:table-cell>
          <table:table-cell office:value-type="string" calcext:value-type="string">
            <text:p>Luke Skywalker (Hoth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StarWars/929/LukeSkywalkerHoth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/>
          <table:table-cell office:value-type="string" calcext:value-type="string">
            <text:p>Luke Skywalker (Hoth) &amp; Wamp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StarWars/936/LukeSkywalkerHothampWampa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Luke Skywalker (Jedi)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StarWars/905/LukeSkywalkerJedi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Luke Skywalker (Jedi) (Vault Edition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StarWars/2354/lukeskywalkerjedivaultedition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Luke Skywalker (Stormtrooper)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StarWars/910/LukeSkywalkerStormtrooper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49</text:p>
          </table:table-cell>
          <table:table-cell office:value-type="string" calcext:value-type="string">
            <text:p>Luke Skywalker (Tatooin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StarWars/3586/lukeskywalkertatooine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Luke Skywalker (X-Wing Pilot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StarWars/911/LukeSkywalkerXWingPilot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52</text:p>
          </table:table-cell>
          <table:table-cell office:value-type="string" calcext:value-type="string">
            <text:p>Nalan Che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3589/nalancheel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Obi-Wan Kenobi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904/ObiWanKenobi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Princess Le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897/PrincessLeia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50</text:p>
          </table:table-cell>
          <table:table-cell office:value-type="string" calcext:value-type="string">
            <text:p>Princess Leia (Boushh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StarWars/3585/princessleiaboushh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Queen Amidal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924/QueenAmidala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45</text:p>
          </table:table-cell>
          <table:table-cell office:value-type="string" calcext:value-type="string">
            <text:p>R2-B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3575/r2b1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31</text:p>
          </table:table-cell>
          <table:table-cell office:value-type="string" calcext:value-type="string">
            <text:p>R2-D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926/R2D2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/>
          <table:table-cell office:value-type="string" calcext:value-type="string">
            <text:p>R2-L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3660/r2l3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41</text:p>
          </table:table-cell>
          <table:table-cell office:value-type="string" calcext:value-type="string">
            <text:p>R2-Q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3324/r2q5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44</text:p>
          </table:table-cell>
          <table:table-cell office:value-type="string" calcext:value-type="string">
            <text:p>R2-R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3328/r2r9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Shadow Troope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908/ShadowTrooper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42</text:p>
          </table:table-cell>
          <table:table-cell office:value-type="string" calcext:value-type="string">
            <text:p>Shock Troop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3323/shocktrooper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ave Lei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912/SlaveLeia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lave Leia (Vault Edition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StarWars/2664/slaveleiavaultedition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tormtroo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898/Stormtrooper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51</text:p>
          </table:table-cell>
          <table:table-cell office:value-type="string" calcext:value-type="string">
            <text:p>TIE Fighter Pil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3588/tiefighterpilot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Tusken Rai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913/TuskenRaider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43</text:p>
          </table:table-cell>
          <table:table-cell office:value-type="string" calcext:value-type="string">
            <text:p>Unmasked Vad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2556/darthvaderunmasked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39</text:p>
          </table:table-cell>
          <table:table-cell office:value-type="string" calcext:value-type="string">
            <text:p>Wamp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934/Wampa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39</text:p>
          </table:table-cell>
          <table:table-cell office:value-type="string" calcext:value-type="string">
            <text:p>Wampa (Flocked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StarWars/2991/wampaflocked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Wicke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920/Wicket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Wicket (Flocked)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StarWars/921/WicketFlocked/</text:p>
          </table:table-cell>
        </table:table-row>
        <table:table-row table:style-name="ro1">
          <table:table-cell office:value-type="string" calcext:value-type="string">
            <text:p>StarWars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Yo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StarWars/895/Yoda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52</text:p>
          </table:table-cell>
          <table:table-cell office:value-type="string" calcext:value-type="string">
            <text:p>BM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AdventureTime/1012/BMO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52</text:p>
          </table:table-cell>
          <table:table-cell office:value-type="string" calcext:value-type="string">
            <text:p>BMO (Glow in the Dark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AdventureTime/1013/BMOGlowintheDark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52</text:p>
          </table:table-cell>
          <table:table-cell office:value-type="string" calcext:value-type="string">
            <text:p>BMO (Metallic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AdventureTime/1014/BMOMetallic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55</text:p>
          </table:table-cell>
          <table:table-cell office:value-type="string" calcext:value-type="string">
            <text:p>Cak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AdventureTime/1017/Cake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32</text:p>
          </table:table-cell>
          <table:table-cell office:value-type="string" calcext:value-type="string">
            <text:p>Fin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AdventureTime/981/Finn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32</text:p>
          </table:table-cell>
          <table:table-cell office:value-type="string" calcext:value-type="string">
            <text:p>Finn (with Sword)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AdventureTime/982/FinnwithSword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32</text:p>
          </table:table-cell>
          <table:table-cell office:value-type="string" calcext:value-type="string">
            <text:p>Finn (with Sword) (Glow in the Dark)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AdventureTime/983/FinnwithSwordGlowintheDark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54</text:p>
          </table:table-cell>
          <table:table-cell office:value-type="string" calcext:value-type="string">
            <text:p>Fion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AdventureTime/1016/Fionna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/>
          <table:table-cell office:value-type="string" calcext:value-type="string">
            <text:p>Fionna &amp; Cak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AdventureTime/1171/FionnaCake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87</text:p>
          </table:table-cell>
          <table:table-cell office:value-type="string" calcext:value-type="string">
            <text:p>Gun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AdventureTime/1070/Gunter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34</text:p>
          </table:table-cell>
          <table:table-cell office:value-type="string" calcext:value-type="string">
            <text:p>Ice 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AdventureTime/986/IceKing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Ja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AdventureTime/984/Jake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33</text:p>
          </table:table-cell>
          <table:table-cell office:value-type="string" calcext:value-type="string">
            <text:p>Jake (Flocked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AdventureTime/985/JakeFlocked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87</text:p>
          </table:table-cell>
          <table:table-cell office:value-type="string" calcext:value-type="string">
            <text:p>JMO (Jake as BMO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AdventureTime/1455/JMO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53</text:p>
          </table:table-cell>
          <table:table-cell office:value-type="string" calcext:value-type="string">
            <text:p>Lemongra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AdventureTime/1015/Lemongrab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30</text:p>
          </table:table-cell>
          <table:table-cell office:value-type="string" calcext:value-type="string">
            <text:p>Lumpy Space Princes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AdventureTime/979/LumpySpacePrincess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31</text:p>
          </table:table-cell>
          <table:table-cell office:value-type="string" calcext:value-type="string">
            <text:p>Marcel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AdventureTime/980/Marceline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51</text:p>
          </table:table-cell>
          <table:table-cell office:value-type="string" calcext:value-type="string">
            <text:p>Princess Bubblegu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AdventureTime/1010/PrincessBubblegum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51</text:p>
          </table:table-cell>
          <table:table-cell office:value-type="string" calcext:value-type="string">
            <text:p>Princess Bubblegum (Glow in the Dark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AdventureTime/1011/PrincessBubblegumGlowintheDark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44</text:p>
          </table:table-cell>
          <table:table-cell office:value-type="string" calcext:value-type="string">
            <text:p>Zombie Jak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AdventureTime/1003/ZombieJake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71</text:p>
          </table:table-cell>
          <table:table-cell office:value-type="string" calcext:value-type="string">
            <text:p>Cordelia Fox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AmericanHorrorStory/1165/CordeliaFoxx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71</text:p>
          </table:table-cell>
          <table:table-cell office:value-type="string" calcext:value-type="string">
            <text:p>Cordelia Foxx (Scarred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AmericanHorrorStory/1304/CordeliaFoxxScarred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41</text:p>
          </table:table-cell>
          <table:table-cell office:value-type="string" calcext:value-type="string">
            <text:p>Elsa Mars &amp; Ma Pet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AmericanHorrorStory/3429/elsamarsmapetite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70</text:p>
          </table:table-cell>
          <table:table-cell office:value-type="string" calcext:value-type="string">
            <text:p>Fiona Goo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AmericanHorrorStory/1164/FionaGoode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70</text:p>
          </table:table-cell>
          <table:table-cell office:value-type="string" calcext:value-type="string">
            <text:p>Fiona Goode (Bloody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AmericanHorrorStory/1303/FionaGoodeBloody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72</text:p>
          </table:table-cell>
          <table:table-cell office:value-type="string" calcext:value-type="string">
            <text:p>Marie Lavea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AmericanHorrorStory/1166/MarieLaveau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74</text:p>
          </table:table-cell>
          <table:table-cell office:value-type="string" calcext:value-type="string">
            <text:p>Misty D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AmericanHorrorStory/1168/MistyDay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73</text:p>
          </table:table-cell>
          <table:table-cell office:value-type="string" calcext:value-type="string">
            <text:p>Myrtle Sno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AmericanHorrorStory/1167/MyrtleSnow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75</text:p>
          </table:table-cell>
          <table:table-cell office:value-type="string" calcext:value-type="string">
            <text:p>Papa Legb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AmericanHorrorStory/1169/PapaLegba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44</text:p>
          </table:table-cell>
          <table:table-cell office:value-type="string" calcext:value-type="string">
            <text:p>Pepp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AmericanHorrorStory/3428/pepper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69</text:p>
          </table:table-cell>
          <table:table-cell office:value-type="string" calcext:value-type="string">
            <text:p>Rubber M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AmericanHorrorStory/1163/RubberMan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68</text:p>
          </table:table-cell>
          <table:table-cell office:value-type="string" calcext:value-type="string">
            <text:p>Tate Langd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AmericanHorrorStory/1162/TateLangdon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42</text:p>
          </table:table-cell>
          <table:table-cell office:value-type="string" calcext:value-type="string">
            <text:p>Tattler Twi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AmericanHorrorStory/3430/tattlertwins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43</text:p>
          </table:table-cell>
          <table:table-cell office:value-type="string" calcext:value-type="string">
            <text:p>Twist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AmericanHorrorStory/3427/twisty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15</text:p>
          </table:table-cell>
          <table:table-cell office:value-type="string" calcext:value-type="string">
            <text:p>Buster Blu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ArrestedDevelopment/1109/BusterBluth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20</text:p>
          </table:table-cell>
          <table:table-cell office:value-type="string" calcext:value-type="string">
            <text:p>Buster Bluth (Good Grief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ArrestedDevelopment/1115/BusterBluthGoodGrief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19</text:p>
          </table:table-cell>
          <table:table-cell office:value-type="string" calcext:value-type="string">
            <text:p>George Bluth Sr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ArrestedDevelopment/1114/GeorgeBluthSr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17</text:p>
          </table:table-cell>
          <table:table-cell office:value-type="string" calcext:value-type="string">
            <text:p>George-Michael Blut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ArrestedDevelopment/1112/GeorgeMichaelBluth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14</text:p>
          </table:table-cell>
          <table:table-cell office:value-type="string" calcext:value-type="string">
            <text:p>Gob Blut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ArrestedDevelopment/1108/GobBluth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13</text:p>
          </table:table-cell>
          <table:table-cell office:value-type="string" calcext:value-type="string">
            <text:p>Michael Bl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ArrestedDevelopment/1107/MichaelBluth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18</text:p>
          </table:table-cell>
          <table:table-cell office:value-type="string" calcext:value-type="string">
            <text:p>Michael Bluth (Banana Stand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ArrestedDevelopment/1113/MichaelBluthBananaStand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16</text:p>
          </table:table-cell>
          <table:table-cell office:value-type="string" calcext:value-type="string">
            <text:p>Tobias Funk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ArrestedDevelopment/1110/TobiasFunke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16</text:p>
          </table:table-cell>
          <table:table-cell office:value-type="string" calcext:value-type="string">
            <text:p>Tobias Funke (Blue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ArrestedDevelopment/1111/TobiasFunkeBlue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07</text:p>
          </table:table-cell>
          <table:table-cell office:value-type="string" calcext:value-type="string">
            <text:p>The Arro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Television_Arrow/2570/thearrow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09</text:p>
          </table:table-cell>
          <table:table-cell office:value-type="string" calcext:value-type="string">
            <text:p>Black Cana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Television_Arrow/2571/blackcanary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10</text:p>
          </table:table-cell>
          <table:table-cell office:value-type="string" calcext:value-type="string">
            <text:p>Deathstrok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Television_Arrow/2568/deathstroke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11</text:p>
          </table:table-cell>
          <table:table-cell office:value-type="string" calcext:value-type="string">
            <text:p>Deathstroke (Unmasked)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- Vinyl_Pop- Television_Arrow/3758/deathstrokeunmasked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06</text:p>
          </table:table-cell>
          <table:table-cell office:value-type="string" calcext:value-type="string">
            <text:p>Oliver Que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Television_Arrow/2569/oliverqueen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28</text:p>
          </table:table-cell>
          <table:table-cell office:value-type="string" calcext:value-type="string">
            <text:p>Capt. Apoll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Television_Battlestar Galactica_1978/2632/captapollo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30</text:p>
          </table:table-cell>
          <table:table-cell office:value-type="string" calcext:value-type="string">
            <text:p>Commander Ada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Television_Battlestar Galactica_1978/2631/commanderadama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31</text:p>
          </table:table-cell>
          <table:table-cell office:value-type="string" calcext:value-type="string">
            <text:p>Cylon Centur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Television_Battlestar Galactica_1978/2629/cyloncenturion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29</text:p>
          </table:table-cell>
          <table:table-cell office:value-type="string" calcext:value-type="string">
            <text:p>Lt. Starb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Television_Battlestar Galactica_1978/2630/ltstarbuck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40</text:p>
          </table:table-cell>
          <table:table-cell office:value-type="string" calcext:value-type="string">
            <text:p>Beavi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BeavisampButthead/997/Beavis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41</text:p>
          </table:table-cell>
          <table:table-cell office:value-type="string" calcext:value-type="string">
            <text:p>Butt-H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BeavisampButthead/998/ButtHead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42</text:p>
          </table:table-cell>
          <table:table-cell office:value-type="string" calcext:value-type="string">
            <text:p>Amy Farrah Fow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heBigBangTheory/999/AmyFarrahFowler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42</text:p>
          </table:table-cell>
          <table:table-cell office:value-type="string" calcext:value-type="string">
            <text:p>Amy Farrah Fowler (Brown Shoes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eBigBangTheory/1000/AmyFarrahFowlerBrownShoes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42</text:p>
          </table:table-cell>
          <table:table-cell office:value-type="string" calcext:value-type="string">
            <text:p>Amy Farrah Fowler (Purple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eBigBangTheory/1001/AmyFarrahFowlerPurple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58</text:p>
          </table:table-cell>
          <table:table-cell office:value-type="string" calcext:value-type="string">
            <text:p>Bernadette Rostenkowski-Wolowit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heBigBangTheory/1020/BernadetteRostenkowskiWolowitz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59</text:p>
          </table:table-cell>
          <table:table-cell office:value-type="string" calcext:value-type="string">
            <text:p>Howard Wolowitz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heBigBangTheory/1021/HowardWolowitz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75</text:p>
          </table:table-cell>
          <table:table-cell office:value-type="string" calcext:value-type="string">
            <text:p>Howard Wolowitz (Star Trek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eBigBangTheory/1053/HowardWolowitzStarTrek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75</text:p>
          </table:table-cell>
          <table:table-cell office:value-type="string" calcext:value-type="string">
            <text:p>Howard Wolowitz (Star Trek) (Transporting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eBigBangTheory/1054/HowardWolowitzStarTrekTransporting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45</text:p>
          </table:table-cell>
          <table:table-cell office:value-type="string" calcext:value-type="string">
            <text:p>Leonard Hofstadt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heBigBangTheory/1004/LeonardHofstadter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74</text:p>
          </table:table-cell>
          <table:table-cell office:value-type="string" calcext:value-type="string">
            <text:p>Leonard Hofstadter (Star Trek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eBigBangTheory/1051/LeonardHofstadterStarTrek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74</text:p>
          </table:table-cell>
          <table:table-cell office:value-type="string" calcext:value-type="string">
            <text:p>Leonard Hofstadter (Star Trek) (Transporting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eBigBangTheory/1052/LeonardHofstadterStarTrekTransporting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56</text:p>
          </table:table-cell>
          <table:table-cell office:value-type="string" calcext:value-type="string">
            <text:p>Penn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heBigBangTheory/1018/Penny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57</text:p>
          </table:table-cell>
          <table:table-cell office:value-type="string" calcext:value-type="string">
            <text:p>Raj Koothrappal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heBigBangTheory/1019/RajKoothrappali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76</text:p>
          </table:table-cell>
          <table:table-cell office:value-type="string" calcext:value-type="string">
            <text:p>Raj Koothrappali (Star Trek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eBigBangTheory/1055/RajKoothrappaliStarTrek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76</text:p>
          </table:table-cell>
          <table:table-cell office:value-type="string" calcext:value-type="string">
            <text:p>Raj Koothrappali (Star Trek) (Transporting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eBigBangTheory/1056/RajKoothrappaliStarTrekTransporting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heldon Coop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heBigBangTheory/948/SheldonCooper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heldon Cooper (Batman Shirt)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eBigBangTheory/949/SheldonCooperBatmanShirt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heldon Cooper (Flash Shirt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eBigBangTheory/950/SheldonCooperFlashShirt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heldon Cooper (Hawkman Shirt)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eBigBangTheory/951/SheldonCooperHawkmanShirt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73</text:p>
          </table:table-cell>
          <table:table-cell office:value-type="string" calcext:value-type="string">
            <text:p>Sheldon Cooper (Star Trek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eBigBangTheory/1049/SheldonCooperStarTrek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73</text:p>
          </table:table-cell>
          <table:table-cell office:value-type="string" calcext:value-type="string">
            <text:p>Sheldon Cooper (Star Trek) (Transporting)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eBigBangTheory/1050/SheldonCooperStarTrekTransporting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Sheldon Cooper (Superman Shirt)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eBigBangTheory/952/SheldonCooperSupermanShirt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66</text:p>
          </table:table-cell>
          <table:table-cell office:value-type="string" calcext:value-type="string">
            <text:p>Gus Fr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BreakingBad/1160/GusFring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67</text:p>
          </table:table-cell>
          <table:table-cell office:value-type="string" calcext:value-type="string">
            <text:p>Gus Fring (Dead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BreakingBad/1161/GusFringDead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64</text:p>
          </table:table-cell>
          <table:table-cell office:value-type="string" calcext:value-type="string">
            <text:p>Hank Schra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BreakingBad/1158/HankSchrader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62</text:p>
          </table:table-cell>
          <table:table-cell office:value-type="string" calcext:value-type="string">
            <text:p>Heisenber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BreakingBad/1156/Heisenberg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59</text:p>
          </table:table-cell>
          <table:table-cell office:value-type="string" calcext:value-type="string">
            <text:p>Jesse Pinkm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BreakingBad/1154/JessePinkman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59</text:p>
          </table:table-cell>
          <table:table-cell office:value-type="string" calcext:value-type="string">
            <text:p>Jesse Pinkman (Beat Up)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BreakingBad/1150/JessePinkmanBeatUp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61</text:p>
          </table:table-cell>
          <table:table-cell office:value-type="string" calcext:value-type="string">
            <text:p>Jesse Pinkman (Haz Mat Suit - Green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BreakingBad/1155/JessePinkmanHazMatSuitGreen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61</text:p>
          </table:table-cell>
          <table:table-cell office:value-type="string" calcext:value-type="string">
            <text:p>Jesse Pinkman (Haz-Mat Suit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BreakingBad/1149/JessePinkmanHazMatSuit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61</text:p>
          </table:table-cell>
          <table:table-cell office:value-type="string" calcext:value-type="string">
            <text:p>Jesse Pinkman (Haz-Mat Suit) (Glow in the Dark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BreakingBad/1315/JessePinkmanHazMatSuitGlowintheDark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65</text:p>
          </table:table-cell>
          <table:table-cell office:value-type="string" calcext:value-type="string">
            <text:p>Mike Ehrmantrau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BreakingBad/1159/MikeEhrmantraut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63</text:p>
          </table:table-cell>
          <table:table-cell office:value-type="string" calcext:value-type="string">
            <text:p>Saul Goodm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BreakingBad/1157/SaulGoodman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58</text:p>
          </table:table-cell>
          <table:table-cell office:value-type="string" calcext:value-type="string">
            <text:p>Walter Whi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BreakingBad/1148/WalterWhite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60</text:p>
          </table:table-cell>
          <table:table-cell office:value-type="string" calcext:value-type="string">
            <text:p>Walter White (Haz Mat Suit - Green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BreakingBad/1151/WalterWhiteHazMatSuitGreen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60</text:p>
          </table:table-cell>
          <table:table-cell office:value-type="string" calcext:value-type="string">
            <text:p>Walter White (Haz Mat Suit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BreakingBad/1152/WalterWhiteHazMatSuit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60</text:p>
          </table:table-cell>
          <table:table-cell office:value-type="string" calcext:value-type="string">
            <text:p>Walter White (Haz Mat Suit) (Glow in the Dark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BreakingBad/1153/WalterWhiteHazMatSuitGlowintheDark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23</text:p>
          </table:table-cell>
          <table:table-cell office:value-type="string" calcext:value-type="string">
            <text:p>Ang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BuffytheVampireSlayer/1119/Angel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/>
          <table:table-cell office:value-type="string" calcext:value-type="string">
            <text:p>Angel, Buffy &amp; Vampire Spik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BuffytheVampireSlayer/1345/AngelBuffyampVampireSpike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21</text:p>
          </table:table-cell>
          <table:table-cell office:value-type="string" calcext:value-type="string">
            <text:p>Buff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BuffytheVampireSlayer/1116/Buffy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21</text:p>
          </table:table-cell>
          <table:table-cell office:value-type="string" calcext:value-type="string">
            <text:p>Buffy (Injured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BuffytheVampireSlayer/1117/BuffyInjured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26</text:p>
          </table:table-cell>
          <table:table-cell office:value-type="string" calcext:value-type="string">
            <text:p>The Gentlem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BuffytheVampireSlayer/1122/TheGentlemen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27</text:p>
          </table:table-cell>
          <table:table-cell office:value-type="string" calcext:value-type="string">
            <text:p>Oz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BuffytheVampireSlayer/1123/Oz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24</text:p>
          </table:table-cell>
          <table:table-cell office:value-type="string" calcext:value-type="string">
            <text:p>Spik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BuffytheVampireSlayer/1120/Spike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25</text:p>
          </table:table-cell>
          <table:table-cell office:value-type="string" calcext:value-type="string">
            <text:p>Vampire Spik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BuffytheVampireSlayer/1121/VampireSpike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22</text:p>
          </table:table-cell>
          <table:table-cell office:value-type="string" calcext:value-type="string">
            <text:p>Willo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BuffytheVampireSlayer/1118/Willow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82</text:p>
          </table:table-cell>
          <table:table-cell office:value-type="string" calcext:value-type="string">
            <text:p>Wishverse Willo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BuffytheVampireSlayer/1305/WishverseWillow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43</text:p>
          </table:table-cell>
          <table:table-cell office:value-type="string" calcext:value-type="string">
            <text:p>Dr. Blake Dow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ChildrensHospital/1002/DrBlakeDowns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25</text:p>
          </table:table-cell>
          <table:table-cell office:value-type="string" calcext:value-type="string">
            <text:p>Adip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Television_Doctor Who/2515/adipose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40</text:p>
          </table:table-cell>
          <table:table-cell office:value-type="string" calcext:value-type="string">
            <text:p>Adipose (Glow in the Dark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- Vinyl_Pop- Television_Doctor Who/3720/adiposeglowinthedark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24</text:p>
          </table:table-cell>
          <table:table-cell office:value-type="string" calcext:value-type="string">
            <text:p>Cyberma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Television_Doctor Who/2516/cyberman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23</text:p>
          </table:table-cell>
          <table:table-cell office:value-type="string" calcext:value-type="string">
            <text:p>Dale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Television_Doctor Who/2517/dalek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20</text:p>
          </table:table-cell>
          <table:table-cell office:value-type="string" calcext:value-type="string">
            <text:p>Eleventh Docto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Television_Doctor Who/2511/eleventhdoctor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36</text:p>
          </table:table-cell>
          <table:table-cell office:value-type="string" calcext:value-type="string">
            <text:p>Eleventh Doctor (Fez &amp; Mop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- Vinyl_Pop- Television_Doctor Who/3782/eleventhdoctorfez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22</text:p>
          </table:table-cell>
          <table:table-cell office:value-type="string" calcext:value-type="string">
            <text:p>Fourth Doct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Television_Doctor Who/2514/fourthdoctor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27</text:p>
          </table:table-cell>
          <table:table-cell office:value-type="string" calcext:value-type="string">
            <text:p>TARDI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Television_Doctor Who/2518/tardis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21</text:p>
          </table:table-cell>
          <table:table-cell office:value-type="string" calcext:value-type="string">
            <text:p>Tenth Doct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Television_Doctor Who/2510/tenthdoctor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33</text:p>
          </table:table-cell>
          <table:table-cell office:value-type="string" calcext:value-type="string">
            <text:p>Tenth Doctor (3D Glasses)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- Vinyl_Pop- Television_Doctor Who/3685/tenthdoctor3dglasses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19</text:p>
          </table:table-cell>
          <table:table-cell office:value-type="string" calcext:value-type="string">
            <text:p>Twelfth Doct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Television_Doctor Who/2513/twelfthdoctor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39</text:p>
          </table:table-cell>
          <table:table-cell office:value-type="string" calcext:value-type="string">
            <text:p>Twelfth Doctor (Spacesui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- Vinyl_Pop- Television_Doctor Who/3874/twelfthdoctorspacesuit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38</text:p>
          </table:table-cell>
          <table:table-cell office:value-type="string" calcext:value-type="string">
            <text:p>Twelfth Doctor (w/ Spoon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- Vinyl_Pop- Television_Doctor Who/3825/twelfthdoctorwspoon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26</text:p>
          </table:table-cell>
          <table:table-cell office:value-type="string" calcext:value-type="string">
            <text:p>Weeping Ang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Television_Doctor Who/2512/weepingangel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79</text:p>
          </table:table-cell>
          <table:table-cell office:value-type="string" calcext:value-type="string">
            <text:p>Ja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DuckDynasty/1061/Jase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80</text:p>
          </table:table-cell>
          <table:table-cell office:value-type="string" calcext:value-type="string">
            <text:p>Ph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DuckDynasty/1062/Phil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78</text:p>
          </table:table-cell>
          <table:table-cell office:value-type="string" calcext:value-type="string">
            <text:p>Uncle S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DuckDynasty/1058/UncleSi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78</text:p>
          </table:table-cell>
          <table:table-cell office:value-type="string" calcext:value-type="string">
            <text:p>Uncle Si (Green Hat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DuckDynasty/1059/UncleSiGreenHat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78</text:p>
          </table:table-cell>
          <table:table-cell office:value-type="string" calcext:value-type="string">
            <text:p>Uncle Si (Green Pant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DuckDynasty/1060/UncleSiGreenPants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77</text:p>
          </table:table-cell>
          <table:table-cell office:value-type="string" calcext:value-type="string">
            <text:p>Will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DuckDynasty/1057/Willie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37</text:p>
          </table:table-cell>
          <table:table-cell office:value-type="string" calcext:value-type="string">
            <text:p>Hoban Washbur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Firefly/1247/HobanWashburne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38</text:p>
          </table:table-cell>
          <table:table-cell office:value-type="string" calcext:value-type="string">
            <text:p>Jayne Cob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Firefly/1244/JayneCobb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39</text:p>
          </table:table-cell>
          <table:table-cell office:value-type="string" calcext:value-type="string">
            <text:p>Kaylee Fry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Firefly/1248/KayleeFrye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39</text:p>
          </table:table-cell>
          <table:table-cell office:value-type="string" calcext:value-type="string">
            <text:p>Kaylee Frye (Dirty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Firefly/1485/KayleeFryeDirty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35</text:p>
          </table:table-cell>
          <table:table-cell office:value-type="string" calcext:value-type="string">
            <text:p>Malcolm Reyn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Firefly/1245/MalcolmReynolds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36</text:p>
          </table:table-cell>
          <table:table-cell office:value-type="string" calcext:value-type="string">
            <text:p>Zoe Washbur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Firefly/1249/ZoeWashburne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16</text:p>
          </table:table-cell>
          <table:table-cell office:value-type="string" calcext:value-type="string">
            <text:p>Captain Col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Television_The Flash/2573/captaincold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17</text:p>
          </table:table-cell>
          <table:table-cell office:value-type="string" calcext:value-type="string">
            <text:p>Captain Cold (Unmasked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- Vinyl_Pop- Television_The Flash/3125/captaincoldunmasked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13</text:p>
          </table:table-cell>
          <table:table-cell office:value-type="string" calcext:value-type="string">
            <text:p>The Flas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Television_The Flash/2572/theflash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15</text:p>
          </table:table-cell>
          <table:table-cell office:value-type="string" calcext:value-type="string">
            <text:p>Reverse Flas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Television_The Flash/2729/reverseflash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46</text:p>
          </table:table-cell>
          <table:table-cell office:value-type="string" calcext:value-type="string">
            <text:p>Hannibal Lec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Hannibal/1136/HannibalLecter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46</text:p>
          </table:table-cell>
          <table:table-cell office:value-type="string" calcext:value-type="string">
            <text:p>Hannibal Lecter (Bloody)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Hannibal/1137/HannibalLecterBloody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48</text:p>
          </table:table-cell>
          <table:table-cell office:value-type="string" calcext:value-type="string">
            <text:p>Jack Crawfo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Hannibal/1139/JackCrawford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50</text:p>
          </table:table-cell>
          <table:table-cell office:value-type="string" calcext:value-type="string">
            <text:p>Wendig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Hannibal/1141/Wendigo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47</text:p>
          </table:table-cell>
          <table:table-cell office:value-type="string" calcext:value-type="string">
            <text:p>Will Grah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Hannibal/1138/WillGraham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49</text:p>
          </table:table-cell>
          <table:table-cell office:value-type="string" calcext:value-type="string">
            <text:p>Will Graham (Straight Jacket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Hannibal/1140/WillGrahamStraightJacket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Gi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InvaderZim/953/Gir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92</text:p>
          </table:table-cell>
          <table:table-cell office:value-type="string" calcext:value-type="string">
            <text:p>Robot B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LostinSpace/1075/RobotB9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7</text:p>
          </table:table-cell>
          <table:table-cell office:value-type="string" calcext:value-type="string">
            <text:p>He-Ma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MastersoftheUniverse/962/HeMan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1</text:p>
          </table:table-cell>
          <table:table-cell office:value-type="string" calcext:value-type="string">
            <text:p>Horda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MastersoftheUniverse/967/Hordak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8</text:p>
          </table:table-cell>
          <table:table-cell office:value-type="string" calcext:value-type="string">
            <text:p>She-R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MastersoftheUniverse/963/SheRa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kelet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MastersoftheUniverse/964/Skeletor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keletor (Black Hood)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MastersoftheUniverse/965/SkeletorBlackHood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9</text:p>
          </table:table-cell>
          <table:table-cell office:value-type="string" calcext:value-type="string">
            <text:p>Skeletor (Glow in the Dark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MastersoftheUniverse/966/SkeletorGlowintheDark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Spik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MastersoftheUniverse/968/Spikor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4</text:p>
          </table:table-cell>
          <table:table-cell office:value-type="string" calcext:value-type="string">
            <text:p>Pink Rang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MightyMorphinPowerRangers/972/PinkRanger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3</text:p>
          </table:table-cell>
          <table:table-cell office:value-type="string" calcext:value-type="string">
            <text:p>Red Rang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MightyMorphinPowerRangers/971/RedRanger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White Rang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MightyMorphinPowerRangers/969/WhiteRanger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2</text:p>
          </table:table-cell>
          <table:table-cell office:value-type="string" calcext:value-type="string">
            <text:p>White Ranger (Glow in the Dark)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MightyMorphinPowerRangers/970/WhiteRangerGlowintheDark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99</text:p>
          </table:table-cell>
          <table:table-cell office:value-type="string" calcext:value-type="string">
            <text:p>Eddie Muns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Television_The Munsters/2576/eddiemunster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98</text:p>
          </table:table-cell>
          <table:table-cell office:value-type="string" calcext:value-type="string">
            <text:p>Grandpa Muns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Television_The Munsters/2577/grandpamunster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96</text:p>
          </table:table-cell>
          <table:table-cell office:value-type="string" calcext:value-type="string">
            <text:p>Herman Muns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Television_The Munsters/2578/hermanmunster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97</text:p>
          </table:table-cell>
          <table:table-cell office:value-type="string" calcext:value-type="string">
            <text:p>Lily Muns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Television_The Munsters/2579/lilymunster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46</text:p>
          </table:table-cell>
          <table:table-cell office:value-type="string" calcext:value-type="string">
            <text:p>Alex Vau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Television_Orange Is the New Black/3713/alexvause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47</text:p>
          </table:table-cell>
          <table:table-cell office:value-type="string" calcext:value-type="string">
            <text:p>Galina Red Rezniko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Television_Orange Is the New Black/3714/galinaedeznikov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49</text:p>
          </table:table-cell>
          <table:table-cell office:value-type="string" calcext:value-type="string">
            <text:p>George Pornstache Mende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Television_Orange Is the New Black/3715/georgepornstachemendez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45</text:p>
          </table:table-cell>
          <table:table-cell office:value-type="string" calcext:value-type="string">
            <text:p>Piper Chapm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Television_Orange Is the New Black/3716/piperchapman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48</text:p>
          </table:table-cell>
          <table:table-cell office:value-type="string" calcext:value-type="string">
            <text:p>Suzanne Crazy Eyes Warr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Television_Orange Is the New Black/3717/suzannecrazyeyeswarren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02</text:p>
          </table:table-cell>
          <table:table-cell office:value-type="string" calcext:value-type="string">
            <text:p>Alison Hendri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Television_Orphan Black/2366/alisonhendrix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03</text:p>
          </table:table-cell>
          <table:table-cell office:value-type="string" calcext:value-type="string">
            <text:p>Cosima Niehau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Television_Orphan Black/2367/cosimaniehaus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04</text:p>
          </table:table-cell>
          <table:table-cell office:value-type="string" calcext:value-type="string">
            <text:p>Hele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Television_Orphan Black/2368/helena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05</text:p>
          </table:table-cell>
          <table:table-cell office:value-type="string" calcext:value-type="string">
            <text:p>Rachel Dunc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Television_Orphan Black/2369/rachelduncan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18</text:p>
          </table:table-cell>
          <table:table-cell office:value-type="string" calcext:value-type="string">
            <text:p>Rachel Duncan (Pencil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- Vinyl_Pop- Television_Orphan Black/2370/rachelduncanpencil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01</text:p>
          </table:table-cell>
          <table:table-cell office:value-type="string" calcext:value-type="string">
            <text:p>Sarah Mannin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Television_Orphan Black/2371/sarahmanning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48</text:p>
          </table:table-cell>
          <table:table-cell office:value-type="string" calcext:value-type="string">
            <text:p>Benso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RegularShow/1007/Benson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47</text:p>
          </table:table-cell>
          <table:table-cell office:value-type="string" calcext:value-type="string">
            <text:p>Mordeca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RegularShow/1006/Mordecai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50</text:p>
          </table:table-cell>
          <table:table-cell office:value-type="string" calcext:value-type="string">
            <text:p>Muscle M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RegularShow/1009/MuscleMan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46</text:p>
          </table:table-cell>
          <table:table-cell office:value-type="string" calcext:value-type="string">
            <text:p>Rigb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RegularShow/1005/Rigby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49</text:p>
          </table:table-cell>
          <table:table-cell office:value-type="string" calcext:value-type="string">
            <text:p>Skip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RegularShow/1008/Skips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34</text:p>
          </table:table-cell>
          <table:table-cell office:value-type="string" calcext:value-type="string">
            <text:p>Sharknad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Sharknado/1130/Sharknado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34</text:p>
          </table:table-cell>
          <table:table-cell office:value-type="string" calcext:value-type="string">
            <text:p>Sharknado (Bloody)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Sharknado/1131/SharknadoBloody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Bart Simps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heSimpsons/939/BartSimpson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Homer Simps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heSimpsons/937/HomerSimpson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Krusty the Clow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heSimpsons/940/KrustytheClown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Marge Simpso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heSimpsons/938/MargeSimpson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89</text:p>
          </table:table-cell>
          <table:table-cell office:value-type="string" calcext:value-type="string">
            <text:p>Clay Morro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SonsofAnarchy/1072/ClayMorrow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90</text:p>
          </table:table-cell>
          <table:table-cell office:value-type="string" calcext:value-type="string">
            <text:p>Gemma Teller Morro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SonsofAnarchy/1073/GemmaTellerMorrow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88</text:p>
          </table:table-cell>
          <table:table-cell office:value-type="string" calcext:value-type="string">
            <text:p>Jax Tell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SonsofAnarchy/1071/JaxTeller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12</text:p>
          </table:table-cell>
          <table:table-cell office:value-type="string" calcext:value-type="string">
            <text:p>Jax Teller (Reaper Crew)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SonsofAnarchy/1106/JaxTellerReaperCrew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91</text:p>
          </table:table-cell>
          <table:table-cell office:value-type="string" calcext:value-type="string">
            <text:p>Opie Winst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SonsofAnarchy/1074/OpieWinston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9</text:p>
          </table:table-cell>
          <table:table-cell office:value-type="string" calcext:value-type="string">
            <text:p>Mr. Krab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SpongebobSquarepants/978/MrKrabs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6</text:p>
          </table:table-cell>
          <table:table-cell office:value-type="string" calcext:value-type="string">
            <text:p>Patric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SpongebobSquarepants/975/Patrick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8</text:p>
          </table:table-cell>
          <table:table-cell office:value-type="string" calcext:value-type="string">
            <text:p>Sand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SpongebobSquarepants/977/Sandy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01</text:p>
          </table:table-cell>
          <table:table-cell office:value-type="string" calcext:value-type="string">
            <text:p>Spongebob Leonardo and Plankton Shredd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SpongebobSquarepants/1173/SpongebobLeonardoandPlanktonShredder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pongebob Squarepan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SpongebobSquarepants/973/SpongebobSquarepants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pongebob Squarepants (Glow in the Dark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SpongebobSquarepants/1405/SpongebobSquarepantsGlowintheDark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pongebob Squarepants (Gold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SpongebobSquarepants/2316/spongebobsquarepantsgold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5</text:p>
          </table:table-cell>
          <table:table-cell office:value-type="string" calcext:value-type="string">
            <text:p>Spongebob Squarepants (Metallic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SpongebobSquarepants/974/SpongebobSquarepantsMetallic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7</text:p>
          </table:table-cell>
          <table:table-cell office:value-type="string" calcext:value-type="string">
            <text:p>Squidwar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SpongebobSquarepants/976/Squidward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85</text:p>
          </table:table-cell>
          <table:table-cell office:value-type="string" calcext:value-type="string">
            <text:p>Andori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StarTrek/1068/Andorian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81</text:p>
          </table:table-cell>
          <table:table-cell office:value-type="string" calcext:value-type="string">
            <text:p>Captain Kir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StarTrek/1063/CaptainKirk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88</text:p>
          </table:table-cell>
          <table:table-cell office:value-type="string" calcext:value-type="string">
            <text:p>Captain Pica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StarTrek/1466/CaptainPicard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90</text:p>
          </table:table-cell>
          <table:table-cell office:value-type="string" calcext:value-type="string">
            <text:p>Da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StarTrek/1469/Data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93</text:p>
          </table:table-cell>
          <table:table-cell office:value-type="string" calcext:value-type="string">
            <text:p>Deanna Tro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StarTrek/1468/DeannaTroi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92</text:p>
          </table:table-cell>
          <table:table-cell office:value-type="string" calcext:value-type="string">
            <text:p>Geordi La Forg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StarTrek/1471/GeordiLaForge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84</text:p>
          </table:table-cell>
          <table:table-cell office:value-type="string" calcext:value-type="string">
            <text:p>Kling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StarTrek/1067/Klingon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95</text:p>
          </table:table-cell>
          <table:table-cell office:value-type="string" calcext:value-type="string">
            <text:p>Klingon (The Next Generation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StarTrek/1472/KlingonTheNextGeneration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94</text:p>
          </table:table-cell>
          <table:table-cell office:value-type="string" calcext:value-type="string">
            <text:p>Locutus of Bor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StarTrek/1465/LocutusofBorg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82</text:p>
          </table:table-cell>
          <table:table-cell office:value-type="string" calcext:value-type="string">
            <text:p>Mirror Universe Spoc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StarTrek/1064/MirrorUniverseSpock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86</text:p>
          </table:table-cell>
          <table:table-cell office:value-type="string" calcext:value-type="string">
            <text:p>Orion Slave Gir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StarTrek/1069/OrionSlaveGirl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83</text:p>
          </table:table-cell>
          <table:table-cell office:value-type="string" calcext:value-type="string">
            <text:p>Scot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StarTrek/1066/Scotty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82</text:p>
          </table:table-cell>
          <table:table-cell office:value-type="string" calcext:value-type="string">
            <text:p>Spoc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StarTrek/1065/Spock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89</text:p>
          </table:table-cell>
          <table:table-cell office:value-type="string" calcext:value-type="string">
            <text:p>Will Rik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StarTrek/1470/WillRiker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91</text:p>
          </table:table-cell>
          <table:table-cell office:value-type="string" calcext:value-type="string">
            <text:p>Wor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StarTrek/1467/Worf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95</text:p>
          </table:table-cell>
          <table:table-cell office:value-type="string" calcext:value-type="string">
            <text:p>Castie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Supernatural/1300/Castiel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95</text:p>
          </table:table-cell>
          <table:table-cell office:value-type="string" calcext:value-type="string">
            <text:p>Castiel (Leviathan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Supernatural/3082/castielleviathan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95</text:p>
          </table:table-cell>
          <table:table-cell office:value-type="string" calcext:value-type="string">
            <text:p>Castiel (Winged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Supernatural/1082/CastielwWings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76</text:p>
          </table:table-cell>
          <table:table-cell office:value-type="string" calcext:value-type="string">
            <text:p>Charl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Supernatural/1170/Charlie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00</text:p>
          </table:table-cell>
          <table:table-cell office:value-type="string" calcext:value-type="string">
            <text:p>Crowl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Supernatural/1406/Crowley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00</text:p>
          </table:table-cell>
          <table:table-cell office:value-type="string" calcext:value-type="string">
            <text:p>Crowley (Bloody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Supernatural/2740/crowleybloody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00</text:p>
          </table:table-cell>
          <table:table-cell office:value-type="string" calcext:value-type="string">
            <text:p>Crowley (Bloody) (Metallic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Supernatural/2741/crowleybloodymetallic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200</text:p>
          </table:table-cell>
          <table:table-cell office:value-type="string" calcext:value-type="string">
            <text:p>Crowley (Red Eyes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Supernatural/1414/CrowleyRedEyes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94</text:p>
          </table:table-cell>
          <table:table-cell office:value-type="string" calcext:value-type="string">
            <text:p>De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Supernatural/1079/Dean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94</text:p>
          </table:table-cell>
          <table:table-cell office:value-type="string" calcext:value-type="string">
            <text:p>Dean (Bloody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Supernatural/1081/DeanBloody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94</text:p>
          </table:table-cell>
          <table:table-cell office:value-type="string" calcext:value-type="string">
            <text:p>Dean (Bloody) (Metallic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Supernatural/1080/DeanBloodyMetallic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94</text:p>
          </table:table-cell>
          <table:table-cell office:value-type="string" calcext:value-type="string">
            <text:p>Dean (Undercover FBI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Supernatural/2498/deanfbi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93</text:p>
          </table:table-cell>
          <table:table-cell office:value-type="string" calcext:value-type="string">
            <text:p>S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Supernatural/1076/Sam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/>
          <table:table-cell office:value-type="string" calcext:value-type="string">
            <text:p>Sam &amp; Dea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Supernatural/1479/SamampDean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93</text:p>
          </table:table-cell>
          <table:table-cell office:value-type="string" calcext:value-type="string">
            <text:p>Sam (Bloody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Supernatural/1078/SamBloody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93</text:p>
          </table:table-cell>
          <table:table-cell office:value-type="string" calcext:value-type="string">
            <text:p>Sam (Bloody) (Metallic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Supernatural/1077/SamBloodyMetallic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93</text:p>
          </table:table-cell>
          <table:table-cell office:value-type="string" calcext:value-type="string">
            <text:p>Sam (Undercover FBI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Supernatural/2497/samfbi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09</text:p>
          </table:table-cell>
          <table:table-cell office:value-type="string" calcext:value-type="string">
            <text:p>Beast Bo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eenTitans/1103/BeastBoy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10</text:p>
          </table:table-cell>
          <table:table-cell office:value-type="string" calcext:value-type="string">
            <text:p>Cybor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eenTitans/1104/Cyborg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08</text:p>
          </table:table-cell>
          <table:table-cell office:value-type="string" calcext:value-type="string">
            <text:p>Rav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eenTitans/1101/Raven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08</text:p>
          </table:table-cell>
          <table:table-cell office:value-type="string" calcext:value-type="string">
            <text:p>Raven (White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eenTitans/1102/RavenWhite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07</text:p>
          </table:table-cell>
          <table:table-cell office:value-type="string" calcext:value-type="string">
            <text:p>Rob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eenTitans/1100/Robin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11</text:p>
          </table:table-cell>
          <table:table-cell office:value-type="string" calcext:value-type="string">
            <text:p>Starfi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eenTitans/1105/Starfire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40</text:p>
          </table:table-cell>
          <table:table-cell office:value-type="string" calcext:value-type="string">
            <text:p>April O'Ne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eenageMutantNinjaTurtles/1132/AprilONeil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42</text:p>
          </table:table-cell>
          <table:table-cell office:value-type="string" calcext:value-type="string">
            <text:p>Beb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eenageMutantNinjaTurtles/1134/Bebop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Donatell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eenageMutantNinjaTurtles/1022/Donatello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60</text:p>
          </table:table-cell>
          <table:table-cell office:value-type="string" calcext:value-type="string">
            <text:p>Donatello (Metallic)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eenageMutantNinjaTurtles/1023/DonatelloMetallic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41</text:p>
          </table:table-cell>
          <table:table-cell office:value-type="string" calcext:value-type="string">
            <text:p>Foot Sold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eenageMutantNinjaTurtles/1133/FootSoldier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63</text:p>
          </table:table-cell>
          <table:table-cell office:value-type="string" calcext:value-type="string">
            <text:p>Leonard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eenageMutantNinjaTurtles/1032/Leonardo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63</text:p>
          </table:table-cell>
          <table:table-cell office:value-type="string" calcext:value-type="string">
            <text:p>Leonardo (Metallic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eenageMutantNinjaTurtles/1033/LeonardoMetallic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62</text:p>
          </table:table-cell>
          <table:table-cell office:value-type="string" calcext:value-type="string">
            <text:p>Michelangel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eenageMutantNinjaTurtles/1028/Michelangelo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62</text:p>
          </table:table-cell>
          <table:table-cell office:value-type="string" calcext:value-type="string">
            <text:p>Michelangelo (Grayscale Metallic)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eenageMutantNinjaTurtles/1029/MichelangeloGrayscaleMetallic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62</text:p>
          </table:table-cell>
          <table:table-cell office:value-type="string" calcext:value-type="string">
            <text:p>Michelangelo (Grayscale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eenageMutantNinjaTurtles/1030/MichelangeloGrayscale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62</text:p>
          </table:table-cell>
          <table:table-cell office:value-type="string" calcext:value-type="string">
            <text:p>Michelangelo (Metallic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eenageMutantNinjaTurtles/1031/MichelangeloMetallic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61</text:p>
          </table:table-cell>
          <table:table-cell office:value-type="string" calcext:value-type="string">
            <text:p>Rapha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eenageMutantNinjaTurtles/1024/Raphael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61</text:p>
          </table:table-cell>
          <table:table-cell office:value-type="string" calcext:value-type="string">
            <text:p>Raphael (Grayscale Metallic)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eenageMutantNinjaTurtles/1025/RaphaelGrayscaleMetallic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61</text:p>
          </table:table-cell>
          <table:table-cell office:value-type="string" calcext:value-type="string">
            <text:p>Raphael (Grayscale)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eenageMutantNinjaTurtles/1026/RaphaelGrayscale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61</text:p>
          </table:table-cell>
          <table:table-cell office:value-type="string" calcext:value-type="string">
            <text:p>Raphael (Metallic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eenageMutantNinjaTurtles/1027/RaphaelMetallic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43</text:p>
          </table:table-cell>
          <table:table-cell office:value-type="string" calcext:value-type="string">
            <text:p>Rockstead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eenageMutantNinjaTurtles/1135/Rocksteady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65</text:p>
          </table:table-cell>
          <table:table-cell office:value-type="string" calcext:value-type="string">
            <text:p>Shred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eenageMutantNinjaTurtles/1035/Shredder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64</text:p>
          </table:table-cell>
          <table:table-cell office:value-type="string" calcext:value-type="string">
            <text:p>Splin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eenageMutantNinjaTurtles/1034/Splinter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/>
          <table:table-cell office:value-type="string" calcext:value-type="string">
            <text:p>Teenage Mutant Ninja Turtles 4-pack (Glow in the Dark)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eenageMutantNinjaTurtles/1174/TeenageMutantNinjaTurtles4packGlowintheDark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03</text:p>
          </table:table-cell>
          <table:table-cell office:value-type="string" calcext:value-type="string">
            <text:p>Cheetar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hundercats/1095/Cheetara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02</text:p>
          </table:table-cell>
          <table:table-cell office:value-type="string" calcext:value-type="string">
            <text:p>Lion-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hundercats/1093/LionO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02</text:p>
          </table:table-cell>
          <table:table-cell office:value-type="string" calcext:value-type="string">
            <text:p>Lion-O (Flocked)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undercats/1094/LionOFlocked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05</text:p>
          </table:table-cell>
          <table:table-cell office:value-type="string" calcext:value-type="string">
            <text:p>Mumm-R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hundercats/1097/MummRa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05</text:p>
          </table:table-cell>
          <table:table-cell office:value-type="string" calcext:value-type="string">
            <text:p>Mumm-Ra (Glow in the Dark)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undercats/1098/MummRaGlowintheDark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04</text:p>
          </table:table-cell>
          <table:table-cell office:value-type="string" calcext:value-type="string">
            <text:p>Panth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hundercats/1096/Panthro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06</text:p>
          </table:table-cell>
          <table:table-cell office:value-type="string" calcext:value-type="string">
            <text:p>Snar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hundercats/1099/Snarf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31</text:p>
          </table:table-cell>
          <table:table-cell office:value-type="string" calcext:value-type="string">
            <text:p>Alcide Herveau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rueBlood/1127/AlcideHerveaux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30</text:p>
          </table:table-cell>
          <table:table-cell office:value-type="string" calcext:value-type="string">
            <text:p>Bill Compt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rueBlood/1126/BillCompton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/>
          <table:table-cell office:value-type="string" calcext:value-type="string">
            <text:p>Bill Compton, Sookie Stackhouse, Eric Northma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rueBlood/1329/BillComptonSookieStackhouseEricNorthman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29</text:p>
          </table:table-cell>
          <table:table-cell office:value-type="string" calcext:value-type="string">
            <text:p>Eric Northm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rueBlood/1125/EricNorthman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33</text:p>
          </table:table-cell>
          <table:table-cell office:value-type="string" calcext:value-type="string">
            <text:p>Lafayette Reynold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rueBlood/1129/LafayetteReynolds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32</text:p>
          </table:table-cell>
          <table:table-cell office:value-type="string" calcext:value-type="string">
            <text:p>Pam Swynford De Beaufo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rueBlood/1128/PamSwynfordDeBeaufort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28</text:p>
          </table:table-cell>
          <table:table-cell office:value-type="string" calcext:value-type="string">
            <text:p>Sookie Stackho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rueBlood/1124/SookieStackhouse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80</text:p>
          </table:table-cell>
          <table:table-cell office:value-type="string" calcext:value-type="string">
            <text:p>Flok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Television_Vikings/2522/floki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78</text:p>
          </table:table-cell>
          <table:table-cell office:value-type="string" calcext:value-type="string">
            <text:p>Lagerth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Television_Vikings/2523/lagertha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77</text:p>
          </table:table-cell>
          <table:table-cell office:value-type="string" calcext:value-type="string">
            <text:p>Ragnar Lothbro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Television_Vikings/2521/ragnarlothbrok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79</text:p>
          </table:table-cell>
          <table:table-cell office:value-type="string" calcext:value-type="string">
            <text:p>Rol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Television_Vikings/2524/rollo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81</text:p>
          </table:table-cell>
          <table:table-cell office:value-type="string" calcext:value-type="string">
            <text:p>Se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Television_Vikings/2525/seer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Bicycle Gir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heWalkingDead/960/BicycleGirl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Bicycle Girl (Bloody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eWalkingDead/961/BicycleGirlBloody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97</text:p>
          </table:table-cell>
          <table:table-cell office:value-type="string" calcext:value-type="string">
            <text:p>Car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heWalkingDead/1085/Carl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97</text:p>
          </table:table-cell>
          <table:table-cell office:value-type="string" calcext:value-type="string">
            <text:p>Carl (Bloody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eWalkingDead/1086/CarlBloody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56</text:p>
          </table:table-cell>
          <table:table-cell office:value-type="string" calcext:value-type="string">
            <text:p>Carol Pelet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heWalkingDead/1147/CarolPeletier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56</text:p>
          </table:table-cell>
          <table:table-cell office:value-type="string" calcext:value-type="string">
            <text:p>Carol Peletier (Bloody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eWalkingDead/1313/CarolPeletierBloody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Daryl Dix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heWalkingDead/956/DarylDixon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96</text:p>
          </table:table-cell>
          <table:table-cell office:value-type="string" calcext:value-type="string">
            <text:p>Daryl Dixon (Biker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eWalkingDead/1083/DarylDixonBiker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96</text:p>
          </table:table-cell>
          <table:table-cell office:value-type="string" calcext:value-type="string">
            <text:p>Daryl Dixon (Biker) (Bloody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eWalkingDead/1084/DarylDixonBikerBloody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45</text:p>
          </table:table-cell>
          <table:table-cell office:value-type="string" calcext:value-type="string">
            <text:p>Daryl Dixon (Black &amp; White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eWalkingDead/1225/DarylDixonBlackampWhite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Daryl Dixon (Bloody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eWalkingDead/957/DarylDixonBloody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00</text:p>
          </table:table-cell>
          <table:table-cell office:value-type="string" calcext:value-type="string">
            <text:p>Daryl Dixon (Injured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eWalkingDead/1090/DarylDixonInjured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00</text:p>
          </table:table-cell>
          <table:table-cell office:value-type="string" calcext:value-type="string">
            <text:p>Daryl Dixon (Injured) (Bloody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eWalkingDead/1091/DarylDixonInjuredBloody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72</text:p>
          </table:table-cell>
          <table:table-cell office:value-type="string" calcext:value-type="string">
            <text:p>Daryl Dixon (Poncho)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eWalkingDead/1047/DarylDixonPoncho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72</text:p>
          </table:table-cell>
          <table:table-cell office:value-type="string" calcext:value-type="string">
            <text:p>Daryl Dixon (Poncho) (Bloody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eWalkingDead/1048/DarylDixonPonchoBloody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35</text:p>
          </table:table-cell>
          <table:table-cell office:value-type="string" calcext:value-type="string">
            <text:p>Glen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heWalkingDead/987/Glenn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35</text:p>
          </table:table-cell>
          <table:table-cell office:value-type="string" calcext:value-type="string">
            <text:p>Glenn (Bloody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eWalkingDead/988/GlennBloody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66</text:p>
          </table:table-cell>
          <table:table-cell office:value-type="string" calcext:value-type="string">
            <text:p>The Gover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heWalkingDead/1036/TheGovernor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70</text:p>
          </table:table-cell>
          <table:table-cell office:value-type="string" calcext:value-type="string">
            <text:p>The Governor (Bandage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eWalkingDead/1044/TheGovernorBandage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70</text:p>
          </table:table-cell>
          <table:table-cell office:value-type="string" calcext:value-type="string">
            <text:p>The Governor (Bandage) (Bloody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eWalkingDead/1045/TheGovernorBandageBloody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66</text:p>
          </table:table-cell>
          <table:table-cell office:value-type="string" calcext:value-type="string">
            <text:p>The Governor (Bloody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eWalkingDead/1037/TheGovernorBloody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53</text:p>
          </table:table-cell>
          <table:table-cell office:value-type="string" calcext:value-type="string">
            <text:p>Hershel Gree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heWalkingDead/1260/HershelGreene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53</text:p>
          </table:table-cell>
          <table:table-cell office:value-type="string" calcext:value-type="string">
            <text:p>Hershel Greene (Headless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eWalkingDead/1144/HershelGreeneHeadless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98</text:p>
          </table:table-cell>
          <table:table-cell office:value-type="string" calcext:value-type="string">
            <text:p>Maggi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heWalkingDead/1087/Maggie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98</text:p>
          </table:table-cell>
          <table:table-cell office:value-type="string" calcext:value-type="string">
            <text:p>Maggie (Bloody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eWalkingDead/1088/MaggieBloody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69</text:p>
          </table:table-cell>
          <table:table-cell office:value-type="string" calcext:value-type="string">
            <text:p>Merle Dix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heWalkingDead/1042/MerleDixon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69</text:p>
          </table:table-cell>
          <table:table-cell office:value-type="string" calcext:value-type="string">
            <text:p>Merle Dixon (Bloody)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eWalkingDead/1043/MerleDixonBloody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71</text:p>
          </table:table-cell>
          <table:table-cell office:value-type="string" calcext:value-type="string">
            <text:p>Merle Dixon (Zombie)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eWalkingDead/1046/MerleDixonZombie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38</text:p>
          </table:table-cell>
          <table:table-cell office:value-type="string" calcext:value-type="string">
            <text:p>Michon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heWalkingDead/993/Michonne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38</text:p>
          </table:table-cell>
          <table:table-cell office:value-type="string" calcext:value-type="string">
            <text:p>Michonne (Bloody)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eWalkingDead/994/MichonneBloody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/>
          <table:table-cell office:value-type="string" calcext:value-type="string">
            <text:p>Michonne (Muddy) &amp; Pets (Glow in the Dark)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eWalkingDead/1172/MichonneMuddyPetsGlowintheDark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37</text:p>
          </table:table-cell>
          <table:table-cell office:value-type="string" calcext:value-type="string">
            <text:p>Michonne's Pet 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heWalkingDead/991/MichonnesPet1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37</text:p>
          </table:table-cell>
          <table:table-cell office:value-type="string" calcext:value-type="string">
            <text:p>Michonne's Pet 1 (Bloody)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eWalkingDead/992/MichonnesPet1Bloody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39</text:p>
          </table:table-cell>
          <table:table-cell office:value-type="string" calcext:value-type="string">
            <text:p>Michonne's Pet 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heWalkingDead/995/MichonnesPet2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39</text:p>
          </table:table-cell>
          <table:table-cell office:value-type="string" calcext:value-type="string">
            <text:p>Michonne's Pet 2 (Bloody)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eWalkingDead/996/MichonnesPet2Bloody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99</text:p>
          </table:table-cell>
          <table:table-cell office:value-type="string" calcext:value-type="string">
            <text:p>Penn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heWalkingDead/1089/PennyBlake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51</text:p>
          </table:table-cell>
          <table:table-cell office:value-type="string" calcext:value-type="string">
            <text:p>Prison Glenn Rhe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heWalkingDead/1142/GlennRheePrison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68</text:p>
          </table:table-cell>
          <table:table-cell office:value-type="string" calcext:value-type="string">
            <text:p>Prison Guard Walk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heWalkingDead/1040/PrisonGuardWalker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68</text:p>
          </table:table-cell>
          <table:table-cell office:value-type="string" calcext:value-type="string">
            <text:p>Prison Guard Walker (Bloody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eWalkingDead/1041/PrisonGuardWalkerBloody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Rick Grim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heWalkingDead/954/RickGrimes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Rick Grimes (Bloody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eWalkingDead/955/RickGrimesBloody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67</text:p>
          </table:table-cell>
          <table:table-cell office:value-type="string" calcext:value-type="string">
            <text:p>Rick Grimes (Prison Yard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eWalkingDead/1038/RickGrimesPrisonYard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67</text:p>
          </table:table-cell>
          <table:table-cell office:value-type="string" calcext:value-type="string">
            <text:p>Rick Grimes (Prison Yard) (Bloody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eWalkingDead/1039/RickGrimesPrisonYardBloody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57</text:p>
          </table:table-cell>
          <table:table-cell office:value-type="string" calcext:value-type="string">
            <text:p>Riot Gear Glenn Rhe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heWalkingDead/1312/GlennRheeRiotGear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RV Walk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heWalkingDead/958/RVWalker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RV Walker (Bloody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eWalkingDead/959/RVWalkerBloody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36</text:p>
          </table:table-cell>
          <table:table-cell office:value-type="string" calcext:value-type="string">
            <text:p>Tank Zomb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heWalkingDead/989/TankZombie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36</text:p>
          </table:table-cell>
          <table:table-cell office:value-type="string" calcext:value-type="string">
            <text:p>Tank Zombie (Bloody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TheWalkingDead/990/TankZombieBloody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54</text:p>
          </table:table-cell>
          <table:table-cell office:value-type="string" calcext:value-type="string">
            <text:p>Teddy Bear Gir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heWalkingDead/1145/TeddyBearGirl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52</text:p>
          </table:table-cell>
          <table:table-cell office:value-type="string" calcext:value-type="string">
            <text:p>Tyree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heWalkingDead/1143/Tyreese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55</text:p>
          </table:table-cell>
          <table:table-cell office:value-type="string" calcext:value-type="string">
            <text:p>Well Walk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heWalkingDead/1146/WellWalker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01</text:p>
          </table:table-cell>
          <table:table-cell office:value-type="string" calcext:value-type="string">
            <text:p>Woodbury Walk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TheWalkingDead/1092/WoodburyWalker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86</text:p>
          </table:table-cell>
          <table:table-cell office:value-type="string" calcext:value-type="string">
            <text:p>Ali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XFiles/1460/Alien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85</text:p>
          </table:table-cell>
          <table:table-cell office:value-type="string" calcext:value-type="string">
            <text:p>The Cigarette Smoking M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XFiles/1459/TheCigaretteSmokingMan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84</text:p>
          </table:table-cell>
          <table:table-cell office:value-type="string" calcext:value-type="string">
            <text:p>Dana Scull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XFiles/1457/DanaScully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83</text:p>
          </table:table-cell>
          <table:table-cell office:value-type="string" calcext:value-type="string">
            <text:p>Fox Mul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XFiles/1458/FoxMulder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Brobe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YoGabbaGabba/943/Brobee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DJ Lance Ro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YoGabbaGabba/941/DJLanceRock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DJ Lance Rock (Glow in the Dark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Television_YoGabbaGabba/942/DJLanceRockGlowintheDark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Foof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YoGabbaGabba/947/Foofa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Mu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YoGabbaGabba/944/Muno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Ple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YoGabbaGabba/945/Plex/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Toode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Television_YoGabbaGabba/946/Toodee/</text:p>
          </table:table-cell>
        </table:table-row>
        <table:table-row table:style-name="ro1">
          <table:table-cell office:value-type="string" calcext:value-type="string">
            <text:p>Uglydoll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Ice-B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Uglydoll/1175/IceBat/</text:p>
          </table:table-cell>
        </table:table-row>
        <table:table-row table:style-name="ro1">
          <table:table-cell office:value-type="string" calcext:value-type="string">
            <text:p>Uglydoll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Ice-Bat (Glow in the Dark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Uglydoll/1176/IceBatGlowintheDark/</text:p>
          </table:table-cell>
        </table:table-row>
        <table:table-row table:style-name="ro1">
          <table:table-cell office:value-type="string" calcext:value-type="string">
            <text:p>Uglydoll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Ice-Bat (White Glow in the Dark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Uglydoll/1177/IceBatWhiteGlowintheDark/</text:p>
          </table:table-cell>
        </table:table-row>
        <table:table-row table:style-name="ro1">
          <table:table-cell office:value-type="string" calcext:value-type="string">
            <text:p>Uglydoll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Ice-Bat (White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Uglydoll/1178/IceBatWhite/</text:p>
          </table:table-cell>
        </table:table-row>
        <table:table-row table:style-name="ro1">
          <table:table-cell office:value-type="string" calcext:value-type="string">
            <text:p>Uglydoll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Little Ba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Uglydoll/1191/LittleBabo/</text:p>
          </table:table-cell>
        </table:table-row>
        <table:table-row table:style-name="ro1">
          <table:table-cell office:value-type="string" calcext:value-type="string">
            <text:p>Uglydoll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Little Babo (Glow in the Dark)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Uglydoll/1192/LittleBaboGlowintheDark/</text:p>
          </table:table-cell>
        </table:table-row>
        <table:table-row table:style-name="ro1">
          <table:table-cell office:value-type="string" calcext:value-type="string">
            <text:p>Uglydoll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Ninja Batty Shogu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Uglydoll/1187/NinjaBattyShogun/</text:p>
          </table:table-cell>
        </table:table-row>
        <table:table-row table:style-name="ro1">
          <table:table-cell office:value-type="string" calcext:value-type="string">
            <text:p>Uglydoll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Ninja Batty Shogun (Glow in the Dark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Uglydoll/1188/NinjaBattyShogunGlowintheDark/</text:p>
          </table:table-cell>
        </table:table-row>
        <table:table-row table:style-name="ro1">
          <table:table-cell office:value-type="string" calcext:value-type="string">
            <text:p>Uglydoll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Ninja Batty Shogun (Red Metallic)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Uglydoll/1189/NinjaBattyShogunRedMetallic/</text:p>
          </table:table-cell>
        </table:table-row>
        <table:table-row table:style-name="ro1">
          <table:table-cell office:value-type="string" calcext:value-type="string">
            <text:p>Uglydoll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Ninja Batty Shogun (Red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Uglydoll/1190/NinjaBattyShogunRed/</text:p>
          </table:table-cell>
        </table:table-row>
        <table:table-row table:style-name="ro1">
          <table:table-cell office:value-type="string" calcext:value-type="string">
            <text:p>Uglydoll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O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Uglydoll/1179/Ox/</text:p>
          </table:table-cell>
        </table:table-row>
        <table:table-row table:style-name="ro1">
          <table:table-cell office:value-type="string" calcext:value-type="string">
            <text:p>Uglydoll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Ox (Glow in the Dark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Uglydoll/1180/OxGlowintheDark/</text:p>
          </table:table-cell>
        </table:table-row>
        <table:table-row table:style-name="ro1">
          <table:table-cell office:value-type="string" calcext:value-type="string">
            <text:p>Uglydoll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Ox (Purple Metallic)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Uglydoll/1181/OxPurpleMetallic/</text:p>
          </table:table-cell>
        </table:table-row>
        <table:table-row table:style-name="ro1">
          <table:table-cell office:value-type="string" calcext:value-type="string">
            <text:p>Uglydoll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Ox (Purple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Uglydoll/1182/OxPurple/</text:p>
          </table:table-cell>
        </table:table-row>
        <table:table-row table:style-name="ro1">
          <table:table-cell office:value-type="string" calcext:value-type="string">
            <text:p>Uglydoll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Wa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Uglydoll/1183/Wage/</text:p>
          </table:table-cell>
        </table:table-row>
        <table:table-row table:style-name="ro1">
          <table:table-cell office:value-type="string" calcext:value-type="string">
            <text:p>Uglydoll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Wage (Black Metallic)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Uglydoll/1184/WageBlackMetallic/</text:p>
          </table:table-cell>
        </table:table-row>
        <table:table-row table:style-name="ro1">
          <table:table-cell office:value-type="string" calcext:value-type="string">
            <text:p>Uglydoll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Wage (Black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Uglydoll/1185/WageBlack/</text:p>
          </table:table-cell>
        </table:table-row>
        <table:table-row table:style-name="ro1">
          <table:table-cell office:value-type="string" calcext:value-type="string">
            <text:p>Uglydoll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Wage (Glow in the Dark)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Uglydoll/1186/WageGlowintheDark/</text:p>
          </table:table-cell>
        </table:table-row>
        <table:table-row table:style-name="ro1">
          <table:table-cell office:value-type="string" calcext:value-type="string">
            <text:p>WreckItRalph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Fix-It Feli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WreckItRalph/1208/FixItFelix/</text:p>
          </table:table-cell>
        </table:table-row>
        <table:table-row table:style-name="ro1">
          <table:table-cell office:value-type="string" calcext:value-type="string">
            <text:p>WreckItRalph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King Cand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WreckItRalph/1210/KingCandy/</text:p>
          </table:table-cell>
        </table:table-row>
        <table:table-row table:style-name="ro1">
          <table:table-cell office:value-type="string" calcext:value-type="string">
            <text:p>WreckItRalph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Tur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WreckItRalph/1211/Turbo/</text:p>
          </table:table-cell>
        </table:table-row>
        <table:table-row table:style-name="ro1">
          <table:table-cell office:value-type="string" calcext:value-type="string">
            <text:p>WreckItRalph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Vanellop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WreckItRalph/1209/Vanellope/</text:p>
          </table:table-cell>
        </table:table-row>
        <table:table-row table:style-name="ro1">
          <table:table-cell office:value-type="string" calcext:value-type="string">
            <text:p>WreckItRalph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Wreck-It Ralp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WreckItRalph/1207/WreckItRalph/</text:p>
          </table:table-cell>
        </table:table-row>
        <table:table-row table:style-name="ro1">
          <table:table-cell office:value-type="string" calcext:value-type="string">
            <text:p>WWE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AJ Le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WWE/1301/AJLee/</text:p>
          </table:table-cell>
        </table:table-row>
        <table:table-row table:style-name="ro1">
          <table:table-cell office:value-type="string" calcext:value-type="string">
            <text:p>WWE</text:p>
          </table:table-cell>
          <table:table-cell/>
          <table:table-cell office:value-type="string" calcext:value-type="string">
            <text:p>Brie &amp; Nikki (Bella Twins)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WWE/3299/brienikkibellatwins/</text:p>
          </table:table-cell>
        </table:table-row>
        <table:table-row table:style-name="ro1">
          <table:table-cell office:value-type="string" calcext:value-type="string">
            <text:p>WWE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Brock Lesna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WWE/3568/brocklesnar/</text:p>
          </table:table-cell>
        </table:table-row>
        <table:table-row table:style-name="ro1">
          <table:table-cell office:value-type="string" calcext:value-type="string">
            <text:p>WW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CM Pun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WWE/1194/CMPunk/</text:p>
          </table:table-cell>
        </table:table-row>
        <table:table-row table:style-name="ro1">
          <table:table-cell office:value-type="string" calcext:value-type="string">
            <text:p>WWE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CM Punk (Pink)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WWE/1195/CMPunkPink/</text:p>
          </table:table-cell>
        </table:table-row>
        <table:table-row table:style-name="ro1">
          <table:table-cell office:value-type="string" calcext:value-type="string">
            <text:p>WWE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Daniel Bry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WWE/1202/DanielBryan/</text:p>
          </table:table-cell>
        </table:table-row>
        <table:table-row table:style-name="ro1">
          <table:table-cell office:value-type="string" calcext:value-type="string">
            <text:p>WWE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Daniel Bryan (Patterned Outfit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WWE/1517/DanielBryanPatternedOutfit/</text:p>
          </table:table-cell>
        </table:table-row>
        <table:table-row table:style-name="ro1">
          <table:table-cell office:value-type="string" calcext:value-type="string">
            <text:p>WWE</text:p>
          </table:table-cell>
          <table:table-cell office:value-type="string" calcext:value-type="string">
            <text:p>#07</text:p>
          </table:table-cell>
          <table:table-cell office:value-type="string" calcext:value-type="string">
            <text:p>Daniel Bryan (Red Outfit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WWE/1370/DanielBryanRedOutfit/</text:p>
          </table:table-cell>
        </table:table-row>
        <table:table-row table:style-name="ro1">
          <table:table-cell office:value-type="string" calcext:value-type="string">
            <text:p>WWE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Hollywood Hulk Hoga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WWE/1456/HollywoodHulkHogan/</text:p>
          </table:table-cell>
        </table:table-row>
        <table:table-row table:style-name="ro1">
          <table:table-cell office:value-type="string" calcext:value-type="string">
            <text:p>WWE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Hulk Hog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WWE/1206/HulkHogan/</text:p>
          </table:table-cell>
        </table:table-row>
        <table:table-row table:style-name="ro1">
          <table:table-cell office:value-type="string" calcext:value-type="string">
            <text:p>WWE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Hulk Hogan (Yellow Shirt)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WWE/1415/HulkHoganYellowShirt/</text:p>
          </table:table-cell>
        </table:table-row>
        <table:table-row table:style-name="ro1">
          <table:table-cell office:value-type="string" calcext:value-type="string">
            <text:p>WW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John Ce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WWE/1193/JohnCena/</text:p>
          </table:table-cell>
        </table:table-row>
        <table:table-row table:style-name="ro1">
          <table:table-cell office:value-type="string" calcext:value-type="string">
            <text:p>WWE</text:p>
          </table:table-cell>
          <table:table-cell/>
          <table:table-cell office:value-type="string" calcext:value-type="string">
            <text:p>John Cena (Black Pants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WWE/3356/johncenablackpants/</text:p>
          </table:table-cell>
        </table:table-row>
        <table:table-row table:style-name="ro1">
          <table:table-cell office:value-type="string" calcext:value-type="string">
            <text:p>WWE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John Cena (Green Hat)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WWE/1296/JohnCenaGreenHat/</text:p>
          </table:table-cell>
        </table:table-row>
        <table:table-row table:style-name="ro1">
          <table:table-cell office:value-type="string" calcext:value-type="string">
            <text:p>WWE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Macho Man Randy Savag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WWE/1205/MachoManRandySavage/</text:p>
          </table:table-cell>
        </table:table-row>
        <table:table-row table:style-name="ro1">
          <table:table-cell office:value-type="string" calcext:value-type="string">
            <text:p>WWE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Macho Man Randy Savage (Pink Outfit)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WWE/1413/MachoManRandySavagePinkOutfit/</text:p>
          </table:table-cell>
        </table:table-row>
        <table:table-row table:style-name="ro1">
          <table:table-cell office:value-type="string" calcext:value-type="string">
            <text:p>WWE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Rey Mysteri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WWE/1199/ReyMysterio/</text:p>
          </table:table-cell>
        </table:table-row>
        <table:table-row table:style-name="ro1">
          <table:table-cell office:value-type="string" calcext:value-type="string">
            <text:p>WWE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Rey Mysterio (Black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WWE/1200/ReyMysterioBlack/</text:p>
          </table:table-cell>
        </table:table-row>
        <table:table-row table:style-name="ro1">
          <table:table-cell office:value-type="string" calcext:value-type="string">
            <text:p>WWE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Rey Mysterio (Light Blue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PopWWE/1201/ReyMysterioLightBlue/</text:p>
          </table:table-cell>
        </table:table-row>
        <table:table-row table:style-name="ro1">
          <table:table-cell office:value-type="string" calcext:value-type="string">
            <text:p>WWE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The Ro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WWE/1196/TheRock/</text:p>
          </table:table-cell>
        </table:table-row>
        <table:table-row table:style-name="ro1">
          <table:table-cell office:value-type="string" calcext:value-type="string">
            <text:p>WWE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Sheamu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WWE/1197/Sheamus/</text:p>
          </table:table-cell>
        </table:table-row>
        <table:table-row table:style-name="ro1">
          <table:table-cell office:value-type="string" calcext:value-type="string">
            <text:p>WWE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Stone Cold Steve Aust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WWE/1198/StoneColdSteveAustin/</text:p>
          </table:table-cell>
        </table:table-row>
        <table:table-row table:style-name="ro1">
          <table:table-cell office:value-type="string" calcext:value-type="string">
            <text:p>WWE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Triple 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WWE/1204/TripleH/</text:p>
          </table:table-cell>
        </table:table-row>
        <table:table-row table:style-name="ro1">
          <table:table-cell office:value-type="string" calcext:value-type="string">
            <text:p>WWE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Undertak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PopWWE/1203/Undertaker/</text:p>
          </table:table-cell>
        </table:table-row>
        <table:table-row table:style-name="ro1">
          <table:table-cell office:value-type="string" calcext:value-type="string">
            <text:p>Miscellaneouss</text:p>
          </table:table-cell>
          <table:table-cell/>
          <table:table-cell office:value-type="string" calcext:value-type="string">
            <text:p>Batman Speak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MiscellaneousPops/3148/batmanspeaker/</text:p>
          </table:table-cell>
        </table:table-row>
        <table:table-row table:style-name="ro1">
          <table:table-cell office:value-type="string" calcext:value-type="string">
            <text:p>Miscellaneouss</text:p>
          </table:table-cell>
          <table:table-cell/>
          <table:table-cell office:value-type="string" calcext:value-type="string">
            <text:p>DIY Female (Green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MiscellaneousPops/1498/DIYFemaleGreen/</text:p>
          </table:table-cell>
        </table:table-row>
        <table:table-row table:style-name="ro1">
          <table:table-cell office:value-type="string" calcext:value-type="string">
            <text:p>Miscellaneouss</text:p>
          </table:table-cell>
          <table:table-cell/>
          <table:table-cell office:value-type="string" calcext:value-type="string">
            <text:p>DIY Female (White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MiscellaneousPops/1499/DIYFemaleWhite/</text:p>
          </table:table-cell>
        </table:table-row>
        <table:table-row table:style-name="ro1">
          <table:table-cell office:value-type="string" calcext:value-type="string">
            <text:p>Miscellaneouss</text:p>
          </table:table-cell>
          <table:table-cell/>
          <table:table-cell office:value-type="string" calcext:value-type="string">
            <text:p>DIY Male (Green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MiscellaneousPops/1500/DIYMaleGreen/</text:p>
          </table:table-cell>
        </table:table-row>
        <table:table-row table:style-name="ro1">
          <table:table-cell office:value-type="string" calcext:value-type="string">
            <text:p>Miscellaneouss</text:p>
          </table:table-cell>
          <table:table-cell/>
          <table:table-cell office:value-type="string" calcext:value-type="string">
            <text:p>DIY Male (White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Vinyl_MiscellaneousPops/1501/DIYMaleWhite/</text:p>
          </table:table-cell>
        </table:table-row>
        <table:table-row table:style-name="ro1">
          <table:table-cell office:value-type="string" calcext:value-type="string">
            <text:p>Miscellaneouss</text:p>
          </table:table-cell>
          <table:table-cell/>
          <table:table-cell office:value-type="string" calcext:value-type="string">
            <text:p>Hot Topic Gu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Vinyl_MiscellaneousPops/1493/HotTopicGuy/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/>
          <table:table-cell office:value-type="string" calcext:value-type="string">
            <text:p>Adipo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cket Pop-_Keychains/3079/adipose/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/>
          <table:table-cell office:value-type="string" calcext:value-type="string">
            <text:p>Adipose (Glow in the Dark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- Vinyl_Pocket Pop-_Keychains/3788/adiposeglowinthedark/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/>
          <table:table-cell office:value-type="string" calcext:value-type="string">
            <text:p>Ari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cket Pop-_Keychains/3821/ariel/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/>
          <table:table-cell office:value-type="string" calcext:value-type="string">
            <text:p>Batm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cket Pop-_Keychains/2433/batman/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/>
          <table:table-cell office:value-type="string" calcext:value-type="string">
            <text:p>Captain Americ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cket Pop-_Keychains/2429/captainamerica/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/>
          <table:table-cell office:value-type="string" calcext:value-type="string">
            <text:p>Catbu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cket Pop-_Keychains/2737/catbug/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/>
          <table:table-cell office:value-type="string" calcext:value-type="string">
            <text:p>Daenerys Targary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cket Pop-_Keychains/2435/daenerystargaryen/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/>
          <table:table-cell office:value-type="string" calcext:value-type="string">
            <text:p>Daryl Dix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cket Pop-_Keychains/2439/daryldixon/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/>
          <table:table-cell office:value-type="string" calcext:value-type="string">
            <text:p>Deadpo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cket Pop-_Keychains/3880/deadpool/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/>
          <table:table-cell office:value-type="string" calcext:value-type="string">
            <text:p>Disco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cket Pop-_Keychains/2437/discord/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/>
          <table:table-cell office:value-type="string" calcext:value-type="string">
            <text:p>Donatell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cket Pop-_Keychains/2441/donatello/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/>
          <table:table-cell office:value-type="string" calcext:value-type="string">
            <text:p>Eleventh Doc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cket Pop-_Keychains/3076/eleventhdoctor/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/>
          <table:table-cell office:value-type="string" calcext:value-type="string">
            <text:p>Evil Que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cket Pop-_Keychains/3818/evilqueen/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/>
          <table:table-cell office:value-type="string" calcext:value-type="string">
            <text:p>Fin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cket Pop-_Keychains/3816/finn/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/>
          <table:table-cell office:value-type="string" calcext:value-type="string">
            <text:p>Fourth Docto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cket Pop-_Keychains/3077/fourthdoctor/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/>
          <table:table-cell office:value-type="string" calcext:value-type="string">
            <text:p>Harley Quin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cket Pop-_Keychains/2434/harleyquinn/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/>
          <table:table-cell office:value-type="string" calcext:value-type="string">
            <text:p>Hul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cket Pop-_Keychains/2430/hulk/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/>
          <table:table-cell office:value-type="string" calcext:value-type="string">
            <text:p>Hulk (Glow in the Dark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- Vinyl_Pocket Pop-_Keychains/3298/hulkglowinthedark/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/>
          <table:table-cell office:value-type="string" calcext:value-type="string">
            <text:p>Iron M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cket Pop-_Keychains/2431/ironman/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/>
          <table:table-cell office:value-type="string" calcext:value-type="string">
            <text:p>Jak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cket Pop-_Keychains/3815/jake/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/>
          <table:table-cell office:value-type="string" calcext:value-type="string">
            <text:p>Jon Sn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cket Pop-_Keychains/2436/jonsnow/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/>
          <table:table-cell office:value-type="string" calcext:value-type="string">
            <text:p>Leonar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cket Pop-_Keychains/2442/leonardo/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/>
          <table:table-cell office:value-type="string" calcext:value-type="string">
            <text:p>Malefic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cket Pop-_Keychains/3819/maleficent/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/>
          <table:table-cell office:value-type="string" calcext:value-type="string">
            <text:p>Michelangel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cket Pop-_Keychains/2443/michelangelo/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/>
          <table:table-cell office:value-type="string" calcext:value-type="string">
            <text:p>Rainbow Das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cket Pop-_Keychains/2438/rainbowdash/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/>
          <table:table-cell office:value-type="string" calcext:value-type="string">
            <text:p>Rapha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cket Pop-_Keychains/2444/raphael/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/>
          <table:table-cell office:value-type="string" calcext:value-type="string">
            <text:p>Rick Grim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cket Pop-_Keychains/2440/rickgrimes/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/>
          <table:table-cell office:value-type="string" calcext:value-type="string">
            <text:p>Spiderma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cket Pop-_Keychains/3879/spiderman/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/>
          <table:table-cell office:value-type="string" calcext:value-type="string">
            <text:p>Tenth Docto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cket Pop-_Keychains/3075/tenthdoctor/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/>
          <table:table-cell office:value-type="string" calcext:value-type="string">
            <text:p>Th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cket Pop-_Keychains/2432/thor/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/>
          <table:table-cell office:value-type="string" calcext:value-type="string">
            <text:p>Tinkerbe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cket Pop-_Keychains/3822/tinkerbell/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/>
          <table:table-cell office:value-type="string" calcext:value-type="string">
            <text:p>Twelfth Docto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cket Pop-_Keychains/3078/twelfthdoctor/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n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cket Pop-_Singles/1433/Anna/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Els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cket Pop-_Singles/1434/Elsa/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Ola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cket Pop-_Singles/1435/Olaf/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Adventure Time (Jake, Finn &amp; BMO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- Vinyl_Pocket Pop-_Tins/3817/adventuretimejakefinnbmo/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DC Comics (Batman, Harley Quinn, The Joker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- Vinyl_Pocket Pop-_Tins/1375/DCComicsBatmanHarleyQuinnTheJoker/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Disney Princesses (Belle, Tinkerbell &amp; Ariel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- Vinyl_Pocket Pop-_Tins/3823/disneyprincessesbelletinkerbellariel/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Disney Villains (Ursula, Maleficent &amp; Evil Queen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- Vinyl_Pocket Pop-_Tins/3820/disneyvillainsursulamaleficentevilqueen/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Frozen (Anna, Olaf, Elsa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- Vinyl_Pocket Pop-_Tins/1372/FrozenAnnaOlafElsa/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Game of Thrones (Jon Snow, Daenerys Targaryen, Tyrion Lannister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- Vinyl_Pocket Pop-_Tins/1374/GameofThronesJonSnowDaenerysTargaryenTyrionLannister/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My Little Pony (Discord, Rainbow Dash, Derpy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- Vinyl_Pocket Pop-_Tins/1376/MyLittlePonyDiscordRainbowDashDerpy/</text:p>
          </table:table-cell>
        </table:table-row>
        <table:table-row table:style-name="ro1">
          <table:table-cell office:value-type="string" calcext:value-type="string">
            <text:p>Pocket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The Walking Dead (Rick Grimes, Teddy Bear Walker, Daryl Dixon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- Vinyl_Pocket Pop-_Tins/1373/TheWalkingDeadRickGrimesTeddyBearWalkerDarylDixon/</text:p>
          </table:table-cell>
        </table:table-row>
        <table:table-row table:style-name="ro1">
          <table:table-cell office:value-type="string" calcext:value-type="string">
            <text:p>Bookmarks</text:p>
          </table:table-cell>
          <table:table-cell/>
          <table:table-cell office:value-type="string" calcext:value-type="string">
            <text:p>Ar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Bookmarks/2464/ariel/</text:p>
          </table:table-cell>
        </table:table-row>
        <table:table-row table:style-name="ro1">
          <table:table-cell office:value-type="string" calcext:value-type="string">
            <text:p>Bookmarks</text:p>
          </table:table-cell>
          <table:table-cell/>
          <table:table-cell office:value-type="string" calcext:value-type="string">
            <text:p>Batm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Bookmarks/2450/batman/</text:p>
          </table:table-cell>
        </table:table-row>
        <table:table-row table:style-name="ro1">
          <table:table-cell office:value-type="string" calcext:value-type="string">
            <text:p>Bookmarks</text:p>
          </table:table-cell>
          <table:table-cell/>
          <table:table-cell office:value-type="string" calcext:value-type="string">
            <text:p>Bel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Bookmarks/2448/belle/</text:p>
          </table:table-cell>
        </table:table-row>
        <table:table-row table:style-name="ro1">
          <table:table-cell office:value-type="string" calcext:value-type="string">
            <text:p>Bookmarks</text:p>
          </table:table-cell>
          <table:table-cell/>
          <table:table-cell office:value-type="string" calcext:value-type="string">
            <text:p>Buzz Lightye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Bookmarks/2455/buzzlightyear/</text:p>
          </table:table-cell>
        </table:table-row>
        <table:table-row table:style-name="ro1">
          <table:table-cell office:value-type="string" calcext:value-type="string">
            <text:p>Bookmarks</text:p>
          </table:table-cell>
          <table:table-cell/>
          <table:table-cell office:value-type="string" calcext:value-type="string">
            <text:p>Car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Bookmarks/2453/carl/</text:p>
          </table:table-cell>
        </table:table-row>
        <table:table-row table:style-name="ro1">
          <table:table-cell office:value-type="string" calcext:value-type="string">
            <text:p>Bookmarks</text:p>
          </table:table-cell>
          <table:table-cell/>
          <table:table-cell office:value-type="string" calcext:value-type="string">
            <text:p>Cinderell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Bookmarks/2449/cinderella/</text:p>
          </table:table-cell>
        </table:table-row>
        <table:table-row table:style-name="ro1">
          <table:table-cell office:value-type="string" calcext:value-type="string">
            <text:p>Bookmarks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Bookmarks/2452/dave/</text:p>
          </table:table-cell>
        </table:table-row>
        <table:table-row table:style-name="ro1">
          <table:table-cell office:value-type="string" calcext:value-type="string">
            <text:p>Bookmarks</text:p>
          </table:table-cell>
          <table:table-cell/>
          <table:table-cell office:value-type="string" calcext:value-type="string">
            <text:p>Donatel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Bookmarks/2468/donatello/</text:p>
          </table:table-cell>
        </table:table-row>
        <table:table-row table:style-name="ro1">
          <table:table-cell office:value-type="string" calcext:value-type="string">
            <text:p>Bookmarks</text:p>
          </table:table-cell>
          <table:table-cell/>
          <table:table-cell office:value-type="string" calcext:value-type="string">
            <text:p>Elf on the Shel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Bookmarks/2463/elfontheshelf/</text:p>
          </table:table-cell>
        </table:table-row>
        <table:table-row table:style-name="ro1">
          <table:table-cell office:value-type="string" calcext:value-type="string">
            <text:p>Bookmarks</text:p>
          </table:table-cell>
          <table:table-cell/>
          <table:table-cell office:value-type="string" calcext:value-type="string">
            <text:p>Hello Kit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Bookmarks/2477/hellokitty/</text:p>
          </table:table-cell>
        </table:table-row>
        <table:table-row table:style-name="ro1">
          <table:table-cell office:value-type="string" calcext:value-type="string">
            <text:p>Bookmarks</text:p>
          </table:table-cell>
          <table:table-cell/>
          <table:table-cell office:value-type="string" calcext:value-type="string">
            <text:p>Hul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Bookmarks/2459/hulk/</text:p>
          </table:table-cell>
        </table:table-row>
        <table:table-row table:style-name="ro1">
          <table:table-cell office:value-type="string" calcext:value-type="string">
            <text:p>Bookmarks</text:p>
          </table:table-cell>
          <table:table-cell/>
          <table:table-cell office:value-type="string" calcext:value-type="string">
            <text:p>Iron M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Bookmarks/2457/ironman/</text:p>
          </table:table-cell>
        </table:table-row>
        <table:table-row table:style-name="ro1">
          <table:table-cell office:value-type="string" calcext:value-type="string">
            <text:p>Bookmarks</text:p>
          </table:table-cell>
          <table:table-cell/>
          <table:table-cell office:value-type="string" calcext:value-type="string">
            <text:p>Iron Man (Iron Man 3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ttp://www.poppriceguide.com/guide/p/Pop- Vinyl_POP- Bookmarks/2458/ironmanironman3/</text:p>
          </table:table-cell>
        </table:table-row>
        <table:table-row table:style-name="ro1">
          <table:table-cell office:value-type="string" calcext:value-type="string">
            <text:p>Bookmarks</text:p>
          </table:table-cell>
          <table:table-cell/>
          <table:table-cell office:value-type="string" calcext:value-type="string">
            <text:p>Iron Patrio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Bookmarks/2456/ironpatriot/</text:p>
          </table:table-cell>
        </table:table-row>
        <table:table-row table:style-name="ro1">
          <table:table-cell office:value-type="string" calcext:value-type="string">
            <text:p>Bookmarks</text:p>
          </table:table-cell>
          <table:table-cell/>
          <table:table-cell office:value-type="string" calcext:value-type="string">
            <text:p>Jok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Bookmarks/2451/joker/</text:p>
          </table:table-cell>
        </table:table-row>
        <table:table-row table:style-name="ro1">
          <table:table-cell office:value-type="string" calcext:value-type="string">
            <text:p>Bookmarks</text:p>
          </table:table-cell>
          <table:table-cell/>
          <table:table-cell office:value-type="string" calcext:value-type="string">
            <text:p>Leonar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Bookmarks/2465/leonardo/</text:p>
          </table:table-cell>
        </table:table-row>
        <table:table-row table:style-name="ro1">
          <table:table-cell office:value-type="string" calcext:value-type="string">
            <text:p>Bookmarks</text:p>
          </table:table-cell>
          <table:table-cell/>
          <table:table-cell office:value-type="string" calcext:value-type="string">
            <text:p>Malefic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Bookmarks/2478/maleficent/</text:p>
          </table:table-cell>
        </table:table-row>
        <table:table-row table:style-name="ro1">
          <table:table-cell office:value-type="string" calcext:value-type="string">
            <text:p>Bookmarks</text:p>
          </table:table-cell>
          <table:table-cell/>
          <table:table-cell office:value-type="string" calcext:value-type="string">
            <text:p>Michelange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Bookmarks/2467/michelangelo/</text:p>
          </table:table-cell>
        </table:table-row>
        <table:table-row table:style-name="ro1">
          <table:table-cell office:value-type="string" calcext:value-type="string">
            <text:p>Bookmarks</text:p>
          </table:table-cell>
          <table:table-cell/>
          <table:table-cell office:value-type="string" calcext:value-type="string">
            <text:p>Mickey Mou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Bookmarks/2461/mickeymouse/</text:p>
          </table:table-cell>
        </table:table-row>
        <table:table-row table:style-name="ro1">
          <table:table-cell office:value-type="string" calcext:value-type="string">
            <text:p>Bookmarks</text:p>
          </table:table-cell>
          <table:table-cell/>
          <table:table-cell office:value-type="string" calcext:value-type="string">
            <text:p>Minnie Mou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Bookmarks/2462/minniemouse/</text:p>
          </table:table-cell>
        </table:table-row>
        <table:table-row table:style-name="ro1">
          <table:table-cell office:value-type="string" calcext:value-type="string">
            <text:p>Bookmarks</text:p>
          </table:table-cell>
          <table:table-cell/>
          <table:table-cell office:value-type="string" calcext:value-type="string">
            <text:p>Rapha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Bookmarks/2466/raphael/</text:p>
          </table:table-cell>
        </table:table-row>
        <table:table-row table:style-name="ro1">
          <table:table-cell office:value-type="string" calcext:value-type="string">
            <text:p>Bookmarks</text:p>
          </table:table-cell>
          <table:table-cell/>
          <table:table-cell office:value-type="string" calcext:value-type="string">
            <text:p>Rudolp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Bookmarks/2476/rudolph/</text:p>
          </table:table-cell>
        </table:table-row>
        <table:table-row table:style-name="ro1">
          <table:table-cell office:value-type="string" calcext:value-type="string">
            <text:p>Bookmarks</text:p>
          </table:table-cell>
          <table:table-cell/>
          <table:table-cell office:value-type="string" calcext:value-type="string">
            <text:p>Snow Wh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Bookmarks/2473/snowwhite/</text:p>
          </table:table-cell>
        </table:table-row>
        <table:table-row table:style-name="ro1">
          <table:table-cell office:value-type="string" calcext:value-type="string">
            <text:p>Bookmarks</text:p>
          </table:table-cell>
          <table:table-cell/>
          <table:table-cell office:value-type="string" calcext:value-type="string">
            <text:p>Spider-M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Bookmarks/2460/spiderman/</text:p>
          </table:table-cell>
        </table:table-row>
        <table:table-row table:style-name="ro1">
          <table:table-cell office:value-type="string" calcext:value-type="string">
            <text:p>Bookmarks</text:p>
          </table:table-cell>
          <table:table-cell/>
          <table:table-cell office:value-type="string" calcext:value-type="string">
            <text:p>Sull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Bookmarks/2474/sulley/</text:p>
          </table:table-cell>
        </table:table-row>
        <table:table-row table:style-name="ro1">
          <table:table-cell office:value-type="string" calcext:value-type="string">
            <text:p>Bookmarks</text:p>
          </table:table-cell>
          <table:table-cell/>
          <table:table-cell office:value-type="string" calcext:value-type="string">
            <text:p>Tinker B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www.poppriceguide.com/guide/p/Pop- Vinyl_POP- Bookmarks/2475/tinkerbell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813" meta:object-count="0"/>
    <meta:generator>LibreOffice/4.4.2.2$Linux_X86_64 LibreOffice_project/40m0$Build-2</meta:generator>
  </office:meta>
</office:document-meta>
</file>